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21BA000042B600002669286A8227.svm"/>
  <manifest:file-entry manifest:media-type="" manifest:full-path="Pictures/200001F1000042B6000026698F22C5C1.svm"/>
  <manifest:file-entry manifest:media-type="" manifest:full-path="Pictures/"/>
  <manifest:file-entry manifest:media-type="application/binary" manifest:full-path="layout-cache"/>
  <manifest:file-entry manifest:media-type="" manifest:full-path="ObjectReplacements/Object 10"/>
  <manifest:file-entry manifest:media-type="application/x-openoffice-gdimetafile;windows_formatname=&quot;GDIMetaFile&quot;" manifest:full-path="ObjectReplacements/Object 11"/>
  <manifest:file-entry manifest:media-type="" manifest:full-path="ObjectReplacements/Object 12"/>
  <manifest:file-entry manifest:media-type="application/x-openoffice-gdimetafile;windows_formatname=&quot;GDIMetaFile&quot;" manifest:full-path="ObjectReplacements/Object 13"/>
  <manifest:file-entry manifest:media-type="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7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version="1.2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spreadsheet" manifest:version="1.2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settings.xml"/>
  <manifest:file-entry manifest:media-type="application/vnd.oasis.opendocument.spreadsheet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settings.xml"/>
  <manifest:file-entry manifest:media-type="application/vnd.oasis.opendocument.spreadsheet" manifest:version="1.2" manifest:full-path="Object 17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version="1.2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28cm" fo:margin-left="-0.318cm" table:align="left" style:writing-mode="lr-tb"/>
    </style:style>
    <style:style style:name="Tabela1.A" style:family="table-column">
      <style:table-column-properties style:column-width="7.938cm"/>
    </style:style>
    <style:style style:name="Tabela1.B" style:family="table-column">
      <style:table-column-properties style:column-width="0.953cm"/>
    </style:style>
    <style:style style:name="Tabela1.1" style:family="table-row">
      <style:table-row-properties style:min-row-height="1.05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1.2" style:family="table-row">
      <style:table-row-properties style:min-row-height="1.005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font-size="17pt" style:font-size-asian="17pt" style:font-size-complex="17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center" style:justify-single-word="false">
        <style:tab-stops>
          <style:tab-stop style:position="12.718cm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12" style:family="paragraph" style:parent-style-name="Standard">
      <style:paragraph-properties fo:text-align="center" style:justify-single-word="false"/>
      <style:text-properties fo:language="zxx" fo:country="none" style:language-asian="zxx" style:country-asian="none"/>
    </style:style>
    <style:style style:name="P13" style:family="paragraph" style:parent-style-name="Standard">
      <style:paragraph-properties fo:text-align="center" style:justify-single-word="false" fo:break-before="page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Arial" fo:font-size="16pt" style:font-size-asian="16pt" style:font-name-complex="Arial" style:font-size-complex="16pt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Arial" fo:font-size="8pt" style:font-size-asian="8pt" style:font-name-complex="Arial" style:font-size-complex="8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Arial" style:font-name-complex="Arial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Arial" fo:font-size="10pt" style:font-size-asian="10pt" style:font-name-complex="Arial" style:font-size-complex="10pt"/>
    </style:style>
    <style:style style:name="P18" style:family="paragraph" style:parent-style-name="Standard" style:master-page-name="Standard">
      <style:paragraph-properties fo:text-align="end" style:justify-single-word="false" style:page-number="auto"/>
      <style:text-properties fo:font-size="17pt" style:font-size-asian="17pt" style:font-size-complex="17pt"/>
    </style:style>
    <style:style style:name="P19" style:family="paragraph" style:parent-style-name="Standard" style:list-style-name="WW8Num1"/>
    <style:style style:name="P20" style:family="paragraph" style:parent-style-name="Standard" style:list-style-name="WW8Num1">
      <style:paragraph-properties style:snap-to-layout-grid="false"/>
    </style:style>
    <style:style style:name="P21" style:family="paragraph" style:parent-style-name="Standard">
      <style:paragraph-properties fo:text-align="center" style:justify-single-word="false"/>
      <style:text-properties style:font-name="Arial" fo:font-size="16pt" style:font-size-asian="16pt" style:font-name-complex="Arial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Arial" fo:font-size="16pt" style:font-size-asian="16pt" style:font-name-complex="Arial" style:font-size-complex="16pt"/>
    </style:style>
    <style:style style:name="T1" style:family="text">
      <style:text-properties style:font-name="Arial" fo:font-size="16pt" style:font-size-asian="16pt" style:font-name-complex="Arial" style:font-size-complex="16pt"/>
    </style:style>
    <style:style style:name="T2" style:family="text">
      <style:text-properties style:text-position="sub 58%" style:font-name="Arial" fo:font-size="16pt" style:font-size-asian="16pt" style:font-name-complex="Arial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Bartosz Piętk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aboratoria: Metody numeryczne.</text:p>
      <text:p text:style-name="Standard"/>
      <text:p text:style-name="P5">Projekt E</text:p>
      <text:p text:style-name="P2"/>
      <text:p text:style-name="P2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Algorytmy: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A"/>
        <table:table-row table:style-name="Tabela1.1">
          <table:table-cell table:style-name="Tabela1.A1" office:value-type="string">
            <text:p text:style-name="P8">Dyskretyzacja:</text:p>
          </table:table-cell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8">Rozwiązanie algebraiczne układów równań liniowych:</text:p>
          </table:table-cell>
        </table:table-row>
        <table:table-row table:style-name="Tabela1.2">
          <table:table-cell table:style-name="Tabela1.A1" office:value-type="string">
            <text:list xml:id="list27378628" text:style-name="WW8Num1">
              <text:list-item>
                <text:p text:style-name="P20">Klasyczna metoda bezpośrednia</text:p>
              </text:list-item>
              <text:list-item>
                <text:p text:style-name="P19">Metoda pośrednia Cranka-Nicolsona</text:p>
              </text:list-item>
            </text:list>
          </table:table-cell>
          <table:table-cell table:style-name="Tabela1.A1" office:value-type="string">
            <text:p text:style-name="P3"/>
          </table:table-cell>
          <table:table-cell table:style-name="Tabela1.A1" office:value-type="string">
            <text:list xml:id="list27428515" text:continue-numbering="true" text:style-name="WW8Num1">
              <text:list-item>
                <text:p text:style-name="P20">Algorytm Thomasa</text:p>
              </text:list-item>
            </text:list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>Wykres zależności maksymalnej wartości bezwzględnej błędu obserwowanej dla t</text:span><text:span text:style-name="T2">max</text:span><text:span text:style-name="T1"> w funkcji kroku przestrzennego h dla Klasycznej Metody Bezpośredniej</text:span></text:p>
      <text:p text:style-name="P2"/>
      <text:p text:style-name="P2"/>
      <text:p text:style-name="P2"><draw:frame draw:style-name="fr3" draw:name="Obiekt1" text:anchor-type="paragraph" svg:width="20.357cm" svg:height="12.71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frame draw:style-name="fr4" draw:name="Obiekt2" text:anchor-type="paragraph" svg:width="7.004cm" svg:height="6.42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2"/>
      <text:p text:style-name="P2"><text:soft-page-break/><text:span text:style-name="T1">Wykres zależności maksymalnej wartości bezwzględnej błędu obserwowanej dla t</text:span><text:span text:style-name="T2">max</text:span><text:span text:style-name="T1"> w funkcji kroku przestrzennego h dla Metody Pośredniej Cranka-Nicolsona</text:span></text:p>
      <text:p text:style-name="P2"/>
      <text:p text:style-name="P2"/>
      <text:p text:style-name="P2"/>
      <text:p text:style-name="P2"/>
      <text:p text:style-name="P2"><draw:frame draw:style-name="fr3" draw:name="Obiekt3" text:anchor-type="paragraph" svg:width="20.092cm" svg:height="12.552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><draw:frame draw:style-name="fr4" draw:name="Obiekt4" text:anchor-type="paragraph" svg:width="7.004cm" svg:height="6.42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4">Wykresy rozwiązań numerycznych i analitycznych dla kilku wybranych wartości czasu t</text:p>
      <text:p text:style-name="P10"/>
      <text:p text:style-name="P11">Klasyczna Metoda Bezpośrednia</text:p>
      <text:p text:style-name="P11"/>
      <text:p text:style-name="P10"><draw:frame draw:style-name="fr3" draw:name="Obiekt5" text:anchor-type="paragraph" svg:width="20.01cm" svg:height="11.693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0"><draw:frame draw:style-name="fr4" draw:name="Obiekt6" text:anchor-type="paragraph" svg:width="7.996cm" svg:height="8.682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5"/>
      <text:p text:style-name="P10"/>
      <text:p text:style-name="P2"><draw:frame draw:style-name="fr3" draw:name="Obiekt7" text:anchor-type="paragraph" svg:width="20.103cm" svg:height="11.458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><draw:frame draw:style-name="fr5" draw:name="Obiekt8" text:anchor-type="paragraph" svg:x="4.584cm" svg:y="0.423cm" svg:width="7.996cm" svg:height="8.682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3"/>
      <text:p text:style-name="P2"><draw:frame draw:style-name="fr3" draw:name="Obiekt9" text:anchor-type="paragraph" svg:width="20.04cm" svg:height="11.776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2"><draw:frame draw:style-name="fr4" draw:name="Obiekt10" text:anchor-type="paragraph" svg:width="7.996cm" svg:height="8.682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21"/>
      <text:p text:style-name="P10"/>
      <text:p text:style-name="P10"/>
      <text:p text:style-name="P2"/>
      <text:p text:style-name="P2"/>
      <text:p text:style-name="P2"/>
      <text:p text:style-name="P21"><text:soft-page-break/>Wykresy rozwiązań numerycznych i analitycznych dla kilku wybranych wartości czasu t</text:p>
      <text:p text:style-name="P10"/>
      <text:p text:style-name="P11">Metoda Pośrednia Cranka-Nicolsona</text:p>
      <text:p text:style-name="P11"/>
      <text:p text:style-name="P10"><draw:frame draw:style-name="fr3" draw:name="Obiekt11" text:anchor-type="paragraph" svg:width="20.248cm" svg:height="11.583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0"/>
      <text:p text:style-name="P4"/>
      <text:p text:style-name="P4"><draw:frame draw:style-name="fr4" draw:name="Obiekt12" text:anchor-type="paragraph" svg:width="7.996cm" svg:height="8.682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"><text:soft-page-break/></text:p>
      <text:p text:style-name="P2"><draw:frame draw:style-name="fr3" draw:name="Obiekt13" text:anchor-type="paragraph" svg:width="20.089cm" svg:height="11.509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"><draw:frame draw:style-name="fr4" draw:name="Obiekt14" text:anchor-type="paragraph" svg:width="7.996cm" svg:height="8.682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2"/>
      <text:p text:style-name="P16"/>
      <text:p text:style-name="P11"><draw:frame draw:style-name="fr3" draw:name="Obiekt15" text:anchor-type="paragraph" svg:width="19.854cm" svg:height="12.047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0"/>
      <text:p text:style-name="P10"/>
      <text:p text:style-name="P4"/>
      <text:p text:style-name="P4"><draw:frame draw:style-name="fr4" draw:name="Obiekt17" text:anchor-type="paragraph" svg:width="7.996cm" svg:height="8.682cm" draw:z-index="15"><draw:object xlink:href="./Object 17" xlink:type="simple" xlink:show="embed" xlink:actuate="onLoad"/><draw:image xlink:href="./ObjectReplacements/Object 17" xlink:type="simple" xlink:show="embed" xlink:actuate="onLoad"/></draw:frame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12"/>
      <text:p text:style-name="P14">Wykres zależności maksymalnej wartości bezwzględnej błędu w funkcji czasu t</text:p>
      <text:p text:style-name="P9">Klasyczna Metoda Bezpośrednia</text:p>
      <text:p text:style-name="P9"/>
      <text:p text:style-name="P9"/>
      <text:p text:style-name="P9"><draw:frame draw:style-name="fr1" draw:name="grafika2" text:anchor-type="paragraph" svg:width="15.847cm" svg:height="9.213cm" draw:z-index="16"><draw:image xlink:href="Pictures/200001F1000042B6000026698F22C5C1.svm" xlink:type="simple" xlink:show="embed" xlink:actuate="onLoad"/></draw:frame></text:p>
      <text:p text:style-name="P9"/>
      <text:p text:style-name="P14">Wykres zależności maksymalnej wartości bezwzględnej błędu w funkcji czasu t</text:p>
      <text:p text:style-name="P9">Metoda Pośrednia Cranka-Nicolsona</text:p>
      <text:p text:style-name="P9"/>
      <text:p text:style-name="P9"><draw:frame draw:style-name="fr2" draw:name="grafika1" text:anchor-type="paragraph" svg:width="15.873cm" svg:height="9.096cm" draw:z-index="17"><draw:image xlink:href="Pictures/200021BA000042B600002669286A8227.svm" xlink:type="simple" xlink:show="embed" xlink:actuate="onLoad"/></draw:frame></text:p>
      <text:p text:style-name="P1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l" fo:country="PL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/>
    </style:style>
    <style:style style:name="Domyślna_20_czcionka_20_akapitu" style:display-name="Domyślna czcionka akapitu" style:family="text"/>
    <style:style style:name="Endnote_20_Symbol" style:display-name="Endnote Symbol" style:family="text" style:parent-style-name="Domyślna_20_czcionka_20_akapitu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Laboratorium komputerowe z przedmiotu „Metody Numeryczne”</dc:title>
    <meta:initial-creator>dragfras</meta:initial-creator>
    <meta:creation-date>2009-01-26T05:26:00</meta:creation-date>
    <dc:date>2010-02-23T07:31:13.41</dc:date>
    <meta:editing-cycles>20</meta:editing-cycles>
    <meta:editing-duration>PT11H20M55S</meta:editing-duration>
    <meta:generator>OpenOffice.org/3.1$Win32 OpenOffice.org_project/310m19$Build-9420</meta:generator>
    <meta:print-date>2010-02-23T07:28:02.59</meta:print-date>
    <meta:document-statistic meta:table-count="1" meta:image-count="2" meta:object-count="16" meta:page-count="13" meta:paragraph-count="19" meta:word-count="115" meta:character-count="9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60">
      <number:scientific-number number:decimal-places="2" number:min-integer-digits="1" number:min-exponent-digits="3"/>
    </number:number-style>
    <number:number-style style:name="N107">
      <number:number number:decimal-places="9" number:min-integer-digits="1"/>
    </number:number-style>
    <style:style style:name="ch1" style:family="chart">
      <style:graphic-properties draw:stroke="solid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Arial" fo:font-size="15.75pt" fo:font-style="normal" fo:text-shadow="none" style:text-underline-style="none" fo:font-weight="bold" style:font-size-asian="15.75pt" style:font-style-asian="normal" style:font-weight-asian="bold" style:font-family-complex="Arial" style:font-size-complex="15.75pt" style:font-style-complex="normal" style:font-weight-complex="bold"/>
    </style:style>
    <style:style style:name="ch3" style:family="chart">
      <style:chart-properties chart:interpolation="cubic-spline" chart:symbol-type="automatic" chart:connect-bars="false" chart:auto-position="true" chart:auto-size="true" chart:treat-empty-cells="ignore" chart:spline-order="3" chart:sort-by-x-values="false"/>
    </style:style>
    <style:style style:name="ch4" style:family="chart" style:data-style-name="N60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link-data-style-to-source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Arial" fo:font-size="12pt" fo:font-style="normal" fo:text-shadow="none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Arial" fo:font-size="12pt" fo:font-style="normal" fo:text-shadow="none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ch6" style:family="chart" style:data-style-name="N107">
      <style:chart-properties chart:display-label="true" chart:tick-marks-major-inner="false" chart:tick-marks-major-outer="true" chart:tick-marks-minor-inner="false" chart:tick-marks-minor-outer="true" chart:logarithmic="false" chart:reverse-direction="false" text:line-break="false" chart:link-data-style-to-source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Arial" fo:font-size="12pt" fo:font-style="normal" fo:text-shadow="none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chart-properties chart:symbol-type="automatic" chart:symbol-width="0.176cm" chart:symbol-height="0.176cm"/>
      <style:graphic-properties draw:stroke="solid" svg:stroke-width="0.07cm" svg:stroke-color="#00ae00" svg:stroke-opacity="100%" draw:fill-color="#00ae00" draw:opacity="100%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.035cm" svg:stroke-color="#000000" svg:stroke-opacity="100%" draw:fill="solid" draw:fill-color="#ffffff" draw:opacity="100%" draw:opacity-name=""/>
    </style:style>
    <style:style style:name="ch10" style:family="chart">
      <style:graphic-properties draw:fill-color="#d9d9d9"/>
    </style:style>
  </office:automatic-styles>
  <office:body>
    <office:chart>
      <chart:chart svg:width="20.356cm" svg:height="12.717cm" chart:class="chart:scatter" chart:style-name="ch1">
        <chart:title svg:x="9.437cm" svg:y="0.255cm" chart:style-name="ch2">
          <text:p>Tmax</text:p>
        </chart:title>
        <chart:plot-area chart:style-name="ch3" chart:data-source-has-labels="both" svg:x="0.407cm" svg:y="1.144cm" svg:width="19.542cm" svg:height="11.266cm">
          <chart:axis chart:dimension="x" chart:name="primary-x" chart:style-name="ch4">
            <chart:title svg:x="9.358cm" svg:y="11.96cm" chart:style-name="ch5">
              <text:p>log10(h)</text:p>
            </chart:title>
            <chart:categories table:cell-range-address="local-table.$A$2:.$A$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og10(blad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07176350283643">
                <text:p>0.807176350283643</text:p>
              </table:table-cell>
              <table:table-cell office:value-type="float" office:value="-4.31881305282786">
                <text:p>-4.318813052827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3894421377169">
                <text:p>0.813894421377169</text:p>
              </table:table-cell>
              <table:table-cell office:value-type="float" office:value="-4.38478666519864">
                <text:p>-4.38478666519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20510152182016">
                <text:p>0.820510152182016</text:p>
              </table:table-cell>
              <table:table-cell office:value-type="float" office:value="-4.45156144241445">
                <text:p>-4.45156144241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7026613988346">
                <text:p>0.827026613988346</text:p>
              </table:table-cell>
              <table:table-cell office:value-type="float" office:value="-4.51904497226168">
                <text:p>-4.51904497226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344674187101">
                <text:p>0.83344674187101</text:p>
              </table:table-cell>
              <table:table-cell office:value-type="float" office:value="-4.58708607417669">
                <text:p>-4.58708607417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9773342627417">
                <text:p>0.839773342627417</text:p>
              </table:table-cell>
              <table:table-cell office:value-type="float" office:value="-4.65543090031154">
                <text:p>-4.655430900311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4600910214548">
                <text:p>0.84600910214548</text:p>
              </table:table-cell>
              <table:table-cell office:value-type="float" office:value="-4.72374505197827">
                <text:p>-4.723745051978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2156592250041">
                <text:p>0.852156592250041</text:p>
              </table:table-cell>
              <table:table-cell office:value-type="float" office:value="-4.79150489757016">
                <text:p>-4.79150489757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8218277071461">
                <text:p>0.858218277071461</text:p>
              </table:table-cell>
              <table:table-cell office:value-type="float" office:value="-4.85792353892672">
                <text:p>-4.857923538926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64196518975846">
                <text:p>0.864196518975846</text:p>
              </table:table-cell>
              <table:table-cell office:value-type="float" office:value="-4.92190584959359">
                <text:p>-4.921905849593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70093584092617">
                <text:p>0.870093584092617</text:p>
              </table:table-cell>
              <table:table-cell office:value-type="float" office:value="-4.98192393635421">
                <text:p>-4.981923936354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75911647471802">
                <text:p>0.875911647471802</text:p>
              </table:table-cell>
              <table:table-cell office:value-type="float" office:value="-5.03580639135483">
                <text:p>-5.035806391354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81652797900419">
                <text:p>0.881652797900419</text:p>
              </table:table-cell>
              <table:table-cell office:value-type="float" office:value="-5.08095330354056">
                <text:p>-5.08095330354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25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order="0.035cm solid #000000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order="0.002cm solid #000000"/>
    </style:style>
    <style:style style:name="ce3" style:family="table-cell" style:parent-style-name="Default" style:data-style-name="N140">
      <style:table-cell-properties fo:border="0.035cm solid #000000"/>
      <style:text-properties fo:font-weight="bold" style:font-weight-asian="bold" style:font-weight-complex="bold"/>
    </style:style>
    <style:style style:name="ce4" style:family="table-cell" style:parent-style-name="Default" style:data-style-name="N140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t 15" table:style-name="ta1" table:print="false">
        <table:table-column table:style-name="co1" table:number-columns-repeated="6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row table:style-name="ro1" table:number-rows-repeated="3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ce1" office:value-type="string">
            <text:p>krok h</text:p>
          </table:table-cell>
          <table:table-cell table:style-name="ce3" office:value-type="string">
            <text:p>log10(r.num)</text:p>
          </table:table-cell>
          <table:table-cell table:style-name="ce3" office:value-type="string">
            <text:p>log10(r.analityczne)</text:p>
          </table:table-cell>
        </table:table-row>
        <table:table-row table:style-name="ro1">
          <table:table-cell table:number-columns-repeated="6"/>
          <table:table-cell office:value-type="float" office:value="-8.4853">
            <text:p>-8,49</text:p>
          </table:table-cell>
          <table:table-cell table:number-columns-repeated="2" office:value-type="float" office:value="1">
            <text:p>1,000000000</text:p>
          </table:table-cell>
        </table:table-row>
        <table:table-row table:style-name="ro1">
          <table:table-cell table:number-columns-repeated="6"/>
          <table:table-cell office:value-type="float" office:value="-7.5853">
            <text:p>-7,59</text:p>
          </table:table-cell>
          <table:table-cell table:number-columns-repeated="2" office:value-type="float" office:value="0.99999">
            <text:p>0,999990000</text:p>
          </table:table-cell>
        </table:table-row>
        <table:table-row table:style-name="ro1">
          <table:table-cell table:number-columns-repeated="6"/>
          <table:table-cell office:value-type="float" office:value="-6.5853">
            <text:p>-6,59</text:p>
          </table:table-cell>
          <table:table-cell office:value-type="float" office:value="0.99992">
            <text:p>0,999920000</text:p>
          </table:table-cell>
          <table:table-cell office:value-type="float" office:value="0.99993">
            <text:p>0,999930000</text:p>
          </table:table-cell>
        </table:table-row>
        <table:table-row table:style-name="ro1">
          <table:table-cell table:number-columns-repeated="6"/>
          <table:table-cell office:value-type="float" office:value="-5.5853">
            <text:p>-5,59</text:p>
          </table:table-cell>
          <table:table-cell office:value-type="float" office:value="0.99933">
            <text:p>0,999330000</text:p>
          </table:table-cell>
          <table:table-cell office:value-type="float" office:value="0.99937">
            <text:p>0,999370000</text:p>
          </table:table-cell>
        </table:table-row>
        <table:table-row table:style-name="ro1">
          <table:table-cell table:number-columns-repeated="6"/>
          <table:table-cell office:value-type="float" office:value="-4.5853">
            <text:p>-4,59</text:p>
          </table:table-cell>
          <table:table-cell office:value-type="float" office:value="0.99572">
            <text:p>0,995720000</text:p>
          </table:table-cell>
          <table:table-cell office:value-type="float" office:value="0.99594">
            <text:p>0,995940000</text:p>
          </table:table-cell>
        </table:table-row>
        <table:table-row table:style-name="ro1">
          <table:table-cell table:number-columns-repeated="6"/>
          <table:table-cell office:value-type="float" office:value="-3.5853">
            <text:p>-3,59</text:p>
          </table:table-cell>
          <table:table-cell office:value-type="float" office:value="0.97984">
            <text:p>0,979840000</text:p>
          </table:table-cell>
          <table:table-cell office:value-type="float" office:value="0.98077">
            <text:p>0,980770000</text:p>
          </table:table-cell>
        </table:table-row>
        <table:table-row table:style-name="ro1">
          <table:table-cell table:number-columns-repeated="6"/>
          <table:table-cell office:value-type="float" office:value="-2.5853">
            <text:p>-2,59</text:p>
          </table:table-cell>
          <table:table-cell office:value-type="float" office:value="0.92952">
            <text:p>0,929520000</text:p>
          </table:table-cell>
          <table:table-cell office:value-type="float" office:value="0.93223">
            <text:p>0,932230000</text:p>
          </table:table-cell>
        </table:table-row>
        <table:table-row table:style-name="ro1">
          <table:table-cell table:number-columns-repeated="6"/>
          <table:table-cell office:value-type="float" office:value="-1.5853">
            <text:p>-1,59</text:p>
          </table:table-cell>
          <table:table-cell office:value-type="float" office:value="0.81451">
            <text:p>0,814510000</text:p>
          </table:table-cell>
          <table:table-cell office:value-type="float" office:value="0.81997">
            <text:p>0,819970000</text:p>
          </table:table-cell>
        </table:table-row>
        <table:table-row table:style-name="ro1">
          <table:table-cell table:number-columns-repeated="6"/>
          <table:table-cell office:value-type="float" office:value="-0.5853">
            <text:p>-0,59</text:p>
          </table:table-cell>
          <table:table-cell office:value-type="float" office:value="0.62453">
            <text:p>0,624530000</text:p>
          </table:table-cell>
          <table:table-cell office:value-type="float" office:value="0.63229">
            <text:p>0,632290000</text:p>
          </table:table-cell>
        </table:table-row>
        <table:table-row table:style-name="ro1">
          <table:table-cell table:number-columns-repeated="6"/>
          <table:table-cell office:value-type="float" office:value="0.4147">
            <text:p>0,41</text:p>
          </table:table-cell>
          <table:table-cell office:value-type="float" office:value="0.39755">
            <text:p>0,397550000</text:p>
          </table:table-cell>
          <table:table-cell office:value-type="float" office:value="0.40538">
            <text:p>0,405380000</text:p>
          </table:table-cell>
        </table:table-row>
        <table:table-row table:style-name="ro1">
          <table:table-cell table:number-columns-repeated="6"/>
          <table:table-cell office:value-type="float" office:value="1.4147">
            <text:p>1,41</text:p>
          </table:table-cell>
          <table:table-cell office:value-type="float" office:value="0.20132">
            <text:p>0,201320000</text:p>
          </table:table-cell>
          <table:table-cell office:value-type="float" office:value="0.20702">
            <text:p>0,207020000</text:p>
          </table:table-cell>
        </table:table-row>
        <table:table-row table:style-name="ro1">
          <table:table-cell table:number-columns-repeated="6"/>
          <table:table-cell office:value-type="float" office:value="2.4147">
            <text:p>2,41</text:p>
          </table:table-cell>
          <table:table-cell office:value-type="float" office:value="0.078618">
            <text:p>0,078618000</text:p>
          </table:table-cell>
          <table:table-cell office:value-type="float" office:value="0.081638">
            <text:p>0,081638000</text:p>
          </table:table-cell>
        </table:table-row>
        <table:table-row table:style-name="ro1">
          <table:table-cell table:number-columns-repeated="6"/>
          <table:table-cell office:value-type="float" office:value="3.4147">
            <text:p>3,41</text:p>
          </table:table-cell>
          <table:table-cell office:value-type="float" office:value="0.023157">
            <text:p>0,023157000</text:p>
          </table:table-cell>
          <table:table-cell office:value-type="float" office:value="0.024334">
            <text:p>0,024334000</text:p>
          </table:table-cell>
        </table:table-row>
        <table:table-row table:style-name="ro1">
          <table:table-cell table:number-columns-repeated="6"/>
          <table:table-cell office:value-type="float" office:value="4.4147">
            <text:p>4,41</text:p>
          </table:table-cell>
          <table:table-cell office:value-type="float" office:value="0.0050648">
            <text:p>0,005064800</text:p>
          </table:table-cell>
          <table:table-cell office:value-type="float" office:value="0.0054041">
            <text:p>0,005404100</text:p>
          </table:table-cell>
        </table:table-row>
        <table:table-row table:style-name="ro1">
          <table:table-cell table:number-columns-repeated="6"/>
          <table:table-cell office:value-type="float" office:value="5.4147">
            <text:p>5,41</text:p>
          </table:table-cell>
          <table:table-cell office:value-type="float" office:value="0.00081285">
            <text:p>0,000812850</text:p>
          </table:table-cell>
          <table:table-cell office:value-type="float" office:value="0.00088544">
            <text:p>0,000885440</text:p>
          </table:table-cell>
        </table:table-row>
        <table:table-row table:style-name="ro1">
          <table:table-cell table:number-columns-repeated="6"/>
          <table:table-cell office:value-type="float" office:value="6.4147">
            <text:p>6,41</text:p>
          </table:table-cell>
          <table:table-cell office:value-type="float" office:value="0.000094835">
            <text:p>0,000094835</text:p>
          </table:table-cell>
          <table:table-cell office:value-type="float" office:value="0.00010631">
            <text:p>0,000106310</text:p>
          </table:table-cell>
        </table:table-row>
        <table:table-row table:style-name="ro1">
          <table:table-cell table:number-columns-repeated="6"/>
          <table:table-cell office:value-type="float" office:value="7.4147">
            <text:p>7,41</text:p>
          </table:table-cell>
          <table:table-cell office:value-type="float" office:value="0.0000079586">
            <text:p>0,000007959</text:p>
          </table:table-cell>
          <table:table-cell office:value-type="float" office:value="0.0000093074">
            <text:p>0,000009307</text:p>
          </table:table-cell>
        </table:table-row>
        <table:table-row table:style-name="ro1">
          <table:table-cell table:number-columns-repeated="6"/>
          <table:table-cell office:value-type="float" office:value="8.4147">
            <text:p>8,41</text:p>
          </table:table-cell>
          <table:table-cell office:value-type="float" office:value="0">
            <text:p>0,000000000</text:p>
          </table:table-cell>
          <table:table-cell office:value-type="float" office:value="0.00000059217">
            <text:p>0,000000592</text:p>
          </table:table-cell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8" number:min-integer-digits="1"/>
    </number:number-style>
    <number:number-style style:name="N140">
      <number:number number:decimal-places="9" number:min-integer-digits="1"/>
    </number:number-style>
    <number:number-style style:name="N141">
      <number:number number:decimal-places="6" number:min-integer-digits="1"/>
    </number:number-style>
    <number:number-style style:name="N142">
      <number:number number:decimal-places="10" number:min-integer-digits="1"/>
    </number:number-style>
    <number:number-style style:name="N144P0" style:volatile="true">
      <number:text>Tak</number:text>
    </number:number-style>
    <number:number-style style:name="N144P1" style:volatile="true">
      <number:text>Tak</number:text>
    </number:number-style>
    <number:number-style style:name="N144">
      <number:text>Ni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Prawda</number:text>
    </number:number-style>
    <number:number-style style:name="N146P1" style:volatile="true">
      <number:text>Prawda</number:text>
    </number:number-style>
    <number:number-style style:name="N146">
      <number:text>Fałsz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Włączone</number:text>
    </number:number-style>
    <number:number-style style:name="N148P1" style:volatile="true">
      <number:text>Włączone</number:text>
    </number:number-style>
    <number:number-style style:name="N148">
      <number:text>Wyłączone</number:text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0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3">23.02.2010</text:date>, <text:time>06:36:2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solid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Arial" fo:font-size="15.75pt" fo:font-style="normal" fo:text-shadow="none" style:text-underline-style="none" fo:font-weight="bold" style:font-size-asian="15.75pt" style:font-style-asian="normal" style:font-weight-asian="bold" style:font-family-complex="Arial" style:font-size-complex="15.75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Arial" fo:font-size="12pt" fo:font-style="normal" fo:text-shadow="none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ch4" style:family="chart">
      <style:chart-properties chart:symbol-type="automatic" chart:connect-bars="false" chart:auto-position="true" chart:auto-size="true" chart:treat-empty-cells="ignore" chart:spline-order="3" chart:sort-by-x-values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link-data-style-to-source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Arial" fo:font-size="12pt" fo:font-style="normal" fo:text-shadow="none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ch6" style:family="chart">
      <style:chart-properties chart:auto-position="true" style:rotation-angle="0" style:direction="ltr"/>
      <style:text-properties fo:color="#000000" style:text-outline="false" style:text-line-through-style="none" fo:font-family="Arial" fo:font-size="12pt" fo:font-style="normal" fo:text-shadow="none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ch7" style:family="chart" style:data-style-name="N60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link-data-style-to-source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Arial" fo:font-size="12pt" fo:font-style="normal" fo:text-shadow="none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ch8" style:family="chart">
      <style:graphic-properties draw:stroke="solid" svg:stroke-width="0cm" svg:stroke-opacity="100%"/>
    </style:style>
    <style:style style:name="ch9" style:family="chart">
      <style:chart-properties chart:symbol-type="automatic" chart:symbol-width="0.176cm" chart:symbol-height="0.176cm"/>
      <style:graphic-properties draw:stroke="none" svg:stroke-width="0.07cm" svg:stroke-color="#00ae00" svg:stroke-opacity="100%" draw:fill-color="#00ae00" draw:opacity="100%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7cm" svg:stroke-color="#dc2300" svg:stroke-opacity="100%" draw:fill-color="#dc2300" draw:opacity="100%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000000" svg:stroke-opacity="100%" draw:fill="solid" draw:fill-color="#ffffff" draw:opacity="100%" draw:opacity-name=""/>
    </style:style>
    <style:style style:name="ch12" style:family="chart">
      <style:graphic-properties draw:fill-color="#d9d9d9"/>
    </style:style>
  </office:automatic-styles>
  <office:body>
    <office:chart>
      <chart:chart svg:width="20.247cm" svg:height="11.583cm" chart:class="chart:scatter" chart:style-name="ch1">
        <chart:title svg:x="9.316cm" svg:y="0.232cm" chart:style-name="ch2">
          <text:p>t = 0,5</text:p>
        </chart:title>
        <chart:legend chart:legend-position="end" svg:x="15.165cm" svg:y="5.089cm" chart:style-name="ch3"/>
        <chart:plot-area chart:style-name="ch4" chart:data-source-has-labels="both" svg:x="0.404cm" svg:y="1.098cm" svg:width="14.358cm" svg:height="9.993cm">
          <chart:axis chart:dimension="x" chart:name="primary-x" chart:style-name="ch5">
            <chart:title svg:x="7.464cm" svg:y="10.618cm" chart:style-name="ch6">
              <text:p>=</text:p>
            </chart:title>
            <chart:categories table:cell-range-address="local-table.$A$2:.$A$17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C$2:.$C$172" chart:label-cell-address="local-table.$C$1" chart:class="chart:scatter">
            <chart:domain table:cell-range-address="local-table.$B$2:.$B$172"/>
            <chart:data-point chart:repeated="171"/>
          </chart:series>
          <chart:series chart:style-name="ch10" chart:values-cell-range-address="local-table.$D$2:.$D$172" chart:label-cell-address="local-table.$D$1" chart:class="chart:scatter">
            <chart:data-point chart:repeated="1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og10(r.numeryczne)</text:p>
              </table:table-cell>
              <table:table-cell office:value-type="string">
                <text:p>log10(r.analityczne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.4853">
                <text:p>-8.4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.3853">
                <text:p>-8.3853</text:p>
              </table:table-cell>
              <table:table-cell office:value-type="float" office:value="0.53984">
                <text:p>0.53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2853">
                <text:p>-8.2853</text:p>
              </table:table-cell>
              <table:table-cell office:value-type="float" office:value="0.57929">
                <text:p>0.57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1853">
                <text:p>-8.1853</text:p>
              </table:table-cell>
              <table:table-cell office:value-type="float" office:value="0.61795">
                <text:p>0.61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0853">
                <text:p>-8.0853</text:p>
              </table:table-cell>
              <table:table-cell office:value-type="float" office:value="0.65547">
                <text:p>0.65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9853">
                <text:p>-7.9853</text:p>
              </table:table-cell>
              <table:table-cell office:value-type="float" office:value="0.69151">
                <text:p>0.69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.8853">
                <text:p>-7.8853</text:p>
              </table:table-cell>
              <table:table-cell office:value-type="float" office:value="0.72579">
                <text:p>0.72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.7853">
                <text:p>-7.7853</text:p>
              </table:table-cell>
              <table:table-cell office:value-type="float" office:value="0.75807">
                <text:p>0.75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6853">
                <text:p>-7.6853</text:p>
              </table:table-cell>
              <table:table-cell office:value-type="float" office:value="0.78817">
                <text:p>0.788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5853">
                <text:p>-7.5853</text:p>
              </table:table-cell>
              <table:table-cell office:value-type="float" office:value="0.81595">
                <text:p>0.81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4853">
                <text:p>-7.4853</text:p>
              </table:table-cell>
              <table:table-cell office:value-type="float" office:value="0.84134">
                <text:p>0.84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3853">
                <text:p>-7.3853</text:p>
              </table:table-cell>
              <table:table-cell office:value-type="float" office:value="0.86431">
                <text:p>0.86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.2853">
                <text:p>-7.2853</text:p>
              </table:table-cell>
              <table:table-cell office:value-type="float" office:value="0.88488">
                <text:p>0.88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.1853">
                <text:p>-7.1853</text:p>
              </table:table-cell>
              <table:table-cell office:value-type="float" office:value="0.90313">
                <text:p>0.90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.0853">
                <text:p>-7.0853</text:p>
              </table:table-cell>
              <table:table-cell office:value-type="float" office:value="0.91916">
                <text:p>0.91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9853">
                <text:p>-6.9853</text:p>
              </table:table-cell>
              <table:table-cell office:value-type="float" office:value="0.93309">
                <text:p>0.93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8853">
                <text:p>-6.8853</text:p>
              </table:table-cell>
              <table:table-cell office:value-type="float" office:value="0.94509">
                <text:p>0.94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.7853">
                <text:p>-6.7853</text:p>
              </table:table-cell>
              <table:table-cell office:value-type="float" office:value="0.95531">
                <text:p>0.95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.6853">
                <text:p>-6.6853</text:p>
              </table:table-cell>
              <table:table-cell office:value-type="float" office:value="0.96394">
                <text:p>0.96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.5853">
                <text:p>-6.5853</text:p>
              </table:table-cell>
              <table:table-cell office:value-type="float" office:value="0.97115">
                <text:p>0.97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.4853">
                <text:p>-6.4853</text:p>
              </table:table-cell>
              <table:table-cell office:value-type="float" office:value="0.97712">
                <text:p>0.97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.3853">
                <text:p>-6.3853</text:p>
              </table:table-cell>
              <table:table-cell office:value-type="float" office:value="0.98201">
                <text:p>0.98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.2853">
                <text:p>-6.2853</text:p>
              </table:table-cell>
              <table:table-cell office:value-type="float" office:value="0.98598">
                <text:p>0.98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.1853">
                <text:p>-6.1853</text:p>
              </table:table-cell>
              <table:table-cell office:value-type="float" office:value="0.98916">
                <text:p>0.98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.0853">
                <text:p>-6.0853</text:p>
              </table:table-cell>
              <table:table-cell office:value-type="float" office:value="0.9917">
                <text:p>0.99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.9853">
                <text:p>-5.9853</text:p>
              </table:table-cell>
              <table:table-cell office:value-type="float" office:value="0.9937">
                <text:p>0.9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.8853">
                <text:p>-5.8853</text:p>
              </table:table-cell>
              <table:table-cell office:value-type="float" office:value="0.99526">
                <text:p>0.99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.7853">
                <text:p>-5.7853</text:p>
              </table:table-cell>
              <table:table-cell office:value-type="float" office:value="0.99646">
                <text:p>0.99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.6853">
                <text:p>-5.6853</text:p>
              </table:table-cell>
              <table:table-cell office:value-type="float" office:value="0.99738">
                <text:p>0.997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.5853">
                <text:p>-5.5853</text:p>
              </table:table-cell>
              <table:table-cell office:value-type="float" office:value="0.99808">
                <text:p>0.99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.4853">
                <text:p>-5.4853</text:p>
              </table:table-cell>
              <table:table-cell office:value-type="float" office:value="0.99861">
                <text:p>0.99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5.3853">
                <text:p>-5.3853</text:p>
              </table:table-cell>
              <table:table-cell office:value-type="float" office:value="0.999">
                <text:p>0.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.2853">
                <text:p>-5.2853</text:p>
              </table:table-cell>
              <table:table-cell office:value-type="float" office:value="0.99928">
                <text:p>0.99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.1853">
                <text:p>-5.1853</text:p>
              </table:table-cell>
              <table:table-cell office:value-type="float" office:value="0.99949">
                <text:p>0.99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.0853">
                <text:p>-5.0853</text:p>
              </table:table-cell>
              <table:table-cell office:value-type="float" office:value="0.99964">
                <text:p>0.99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.9853">
                <text:p>-4.9853</text:p>
              </table:table-cell>
              <table:table-cell office:value-type="float" office:value="0.99975">
                <text:p>0.99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.8853">
                <text:p>-4.8853</text:p>
              </table:table-cell>
              <table:table-cell office:value-type="float" office:value="0.99983">
                <text:p>0.999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.7853">
                <text:p>-4.7853</text:p>
              </table:table-cell>
              <table:table-cell office:value-type="float" office:value="0.99988">
                <text:p>0.99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.6853">
                <text:p>-4.6853</text:p>
              </table:table-cell>
              <table:table-cell office:value-type="float" office:value="0.99992">
                <text:p>0.99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.5853">
                <text:p>-4.5853</text:p>
              </table:table-cell>
              <table:table-cell office:value-type="float" office:value="0.99994">
                <text:p>0.99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.4853">
                <text:p>-4.4853</text:p>
              </table:table-cell>
              <table:table-cell office:value-type="float" office:value="0.99996">
                <text:p>0.99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.3853">
                <text:p>-4.3853</text:p>
              </table:table-cell>
              <table:table-cell office:value-type="float" office:value="0.99997">
                <text:p>0.99997</text:p>
              </table:table-cell>
              <table:table-cell office:value-type="float" office:value="0.99999">
                <text:p>0.99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.2853">
                <text:p>-4.2853</text:p>
              </table:table-cell>
              <table:table-cell office:value-type="float" office:value="0.99997">
                <text:p>0.99997</text:p>
              </table:table-cell>
              <table:table-cell office:value-type="float" office:value="0.99999">
                <text:p>0.99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1853">
                <text:p>-4.1853</text:p>
              </table:table-cell>
              <table:table-cell office:value-type="float" office:value="0.99997">
                <text:p>0.99997</text:p>
              </table:table-cell>
              <table:table-cell office:value-type="float" office:value="0.99999">
                <text:p>0.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.0853">
                <text:p>-4.0853</text:p>
              </table:table-cell>
              <table:table-cell office:value-type="float" office:value="0.99997">
                <text:p>0.99997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9853">
                <text:p>-3.9853</text:p>
              </table:table-cell>
              <table:table-cell office:value-type="float" office:value="0.99995">
                <text:p>0.99995</text:p>
              </table:table-cell>
              <table:table-cell office:value-type="float" office:value="0.99997">
                <text:p>0.999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8853">
                <text:p>-3.8853</text:p>
              </table:table-cell>
              <table:table-cell office:value-type="float" office:value="0.99993">
                <text:p>0.99993</text:p>
              </table:table-cell>
              <table:table-cell office:value-type="float" office:value="0.99995">
                <text:p>0.999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7853">
                <text:p>-3.7853</text:p>
              </table:table-cell>
              <table:table-cell office:value-type="float" office:value="0.9999">
                <text:p>0.9999</text:p>
              </table:table-cell>
              <table:table-cell office:value-type="float" office:value="0.99992">
                <text:p>0.999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6853">
                <text:p>-3.6853</text:p>
              </table:table-cell>
              <table:table-cell office:value-type="float" office:value="0.99986">
                <text:p>0.99986</text:p>
              </table:table-cell>
              <table:table-cell office:value-type="float" office:value="0.99989">
                <text:p>0.999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5853">
                <text:p>-3.5853</text:p>
              </table:table-cell>
              <table:table-cell office:value-type="float" office:value="0.9998">
                <text:p>0.9998</text:p>
              </table:table-cell>
              <table:table-cell office:value-type="float" office:value="0.99983">
                <text:p>0.999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4853">
                <text:p>-3.4853</text:p>
              </table:table-cell>
              <table:table-cell office:value-type="float" office:value="0.99971">
                <text:p>0.99971</text:p>
              </table:table-cell>
              <table:table-cell office:value-type="float" office:value="0.99975">
                <text:p>0.999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.3853">
                <text:p>-3.3853</text:p>
              </table:table-cell>
              <table:table-cell office:value-type="float" office:value="0.99958">
                <text:p>0.99958</text:p>
              </table:table-cell>
              <table:table-cell office:value-type="float" office:value="0.99964">
                <text:p>0.999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2853">
                <text:p>-3.2853</text:p>
              </table:table-cell>
              <table:table-cell office:value-type="float" office:value="0.9994">
                <text:p>0.9994</text:p>
              </table:table-cell>
              <table:table-cell office:value-type="float" office:value="0.99949">
                <text:p>0.999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.1853">
                <text:p>-3.1853</text:p>
              </table:table-cell>
              <table:table-cell office:value-type="float" office:value="0.99916">
                <text:p>0.99916</text:p>
              </table:table-cell>
              <table:table-cell office:value-type="float" office:value="0.99928">
                <text:p>0.999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.0853">
                <text:p>-3.0853</text:p>
              </table:table-cell>
              <table:table-cell office:value-type="float" office:value="0.99883">
                <text:p>0.99883</text:p>
              </table:table-cell>
              <table:table-cell office:value-type="float" office:value="0.99898">
                <text:p>0.998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.9853">
                <text:p>-2.9853</text:p>
              </table:table-cell>
              <table:table-cell office:value-type="float" office:value="0.99838">
                <text:p>0.99838</text:p>
              </table:table-cell>
              <table:table-cell office:value-type="float" office:value="0.99858">
                <text:p>0.998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8853">
                <text:p>-2.8853</text:p>
              </table:table-cell>
              <table:table-cell office:value-type="float" office:value="0.99778">
                <text:p>0.99778</text:p>
              </table:table-cell>
              <table:table-cell office:value-type="float" office:value="0.99804">
                <text:p>0.998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7853">
                <text:p>-2.7853</text:p>
              </table:table-cell>
              <table:table-cell office:value-type="float" office:value="0.99698">
                <text:p>0.99698</text:p>
              </table:table-cell>
              <table:table-cell office:value-type="float" office:value="0.99733">
                <text:p>0.997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6853">
                <text:p>-2.6853</text:p>
              </table:table-cell>
              <table:table-cell office:value-type="float" office:value="0.99594">
                <text:p>0.99594</text:p>
              </table:table-cell>
              <table:table-cell office:value-type="float" office:value="0.99638">
                <text:p>0.996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.5853">
                <text:p>-2.5853</text:p>
              </table:table-cell>
              <table:table-cell office:value-type="float" office:value="0.99457">
                <text:p>0.99457</text:p>
              </table:table-cell>
              <table:table-cell office:value-type="float" office:value="0.99514">
                <text:p>0.995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.4853">
                <text:p>-2.4853</text:p>
              </table:table-cell>
              <table:table-cell office:value-type="float" office:value="0.99282">
                <text:p>0.99282</text:p>
              </table:table-cell>
              <table:table-cell office:value-type="float" office:value="0.99353">
                <text:p>0.993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.3853">
                <text:p>-2.3853</text:p>
              </table:table-cell>
              <table:table-cell office:value-type="float" office:value="0.99058">
                <text:p>0.99058</text:p>
              </table:table-cell>
              <table:table-cell office:value-type="float" office:value="0.99147">
                <text:p>0.991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.2853">
                <text:p>-2.2853</text:p>
              </table:table-cell>
              <table:table-cell office:value-type="float" office:value="0.98775">
                <text:p>0.98775</text:p>
              </table:table-cell>
              <table:table-cell office:value-type="float" office:value="0.98885">
                <text:p>0.988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.1853">
                <text:p>-2.1853</text:p>
              </table:table-cell>
              <table:table-cell office:value-type="float" office:value="0.9842">
                <text:p>0.9842</text:p>
              </table:table-cell>
              <table:table-cell office:value-type="float" office:value="0.98557">
                <text:p>0.985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.0853">
                <text:p>-2.0853</text:p>
              </table:table-cell>
              <table:table-cell office:value-type="float" office:value="0.97981">
                <text:p>0.97981</text:p>
              </table:table-cell>
              <table:table-cell office:value-type="float" office:value="0.98148">
                <text:p>0.981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9853">
                <text:p>-1.9853</text:p>
              </table:table-cell>
              <table:table-cell office:value-type="float" office:value="0.97443">
                <text:p>0.97443</text:p>
              </table:table-cell>
              <table:table-cell office:value-type="float" office:value="0.97644">
                <text:p>0.976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8853">
                <text:p>-1.8853</text:p>
              </table:table-cell>
              <table:table-cell office:value-type="float" office:value="0.96788">
                <text:p>0.96788</text:p>
              </table:table-cell>
              <table:table-cell office:value-type="float" office:value="0.9703">
                <text:p>0.97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7853">
                <text:p>-1.7853</text:p>
              </table:table-cell>
              <table:table-cell office:value-type="float" office:value="0.96">
                <text:p>0.96</text:p>
              </table:table-cell>
              <table:table-cell office:value-type="float" office:value="0.96289">
                <text:p>0.962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6853">
                <text:p>-1.6853</text:p>
              </table:table-cell>
              <table:table-cell office:value-type="float" office:value="0.95062">
                <text:p>0.95062</text:p>
              </table:table-cell>
              <table:table-cell office:value-type="float" office:value="0.95403">
                <text:p>0.954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5853">
                <text:p>-1.5853</text:p>
              </table:table-cell>
              <table:table-cell office:value-type="float" office:value="0.93955">
                <text:p>0.93955</text:p>
              </table:table-cell>
              <table:table-cell office:value-type="float" office:value="0.94355">
                <text:p>0.943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4853">
                <text:p>-1.4853</text:p>
              </table:table-cell>
              <table:table-cell office:value-type="float" office:value="0.92663">
                <text:p>0.92663</text:p>
              </table:table-cell>
              <table:table-cell office:value-type="float" office:value="0.93127">
                <text:p>0.931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3853">
                <text:p>-1.3853</text:p>
              </table:table-cell>
              <table:table-cell office:value-type="float" office:value="0.91169">
                <text:p>0.91169</text:p>
              </table:table-cell>
              <table:table-cell office:value-type="float" office:value="0.91702">
                <text:p>0.917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2853">
                <text:p>-1.2853</text:p>
              </table:table-cell>
              <table:table-cell office:value-type="float" office:value="0.89458">
                <text:p>0.89458</text:p>
              </table:table-cell>
              <table:table-cell office:value-type="float" office:value="0.90065">
                <text:p>0.900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1853">
                <text:p>-1.1853</text:p>
              </table:table-cell>
              <table:table-cell office:value-type="float" office:value="0.87519">
                <text:p>0.87519</text:p>
              </table:table-cell>
              <table:table-cell office:value-type="float" office:value="0.88205">
                <text:p>0.882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0853">
                <text:p>-1.0853</text:p>
              </table:table-cell>
              <table:table-cell office:value-type="float" office:value="0.85343">
                <text:p>0.85343</text:p>
              </table:table-cell>
              <table:table-cell office:value-type="float" office:value="0.8611">
                <text:p>0.86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9853">
                <text:p>-0.9853</text:p>
              </table:table-cell>
              <table:table-cell office:value-type="float" office:value="0.82925">
                <text:p>0.82925</text:p>
              </table:table-cell>
              <table:table-cell office:value-type="float" office:value="0.83776">
                <text:p>0.837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8853">
                <text:p>-0.8853</text:p>
              </table:table-cell>
              <table:table-cell office:value-type="float" office:value="0.80265">
                <text:p>0.80265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7853">
                <text:p>-0.7853</text:p>
              </table:table-cell>
              <table:table-cell office:value-type="float" office:value="0.77369">
                <text:p>0.77369</text:p>
              </table:table-cell>
              <table:table-cell office:value-type="float" office:value="0.78386">
                <text:p>0.783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6853">
                <text:p>-0.6853</text:p>
              </table:table-cell>
              <table:table-cell office:value-type="float" office:value="0.74246">
                <text:p>0.74246</text:p>
              </table:table-cell>
              <table:table-cell office:value-type="float" office:value="0.75342">
                <text:p>0.753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5853">
                <text:p>-0.5853</text:p>
              </table:table-cell>
              <table:table-cell office:value-type="float" office:value="0.70912">
                <text:p>0.70912</text:p>
              </table:table-cell>
              <table:table-cell office:value-type="float" office:value="0.72082">
                <text:p>0.720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4853">
                <text:p>-0.4853</text:p>
              </table:table-cell>
              <table:table-cell office:value-type="float" office:value="0.67389">
                <text:p>0.67389</text:p>
              </table:table-cell>
              <table:table-cell office:value-type="float" office:value="0.68626">
                <text:p>0.686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3853">
                <text:p>-0.3853</text:p>
              </table:table-cell>
              <table:table-cell office:value-type="float" office:value="0.63704">
                <text:p>0.63704</text:p>
              </table:table-cell>
              <table:table-cell office:value-type="float" office:value="0.64999">
                <text:p>0.64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2853">
                <text:p>-0.2853</text:p>
              </table:table-cell>
              <table:table-cell office:value-type="float" office:value="0.59886">
                <text:p>0.59886</text:p>
              </table:table-cell>
              <table:table-cell office:value-type="float" office:value="0.61229">
                <text:p>0.612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853">
                <text:p>-0.1853</text:p>
              </table:table-cell>
              <table:table-cell office:value-type="float" office:value="0.55971">
                <text:p>0.55971</text:p>
              </table:table-cell>
              <table:table-cell office:value-type="float" office:value="0.5735">
                <text:p>0.57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853">
                <text:p>-0.0853</text:p>
              </table:table-cell>
              <table:table-cell office:value-type="float" office:value="0.51997">
                <text:p>0.51997</text:p>
              </table:table-cell>
              <table:table-cell office:value-type="float" office:value="0.53398">
                <text:p>0.533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47">
                <text:p>0.0147</text:p>
              </table:table-cell>
              <table:table-cell office:value-type="float" office:value="0.48003">
                <text:p>0.48003</text:p>
              </table:table-cell>
              <table:table-cell office:value-type="float" office:value="0.49413">
                <text:p>0.494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47">
                <text:p>0.1147</text:p>
              </table:table-cell>
              <table:table-cell office:value-type="float" office:value="0.44029">
                <text:p>0.44029</text:p>
              </table:table-cell>
              <table:table-cell office:value-type="float" office:value="0.45433">
                <text:p>0.454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147">
                <text:p>0.2147</text:p>
              </table:table-cell>
              <table:table-cell office:value-type="float" office:value="0.40114">
                <text:p>0.40114</text:p>
              </table:table-cell>
              <table:table-cell office:value-type="float" office:value="0.41499">
                <text:p>0.414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147">
                <text:p>0.3147</text:p>
              </table:table-cell>
              <table:table-cell office:value-type="float" office:value="0.36296">
                <text:p>0.36296</text:p>
              </table:table-cell>
              <table:table-cell office:value-type="float" office:value="0.37649">
                <text:p>0.376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147">
                <text:p>0.4147</text:p>
              </table:table-cell>
              <table:table-cell office:value-type="float" office:value="0.32611">
                <text:p>0.32611</text:p>
              </table:table-cell>
              <table:table-cell office:value-type="float" office:value="0.33917">
                <text:p>0.339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147">
                <text:p>0.5147</text:p>
              </table:table-cell>
              <table:table-cell office:value-type="float" office:value="0.29088">
                <text:p>0.29088</text:p>
              </table:table-cell>
              <table:table-cell office:value-type="float" office:value="0.30337">
                <text:p>0.303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147">
                <text:p>0.6147</text:p>
              </table:table-cell>
              <table:table-cell office:value-type="float" office:value="0.25754">
                <text:p>0.25754</text:p>
              </table:table-cell>
              <table:table-cell office:value-type="float" office:value="0.26937">
                <text:p>0.269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147">
                <text:p>0.7147</text:p>
              </table:table-cell>
              <table:table-cell office:value-type="float" office:value="0.22631">
                <text:p>0.22631</text:p>
              </table:table-cell>
              <table:table-cell office:value-type="float" office:value="0.23739">
                <text:p>0.237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147">
                <text:p>0.8147</text:p>
              </table:table-cell>
              <table:table-cell office:value-type="float" office:value="0.19735">
                <text:p>0.19735</text:p>
              </table:table-cell>
              <table:table-cell office:value-type="float" office:value="0.20762">
                <text:p>0.207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147">
                <text:p>0.9147</text:p>
              </table:table-cell>
              <table:table-cell office:value-type="float" office:value="0.17075">
                <text:p>0.17075</text:p>
              </table:table-cell>
              <table:table-cell office:value-type="float" office:value="0.18017">
                <text:p>0.180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147">
                <text:p>1.0147</text:p>
              </table:table-cell>
              <table:table-cell office:value-type="float" office:value="0.14657">
                <text:p>0.14657</text:p>
              </table:table-cell>
              <table:table-cell office:value-type="float" office:value="0.15512">
                <text:p>0.155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147">
                <text:p>1.1147</text:p>
              </table:table-cell>
              <table:table-cell office:value-type="float" office:value="0.12481">
                <text:p>0.12481</text:p>
              </table:table-cell>
              <table:table-cell office:value-type="float" office:value="0.13249">
                <text:p>0.132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2147">
                <text:p>1.2147</text:p>
              </table:table-cell>
              <table:table-cell office:value-type="float" office:value="0.10542">
                <text:p>0.10542</text:p>
              </table:table-cell>
              <table:table-cell office:value-type="float" office:value="0.11224">
                <text:p>0.112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147">
                <text:p>1.3147</text:p>
              </table:table-cell>
              <table:table-cell office:value-type="float" office:value="0.088312">
                <text:p>0.088312</text:p>
              </table:table-cell>
              <table:table-cell office:value-type="float" office:value="0.094302">
                <text:p>0.0943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4147">
                <text:p>1.4147</text:p>
              </table:table-cell>
              <table:table-cell office:value-type="float" office:value="0.073369">
                <text:p>0.073369</text:p>
              </table:table-cell>
              <table:table-cell office:value-type="float" office:value="0.078576">
                <text:p>0.0785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147">
                <text:p>1.5147</text:p>
              </table:table-cell>
              <table:table-cell office:value-type="float" office:value="0.060445">
                <text:p>0.060445</text:p>
              </table:table-cell>
              <table:table-cell office:value-type="float" office:value="0.064922">
                <text:p>0.0649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147">
                <text:p>1.6147</text:p>
              </table:table-cell>
              <table:table-cell office:value-type="float" office:value="0.049379">
                <text:p>0.049379</text:p>
              </table:table-cell>
              <table:table-cell office:value-type="float" office:value="0.053186">
                <text:p>0.0531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7147">
                <text:p>1.7147</text:p>
              </table:table-cell>
              <table:table-cell office:value-type="float" office:value="0.039997">
                <text:p>0.039997</text:p>
              </table:table-cell>
              <table:table-cell office:value-type="float" office:value="0.043198">
                <text:p>0.0431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8147">
                <text:p>1.8147</text:p>
              </table:table-cell>
              <table:table-cell office:value-type="float" office:value="0.032121">
                <text:p>0.032121</text:p>
              </table:table-cell>
              <table:table-cell office:value-type="float" office:value="0.034784">
                <text:p>0.0347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9147">
                <text:p>1.9147</text:p>
              </table:table-cell>
              <table:table-cell office:value-type="float" office:value="0.025575">
                <text:p>0.025575</text:p>
              </table:table-cell>
              <table:table-cell office:value-type="float" office:value="0.027764">
                <text:p>0.0277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0147">
                <text:p>2.0147</text:p>
              </table:table-cell>
              <table:table-cell office:value-type="float" office:value="0.020187">
                <text:p>0.020187</text:p>
              </table:table-cell>
              <table:table-cell office:value-type="float" office:value="0.021967">
                <text:p>0.0219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147">
                <text:p>2.1147</text:p>
              </table:table-cell>
              <table:table-cell office:value-type="float" office:value="0.015796">
                <text:p>0.015796</text:p>
              </table:table-cell>
              <table:table-cell office:value-type="float" office:value="0.017227">
                <text:p>0.0172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2147">
                <text:p>2.2147</text:p>
              </table:table-cell>
              <table:table-cell office:value-type="float" office:value="0.012253">
                <text:p>0.012253</text:p>
              </table:table-cell>
              <table:table-cell office:value-type="float" office:value="0.01339">
                <text:p>0.013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3147">
                <text:p>2.3147</text:p>
              </table:table-cell>
              <table:table-cell office:value-type="float" office:value="0.009422">
                <text:p>0.009422</text:p>
              </table:table-cell>
              <table:table-cell office:value-type="float" office:value="0.010314">
                <text:p>0.0103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4147">
                <text:p>2.4147</text:p>
              </table:table-cell>
              <table:table-cell office:value-type="float" office:value="0.0071815">
                <text:p>0.0071815</text:p>
              </table:table-cell>
              <table:table-cell office:value-type="float" office:value="0.0078737">
                <text:p>0.00787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5147">
                <text:p>2.5147</text:p>
              </table:table-cell>
              <table:table-cell office:value-type="float" office:value="0.0054259">
                <text:p>0.0054259</text:p>
              </table:table-cell>
              <table:table-cell office:value-type="float" office:value="0.0059564">
                <text:p>0.00595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6147">
                <text:p>2.6147</text:p>
              </table:table-cell>
              <table:table-cell office:value-type="float" office:value="0.0040635">
                <text:p>0.0040635</text:p>
              </table:table-cell>
              <table:table-cell office:value-type="float" office:value="0.004465">
                <text:p>0.0044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7147">
                <text:p>2.7147</text:p>
              </table:table-cell>
              <table:table-cell office:value-type="float" office:value="0.0030164">
                <text:p>0.0030164</text:p>
              </table:table-cell>
              <table:table-cell office:value-type="float" office:value="0.0033166">
                <text:p>0.00331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8147">
                <text:p>2.8147</text:p>
              </table:table-cell>
              <table:table-cell office:value-type="float" office:value="0.0022194">
                <text:p>0.0022194</text:p>
              </table:table-cell>
              <table:table-cell office:value-type="float" office:value="0.002441">
                <text:p>0.0024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9147">
                <text:p>2.9147</text:p>
              </table:table-cell>
              <table:table-cell office:value-type="float" office:value="0.0016187">
                <text:p>0.0016187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0147">
                <text:p>3.0147</text:p>
              </table:table-cell>
              <table:table-cell office:value-type="float" office:value="0.0011702">
                <text:p>0.0011702</text:p>
              </table:table-cell>
              <table:table-cell office:value-type="float" office:value="0.0012861">
                <text:p>0.00128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1147">
                <text:p>3.1147</text:p>
              </table:table-cell>
              <table:table-cell office:value-type="float" office:value="0.00083847">
                <text:p>0.00083847</text:p>
              </table:table-cell>
              <table:table-cell office:value-type="float" office:value="0.0009206">
                <text:p>0.00092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2147">
                <text:p>3.2147</text:p>
              </table:table-cell>
              <table:table-cell office:value-type="float" office:value="0.00059553">
                <text:p>0.00059553</text:p>
              </table:table-cell>
              <table:table-cell office:value-type="float" office:value="0.00065286">
                <text:p>0.000652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3147">
                <text:p>3.3147</text:p>
              </table:table-cell>
              <table:table-cell office:value-type="float" office:value="0.00041927">
                <text:p>0.00041927</text:p>
              </table:table-cell>
              <table:table-cell office:value-type="float" office:value="0.00045868">
                <text:p>0.000458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4147">
                <text:p>3.4147</text:p>
              </table:table-cell>
              <table:table-cell office:value-type="float" office:value="0.00029259">
                <text:p>0.00029259</text:p>
              </table:table-cell>
              <table:table-cell office:value-type="float" office:value="0.00031924">
                <text:p>0.000319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5147">
                <text:p>3.5147</text:p>
              </table:table-cell>
              <table:table-cell office:value-type="float" office:value="0.00020241">
                <text:p>0.00020241</text:p>
              </table:table-cell>
              <table:table-cell office:value-type="float" office:value="0.00022011">
                <text:p>0.000220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6147">
                <text:p>3.6147</text:p>
              </table:table-cell>
              <table:table-cell office:value-type="float" office:value="0.0001388">
                <text:p>0.0001388</text:p>
              </table:table-cell>
              <table:table-cell office:value-type="float" office:value="0.00015034">
                <text:p>0.000150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7147">
                <text:p>3.7147</text:p>
              </table:table-cell>
              <table:table-cell office:value-type="float" office:value="0.00009435">
                <text:p>0.00009435</text:p>
              </table:table-cell>
              <table:table-cell office:value-type="float" office:value="0.00010171">
                <text:p>0.000101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8147">
                <text:p>3.8147</text:p>
              </table:table-cell>
              <table:table-cell office:value-type="float" office:value="0.000063581">
                <text:p>0.000063581</text:p>
              </table:table-cell>
              <table:table-cell office:value-type="float" office:value="0.000068169">
                <text:p>0.0000681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9147">
                <text:p>3.9147</text:p>
              </table:table-cell>
              <table:table-cell office:value-type="float" office:value="0.000042476">
                <text:p>0.000042476</text:p>
              </table:table-cell>
              <table:table-cell office:value-type="float" office:value="0.000045255">
                <text:p>0.0000452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0147">
                <text:p>4.0147</text:p>
              </table:table-cell>
              <table:table-cell office:value-type="float" office:value="0.000028132">
                <text:p>0.000028132</text:p>
              </table:table-cell>
              <table:table-cell office:value-type="float" office:value="0.000029758">
                <text:p>0.0000297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1147">
                <text:p>4.1147</text:p>
              </table:table-cell>
              <table:table-cell office:value-type="float" office:value="0.000018472">
                <text:p>0.000018472</text:p>
              </table:table-cell>
              <table:table-cell office:value-type="float" office:value="0.000019383">
                <text:p>0.0000193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2147">
                <text:p>4.2147</text:p>
              </table:table-cell>
              <table:table-cell office:value-type="float" office:value="0.000012026">
                <text:p>0.000012026</text:p>
              </table:table-cell>
              <table:table-cell office:value-type="float" office:value="0.000012504">
                <text:p>0.0000125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3147">
                <text:p>4.3147</text:p>
              </table:table-cell>
              <table:table-cell office:value-type="float" office:value="0.0000077629">
                <text:p>0.0000077629</text:p>
              </table:table-cell>
              <table:table-cell office:value-type="float" office:value="0.0000079903">
                <text:p>0.00000799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4147">
                <text:p>4.4147</text:p>
              </table:table-cell>
              <table:table-cell office:value-type="float" office:value="0.0000049686">
                <text:p>0.0000049686</text:p>
              </table:table-cell>
              <table:table-cell office:value-type="float" office:value="0.0000050571">
                <text:p>0.00000505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5147">
                <text:p>4.5147</text:p>
              </table:table-cell>
              <table:table-cell office:value-type="float" office:value="0.0000031534">
                <text:p>0.0000031534</text:p>
              </table:table-cell>
              <table:table-cell office:value-type="float" office:value="0.00000317">
                <text:p>0.000003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6147">
                <text:p>4.6147</text:p>
              </table:table-cell>
              <table:table-cell office:value-type="float" office:value="0.0000019847">
                <text:p>0.0000019847</text:p>
              </table:table-cell>
              <table:table-cell office:value-type="float" office:value="0.0000019681">
                <text:p>0.00000196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7147">
                <text:p>4.7147</text:p>
              </table:table-cell>
              <table:table-cell office:value-type="float" office:value="0.0000012387">
                <text:p>0.0000012387</text:p>
              </table:table-cell>
              <table:table-cell office:value-type="float" office:value="0.0000012102">
                <text:p>0.00000121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8147">
                <text:p>4.8147</text:p>
              </table:table-cell>
              <table:table-cell office:value-type="float" office:value="0.00000076674">
                <text:p>0.00000076674</text:p>
              </table:table-cell>
              <table:table-cell office:value-type="float" office:value="0.00000073704">
                <text:p>0.000000737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9147">
                <text:p>4.9147</text:p>
              </table:table-cell>
              <table:table-cell office:value-type="float" office:value="0.0000004707">
                <text:p>0.0000004707</text:p>
              </table:table-cell>
              <table:table-cell office:value-type="float" office:value="0.00000044455">
                <text:p>0.000000444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0147">
                <text:p>5.0147</text:p>
              </table:table-cell>
              <table:table-cell office:value-type="float" office:value="0.00000028662">
                <text:p>0.00000028662</text:p>
              </table:table-cell>
              <table:table-cell office:value-type="float" office:value="0.00000026556">
                <text:p>0.000000265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1147">
                <text:p>5.1147</text:p>
              </table:table-cell>
              <table:table-cell office:value-type="float" office:value="0.00000017311">
                <text:p>0.00000017311</text:p>
              </table:table-cell>
              <table:table-cell office:value-type="float" office:value="0.0000001571">
                <text:p>0.00000015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2147">
                <text:p>5.2147</text:p>
              </table:table-cell>
              <table:table-cell office:value-type="float" office:value="0.00000010372">
                <text:p>0.00000010372</text:p>
              </table:table-cell>
              <table:table-cell office:value-type="float" office:value="0.000000092048">
                <text:p>0.0000000920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3147">
                <text:p>5.3147</text:p>
              </table:table-cell>
              <table:table-cell office:value-type="float" office:value="0.000000061645">
                <text:p>0.000000061645</text:p>
              </table:table-cell>
              <table:table-cell office:value-type="float" office:value="0.000000053411">
                <text:p>0.0000000534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4147">
                <text:p>5.4147</text:p>
              </table:table-cell>
              <table:table-cell office:value-type="float" office:value="0.00000003635">
                <text:p>0.00000003635</text:p>
              </table:table-cell>
              <table:table-cell office:value-type="float" office:value="0.000000030693">
                <text:p>0.0000000306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5147">
                <text:p>5.5147</text:p>
              </table:table-cell>
              <table:table-cell office:value-type="float" office:value="0.000000021266">
                <text:p>0.000000021266</text:p>
              </table:table-cell>
              <table:table-cell office:value-type="float" office:value="0.000000017467">
                <text:p>0.0000000174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6147">
                <text:p>5.6147</text:p>
              </table:table-cell>
              <table:table-cell office:value-type="float" office:value="0.000000012345">
                <text:p>0.000000012345</text:p>
              </table:table-cell>
              <table:table-cell office:value-type="float" office:value="0.0000000098441">
                <text:p>0.00000000984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7147">
                <text:p>5.7147</text:p>
              </table:table-cell>
              <table:table-cell office:value-type="float" office:value="0.0000000071109">
                <text:p>0.0000000071109</text:p>
              </table:table-cell>
              <table:table-cell office:value-type="float" office:value="0.0000000054943">
                <text:p>0.00000000549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8147">
                <text:p>5.8147</text:p>
              </table:table-cell>
              <table:table-cell office:value-type="float" office:value="0.0000000040648">
                <text:p>0.0000000040648</text:p>
              </table:table-cell>
              <table:table-cell office:value-type="float" office:value="0.0000000030368">
                <text:p>0.00000000303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9147">
                <text:p>5.9147</text:p>
              </table:table-cell>
              <table:table-cell office:value-type="float" office:value="0.0000000023059">
                <text:p>0.0000000023059</text:p>
              </table:table-cell>
              <table:table-cell office:value-type="float" office:value="0.0000000016622">
                <text:p>0.00000000166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0147">
                <text:p>6.0147</text:p>
              </table:table-cell>
              <table:table-cell office:value-type="float" office:value="0.0000000012984">
                <text:p>0.0000000012984</text:p>
              </table:table-cell>
              <table:table-cell office:value-type="float" office:value="0.000000000901">
                <text:p>0.0000000009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1147">
                <text:p>6.1147</text:p>
              </table:table-cell>
              <table:table-cell office:value-type="float" office:value="0.00000000072562">
                <text:p>0.00000000072562</text:p>
              </table:table-cell>
              <table:table-cell office:value-type="float" office:value="0.00000000048364">
                <text:p>0.000000000483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2147">
                <text:p>6.2147</text:p>
              </table:table-cell>
              <table:table-cell office:value-type="float" office:value="0.00000000040255">
                <text:p>0.00000000040255</text:p>
              </table:table-cell>
              <table:table-cell office:value-type="float" office:value="0.00000000025708">
                <text:p>0.000000000257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3147">
                <text:p>6.3147</text:p>
              </table:table-cell>
              <table:table-cell office:value-type="float" office:value="0.0000000002217">
                <text:p>0.0000000002217</text:p>
              </table:table-cell>
              <table:table-cell office:value-type="float" office:value="0.00000000013533">
                <text:p>0.000000000135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4147">
                <text:p>6.4147</text:p>
              </table:table-cell>
              <table:table-cell office:value-type="float" office:value="0.00000000012122">
                <text:p>0.00000000012122</text:p>
              </table:table-cell>
              <table:table-cell office:value-type="float" office:value="0.000000000070542">
                <text:p>0.0000000000705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5147">
                <text:p>6.5147</text:p>
              </table:table-cell>
              <table:table-cell office:value-type="float" office:value="0.000000000065808">
                <text:p>0.000000000065808</text:p>
              </table:table-cell>
              <table:table-cell office:value-type="float" office:value="0.000000000036413">
                <text:p>0.0000000000364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6147">
                <text:p>6.6147</text:p>
              </table:table-cell>
              <table:table-cell office:value-type="float" office:value="0.000000000035475">
                <text:p>0.000000000035475</text:p>
              </table:table-cell>
              <table:table-cell office:value-type="float" office:value="0.000000000018613">
                <text:p>0.0000000000186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7147">
                <text:p>6.7147</text:p>
              </table:table-cell>
              <table:table-cell office:value-type="float" office:value="0.00000000001899">
                <text:p>0.00000000001899</text:p>
              </table:table-cell>
              <table:table-cell office:value-type="float" office:value="0.0000000000094215">
                <text:p>0.00000000000942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8147">
                <text:p>6.8147</text:p>
              </table:table-cell>
              <table:table-cell office:value-type="float" office:value="0.000000000010095">
                <text:p>0.000000000010095</text:p>
              </table:table-cell>
              <table:table-cell office:value-type="float" office:value="0.0000000000047224">
                <text:p>0.00000000000472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9147">
                <text:p>6.9147</text:p>
              </table:table-cell>
              <table:table-cell office:value-type="float" office:value="0.0000000000053304">
                <text:p>0.0000000000053304</text:p>
              </table:table-cell>
              <table:table-cell office:value-type="float" office:value="0.000000000002344">
                <text:p>0.0000000000023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0147">
                <text:p>7.0147</text:p>
              </table:table-cell>
              <table:table-cell office:value-type="float" office:value="0.0000000000027955">
                <text:p>0.0000000000027955</text:p>
              </table:table-cell>
              <table:table-cell office:value-type="float" office:value="0.0000000000011521">
                <text:p>0.00000000000115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1147">
                <text:p>7.1147</text:p>
              </table:table-cell>
              <table:table-cell office:value-type="float" office:value="0.0000000000014564">
                <text:p>0.0000000000014564</text:p>
              </table:table-cell>
              <table:table-cell office:value-type="float" office:value="0.00000000000056071">
                <text:p>0.000000000000560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2147">
                <text:p>7.2147</text:p>
              </table:table-cell>
              <table:table-cell office:value-type="float" office:value="0.00000000000075373">
                <text:p>0.00000000000075373</text:p>
              </table:table-cell>
              <table:table-cell office:value-type="float" office:value="0.00000000000027023">
                <text:p>0.000000000000270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3147">
                <text:p>7.3147</text:p>
              </table:table-cell>
              <table:table-cell office:value-type="float" office:value="0.00000000000038756">
                <text:p>0.00000000000038756</text:p>
              </table:table-cell>
              <table:table-cell office:value-type="float" office:value="0.00000000000012896">
                <text:p>0.000000000000128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4147">
                <text:p>7.4147</text:p>
              </table:table-cell>
              <table:table-cell office:value-type="float" office:value="0.000000000000198">
                <text:p>0.000000000000198</text:p>
              </table:table-cell>
              <table:table-cell office:value-type="float" office:value="0.000000000000060942">
                <text:p>0.0000000000000609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5147">
                <text:p>7.5147</text:p>
              </table:table-cell>
              <table:table-cell office:value-type="float" office:value="0.00000000000010051">
                <text:p>0.00000000000010051</text:p>
              </table:table-cell>
              <table:table-cell office:value-type="float" office:value="0.000000000000028517">
                <text:p>0.0000000000000285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6147">
                <text:p>7.6147</text:p>
              </table:table-cell>
              <table:table-cell office:value-type="float" office:value="0.000000000000050707">
                <text:p>0.000000000000050707</text:p>
              </table:table-cell>
              <table:table-cell office:value-type="float" office:value="0.000000000000013213">
                <text:p>0.0000000000000132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7147">
                <text:p>7.7147</text:p>
              </table:table-cell>
              <table:table-cell office:value-type="float" office:value="0.000000000000025422">
                <text:p>0.000000000000025422</text:p>
              </table:table-cell>
              <table:table-cell office:value-type="float" office:value="6.0625E-015">
                <text:p>6.0625E-0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8147">
                <text:p>7.8147</text:p>
              </table:table-cell>
              <table:table-cell office:value-type="float" office:value="0.000000000000012667">
                <text:p>0.000000000000012667</text:p>
              </table:table-cell>
              <table:table-cell office:value-type="float" office:value="2.7543E-015">
                <text:p>2.7543E-0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9147">
                <text:p>7.9147</text:p>
              </table:table-cell>
              <table:table-cell office:value-type="float" office:value="6.2708E-015">
                <text:p>6.2708E-015</text:p>
              </table:table-cell>
              <table:table-cell office:value-type="float" office:value="1.2391E-015">
                <text:p>1.2391E-0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0147">
                <text:p>8.0147</text:p>
              </table:table-cell>
              <table:table-cell office:value-type="float" office:value="3.0809E-015">
                <text:p>3.0809E-015</text:p>
              </table:table-cell>
              <table:table-cell office:value-type="float" office:value="5.5195E-016">
                <text:p>5.5195E-0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1147">
                <text:p>8.1147</text:p>
              </table:table-cell>
              <table:table-cell office:value-type="float" office:value="1.4939E-015">
                <text:p>1.4939E-015</text:p>
              </table:table-cell>
              <table:table-cell office:value-type="float" office:value="2.4346E-016">
                <text:p>2.4346E-0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2147">
                <text:p>8.2147</text:p>
              </table:table-cell>
              <table:table-cell office:value-type="float" office:value="6.9697E-016">
                <text:p>6.9697E-016</text:p>
              </table:table-cell>
              <table:table-cell office:value-type="float" office:value="1.0633E-016">
                <text:p>1.0633E-0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3147">
                <text:p>8.3147</text:p>
              </table:table-cell>
              <table:table-cell office:value-type="float" office:value="2.7414E-016">
                <text:p>2.7414E-016</text:p>
              </table:table-cell>
              <table:table-cell office:value-type="float" office:value="4.5985E-017">
                <text:p>4.5985E-0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147">
                <text:p>8.4147</text:p>
              </table:table-cell>
              <table:table-cell office:value-type="float" office:value="0">
                <text:p>0</text:p>
              </table:table-cell>
              <table:table-cell office:value-type="float" office:value="1.9692E-017">
                <text:p>1.9692E-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25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order="0.035cm solid #000000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order="0.002cm solid #000000"/>
    </style:style>
    <style:style style:name="ce3" style:family="table-cell" style:parent-style-name="Default" style:data-style-name="N140">
      <style:table-cell-properties fo:border="0.035cm solid #000000"/>
      <style:text-properties fo:font-weight="bold" style:font-weight-asian="bold" style:font-weight-complex="bold"/>
    </style:style>
    <style:style style:name="ce4" style:family="table-cell" style:parent-style-name="Default" style:data-style-name="N140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t 05" table:style-name="ta1" table:print="false">
        <table:table-column table:style-name="co1" table:number-columns-repeated="6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row table:style-name="ro1" table:number-rows-repeated="3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ce1" office:value-type="string">
            <text:p>krok h</text:p>
          </table:table-cell>
          <table:table-cell table:style-name="ce3" office:value-type="string">
            <text:p>log10(r.num)</text:p>
          </table:table-cell>
          <table:table-cell table:style-name="ce3" office:value-type="string">
            <text:p>log10(r.analityczne)</text:p>
          </table:table-cell>
        </table:table-row>
        <table:table-row table:style-name="ro1">
          <table:table-cell table:number-columns-repeated="6"/>
          <table:table-cell office:value-type="float" office:value="-8.4853">
            <text:p>-8,49</text:p>
          </table:table-cell>
          <table:table-cell table:number-columns-repeated="2" office:value-type="float" office:value="1">
            <text:p>1,000000000</text:p>
          </table:table-cell>
        </table:table-row>
        <table:table-row table:style-name="ro1">
          <table:table-cell table:number-columns-repeated="6"/>
          <table:table-cell office:value-type="float" office:value="-7.5853">
            <text:p>-7,59</text:p>
          </table:table-cell>
          <table:table-cell office:value-type="float" office:value="0.81595">
            <text:p>0,815950000</text:p>
          </table:table-cell>
          <table:table-cell office:value-type="float" office:value="1">
            <text:p>1,000000000</text:p>
          </table:table-cell>
        </table:table-row>
        <table:table-row table:style-name="ro1">
          <table:table-cell table:number-columns-repeated="6"/>
          <table:table-cell office:value-type="float" office:value="-6.5853">
            <text:p>-6,59</text:p>
          </table:table-cell>
          <table:table-cell office:value-type="float" office:value="0.97115">
            <text:p>0,971150000</text:p>
          </table:table-cell>
          <table:table-cell office:value-type="float" office:value="1">
            <text:p>1,000000000</text:p>
          </table:table-cell>
        </table:table-row>
        <table:table-row table:style-name="ro1">
          <table:table-cell table:number-columns-repeated="6"/>
          <table:table-cell office:value-type="float" office:value="-5.5853">
            <text:p>-5,59</text:p>
          </table:table-cell>
          <table:table-cell office:value-type="float" office:value="0.99808">
            <text:p>0,998080000</text:p>
          </table:table-cell>
          <table:table-cell office:value-type="float" office:value="1">
            <text:p>1,000000000</text:p>
          </table:table-cell>
        </table:table-row>
        <table:table-row table:style-name="ro1">
          <table:table-cell table:number-columns-repeated="6"/>
          <table:table-cell office:value-type="float" office:value="-4.5853">
            <text:p>-4,59</text:p>
          </table:table-cell>
          <table:table-cell office:value-type="float" office:value="0.99994">
            <text:p>0,999940000</text:p>
          </table:table-cell>
          <table:table-cell office:value-type="float" office:value="1">
            <text:p>1,000000000</text:p>
          </table:table-cell>
        </table:table-row>
        <table:table-row table:style-name="ro1">
          <table:table-cell table:number-columns-repeated="6"/>
          <table:table-cell office:value-type="float" office:value="-3.5853">
            <text:p>-3,59</text:p>
          </table:table-cell>
          <table:table-cell office:value-type="float" office:value="0.9998">
            <text:p>0,999800000</text:p>
          </table:table-cell>
          <table:table-cell office:value-type="float" office:value="0.99983">
            <text:p>0,999830000</text:p>
          </table:table-cell>
        </table:table-row>
        <table:table-row table:style-name="ro1">
          <table:table-cell table:number-columns-repeated="6"/>
          <table:table-cell office:value-type="float" office:value="-2.5853">
            <text:p>-2,59</text:p>
          </table:table-cell>
          <table:table-cell office:value-type="float" office:value="0.99457">
            <text:p>0,994570000</text:p>
          </table:table-cell>
          <table:table-cell office:value-type="float" office:value="0.99514">
            <text:p>0,995140000</text:p>
          </table:table-cell>
        </table:table-row>
        <table:table-row table:style-name="ro1">
          <table:table-cell table:number-columns-repeated="6"/>
          <table:table-cell office:value-type="float" office:value="-1.5853">
            <text:p>-1,59</text:p>
          </table:table-cell>
          <table:table-cell office:value-type="float" office:value="0.93955">
            <text:p>0,939550000</text:p>
          </table:table-cell>
          <table:table-cell office:value-type="float" office:value="0.94355">
            <text:p>0,943550000</text:p>
          </table:table-cell>
        </table:table-row>
        <table:table-row table:style-name="ro1">
          <table:table-cell table:number-columns-repeated="6"/>
          <table:table-cell office:value-type="float" office:value="-0.5853">
            <text:p>-0,59</text:p>
          </table:table-cell>
          <table:table-cell office:value-type="float" office:value="0.70912">
            <text:p>0,709120000</text:p>
          </table:table-cell>
          <table:table-cell office:value-type="float" office:value="0.72082">
            <text:p>0,720820000</text:p>
          </table:table-cell>
        </table:table-row>
        <table:table-row table:style-name="ro1">
          <table:table-cell table:number-columns-repeated="6"/>
          <table:table-cell office:value-type="float" office:value="0.4147">
            <text:p>0,41</text:p>
          </table:table-cell>
          <table:table-cell office:value-type="float" office:value="0.32611">
            <text:p>0,326110000</text:p>
          </table:table-cell>
          <table:table-cell office:value-type="float" office:value="0.33917">
            <text:p>0,339170000</text:p>
          </table:table-cell>
        </table:table-row>
        <table:table-row table:style-name="ro1">
          <table:table-cell table:number-columns-repeated="6"/>
          <table:table-cell office:value-type="float" office:value="1.4147">
            <text:p>1,41</text:p>
          </table:table-cell>
          <table:table-cell office:value-type="float" office:value="0.073369">
            <text:p>0,073369000</text:p>
          </table:table-cell>
          <table:table-cell office:value-type="float" office:value="0.078576">
            <text:p>0,078576000</text:p>
          </table:table-cell>
        </table:table-row>
        <table:table-row table:style-name="ro1">
          <table:table-cell table:number-columns-repeated="6"/>
          <table:table-cell office:value-type="float" office:value="2.4147">
            <text:p>2,41</text:p>
          </table:table-cell>
          <table:table-cell office:value-type="float" office:value="0.0071815">
            <text:p>0,007181500</text:p>
          </table:table-cell>
          <table:table-cell office:value-type="float" office:value="0.0078737">
            <text:p>0,007873700</text:p>
          </table:table-cell>
        </table:table-row>
        <table:table-row table:style-name="ro1">
          <table:table-cell table:number-columns-repeated="6"/>
          <table:table-cell office:value-type="float" office:value="3.4147">
            <text:p>3,41</text:p>
          </table:table-cell>
          <table:table-cell office:value-type="float" office:value="0.00029259">
            <text:p>0,000292590</text:p>
          </table:table-cell>
          <table:table-cell office:value-type="float" office:value="0.00031924">
            <text:p>0,000319240</text:p>
          </table:table-cell>
        </table:table-row>
        <table:table-row table:style-name="ro1">
          <table:table-cell table:number-columns-repeated="6"/>
          <table:table-cell office:value-type="float" office:value="4.4147">
            <text:p>4,41</text:p>
          </table:table-cell>
          <table:table-cell office:value-type="float" office:value="0.0000049686">
            <text:p>0,000004969</text:p>
          </table:table-cell>
          <table:table-cell office:value-type="float" office:value="0.0000050571">
            <text:p>0,000005057</text:p>
          </table:table-cell>
        </table:table-row>
        <table:table-row table:style-name="ro1">
          <table:table-cell table:number-columns-repeated="6"/>
          <table:table-cell office:value-type="float" office:value="5.4147">
            <text:p>5,41</text:p>
          </table:table-cell>
          <table:table-cell office:value-type="float" office:value="0.00000003635">
            <text:p>0,000000036</text:p>
          </table:table-cell>
          <table:table-cell office:value-type="float" office:value="0.000000030693">
            <text:p>0,000000031</text:p>
          </table:table-cell>
        </table:table-row>
        <table:table-row table:style-name="ro1">
          <table:table-cell table:number-columns-repeated="6"/>
          <table:table-cell office:value-type="float" office:value="6.4147">
            <text:p>6,41</text:p>
          </table:table-cell>
          <table:table-cell office:value-type="float" office:value="0.00000000012122">
            <text:p>0,000000000</text:p>
          </table:table-cell>
          <table:table-cell office:value-type="float" office:value="0.000000000070542">
            <text:p>0,000000000</text:p>
          </table:table-cell>
        </table:table-row>
        <table:table-row table:style-name="ro1">
          <table:table-cell table:number-columns-repeated="6"/>
          <table:table-cell office:value-type="float" office:value="7.4147">
            <text:p>7,41</text:p>
          </table:table-cell>
          <table:table-cell office:value-type="float" office:value="0.000000000000198">
            <text:p>0,000000000</text:p>
          </table:table-cell>
          <table:table-cell office:value-type="float" office:value="0.000000000000060942">
            <text:p>0,000000000</text:p>
          </table:table-cell>
        </table:table-row>
        <table:table-row table:style-name="ro1">
          <table:table-cell table:number-columns-repeated="6"/>
          <table:table-cell office:value-type="float" office:value="8.4147">
            <text:p>8,41</text:p>
          </table:table-cell>
          <table:table-cell office:value-type="float" office:value="0">
            <text:p>0,000000000</text:p>
          </table:table-cell>
          <table:table-cell office:value-type="float" office:value="1.9692E-017">
            <text:p>0,000000000</text:p>
          </table:table-cell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8" number:min-integer-digits="1"/>
    </number:number-style>
    <number:number-style style:name="N140">
      <number:number number:decimal-places="9" number:min-integer-digits="1"/>
    </number:number-style>
    <number:number-style style:name="N141">
      <number:number number:decimal-places="6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0" number:min-integer-digits="1"/>
    </number:number-style>
    <number:number-style style:name="N145P0" style:volatile="true">
      <number:text>Tak</number:text>
    </number:number-style>
    <number:number-style style:name="N145P1" style:volatile="true">
      <number:text>Tak</number:text>
    </number:number-style>
    <number:number-style style:name="N145">
      <number:text>Nie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Prawda</number:text>
    </number:number-style>
    <number:number-style style:name="N147P1" style:volatile="true">
      <number:text>Prawda</number:text>
    </number:number-style>
    <number:number-style style:name="N147">
      <number:text>Fałsz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Włączone</number:text>
    </number:number-style>
    <number:number-style style:name="N149P1" style:volatile="true">
      <number:text>Włączone</number:text>
    </number:number-style>
    <number:number-style style:name="N149">
      <number:text>Wyłączone</number:text>
      <style:map style:condition="value()&gt;0" style:apply-style-name="N149P0"/>
      <style:map style:condition="value()&lt;0" style:apply-style-name="N149P1"/>
    </number:number-style>
    <number:currency-style style:name="N15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1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3">23.02.2010</text:date>, <text:time>06:37:3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solid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Arial" fo:font-size="15.75pt" fo:font-style="normal" fo:text-shadow="none" style:text-underline-style="none" fo:font-weight="bold" style:font-size-asian="15.75pt" style:font-style-asian="normal" style:font-weight-asian="bold" style:font-family-complex="Arial" style:font-size-complex="15.75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Arial" fo:font-size="12pt" fo:font-style="normal" fo:text-shadow="none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ch4" style:family="chart">
      <style:chart-properties chart:interpolation="cubic-spline" chart:symbol-type="automatic" chart:connect-bars="false" chart:auto-position="true" chart:auto-size="true" chart:treat-empty-cells="ignore" chart:spline-order="3" chart:sort-by-x-values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link-data-style-to-source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Arial" fo:font-size="12pt" fo:font-style="normal" fo:text-shadow="none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ch6" style:family="chart">
      <style:chart-properties chart:auto-position="true" style:rotation-angle="0" style:direction="ltr"/>
      <style:text-properties fo:color="#000000" style:text-outline="false" style:text-line-through-style="none" fo:font-family="Arial" fo:font-size="12pt" fo:font-style="normal" fo:text-shadow="none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ch7" style:family="chart" style:data-style-name="N60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link-data-style-to-source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Arial" fo:font-size="12pt" fo:font-style="normal" fo:text-shadow="none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ch8" style:family="chart">
      <style:graphic-properties draw:stroke="solid" svg:stroke-width="0cm" svg:stroke-opacity="100%"/>
    </style:style>
    <style:style style:name="ch9" style:family="chart">
      <style:chart-properties chart:symbol-type="automatic" chart:symbol-width="0.176cm" chart:symbol-height="0.176cm"/>
      <style:graphic-properties draw:stroke="none" svg:stroke-width="0.07cm" svg:stroke-color="#00ae00" svg:stroke-opacity="100%" draw:fill-color="#00ae00" draw:opacity="100%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7cm" svg:stroke-color="#dc2300" svg:stroke-opacity="100%" draw:fill-color="#dc2300" draw:opacity="100%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000000" svg:stroke-opacity="100%" draw:fill="solid" draw:fill-color="#ffffff" draw:opacity="100%" draw:opacity-name=""/>
    </style:style>
    <style:style style:name="ch12" style:family="chart">
      <style:graphic-properties draw:fill-color="#d9d9d9"/>
    </style:style>
  </office:automatic-styles>
  <office:body>
    <office:chart>
      <chart:chart svg:width="20.088cm" svg:height="11.509cm" chart:class="chart:scatter" chart:style-name="ch1">
        <chart:title svg:x="9.475cm" svg:y="0.231cm" chart:style-name="ch2">
          <text:p>t = 1</text:p>
        </chart:title>
        <chart:legend chart:legend-position="end" svg:x="15.009cm" svg:y="5.052cm" chart:style-name="ch3"/>
        <chart:plot-area chart:style-name="ch4" chart:data-source-has-labels="both" svg:x="0.401cm" svg:y="1.096cm" svg:width="14.208cm" svg:height="9.924cm">
          <chart:axis chart:dimension="x" chart:name="primary-x" chart:style-name="ch5">
            <chart:title svg:x="7.386cm" svg:y="10.546cm" chart:style-name="ch6">
              <text:p>=</text:p>
            </chart:title>
            <chart:categories table:cell-range-address="local-table.$A$2:.$A$17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C$2:.$C$172" chart:label-cell-address="local-table.$C$1" chart:class="chart:scatter">
            <chart:domain table:cell-range-address="local-table.$B$2:.$B$172"/>
            <chart:data-point chart:repeated="171"/>
          </chart:series>
          <chart:series chart:style-name="ch10" chart:values-cell-range-address="local-table.$D$2:.$D$172" chart:label-cell-address="local-table.$D$1" chart:class="chart:scatter">
            <chart:data-point chart:repeated="1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og10(r.numeryczne)</text:p>
              </table:table-cell>
              <table:table-cell office:value-type="string">
                <text:p>log10(r.analityczne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.4853">
                <text:p>-8.4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.3853">
                <text:p>-8.3853</text:p>
              </table:table-cell>
              <table:table-cell office:value-type="float" office:value="0.52819">
                <text:p>0.52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2853">
                <text:p>-8.2853</text:p>
              </table:table-cell>
              <table:table-cell office:value-type="float" office:value="0.55624">
                <text:p>0.556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1853">
                <text:p>-8.1853</text:p>
              </table:table-cell>
              <table:table-cell office:value-type="float" office:value="0.58401">
                <text:p>0.58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0853">
                <text:p>-8.0853</text:p>
              </table:table-cell>
              <table:table-cell office:value-type="float" office:value="0.61137">
                <text:p>0.61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9853">
                <text:p>-7.9853</text:p>
              </table:table-cell>
              <table:table-cell office:value-type="float" office:value="0.63819">
                <text:p>0.63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.8853">
                <text:p>-7.8853</text:p>
              </table:table-cell>
              <table:table-cell office:value-type="float" office:value="0.66434">
                <text:p>0.66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.7853">
                <text:p>-7.7853</text:p>
              </table:table-cell>
              <table:table-cell office:value-type="float" office:value="0.68972">
                <text:p>0.68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6853">
                <text:p>-7.6853</text:p>
              </table:table-cell>
              <table:table-cell office:value-type="float" office:value="0.71422">
                <text:p>0.71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5853">
                <text:p>-7.5853</text:p>
              </table:table-cell>
              <table:table-cell office:value-type="float" office:value="0.73776">
                <text:p>0.73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4853">
                <text:p>-7.4853</text:p>
              </table:table-cell>
              <table:table-cell office:value-type="float" office:value="0.76027">
                <text:p>0.760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3853">
                <text:p>-7.3853</text:p>
              </table:table-cell>
              <table:table-cell office:value-type="float" office:value="0.78168">
                <text:p>0.78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.2853">
                <text:p>-7.2853</text:p>
              </table:table-cell>
              <table:table-cell office:value-type="float" office:value="0.80194">
                <text:p>0.80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.1853">
                <text:p>-7.1853</text:p>
              </table:table-cell>
              <table:table-cell office:value-type="float" office:value="0.82102">
                <text:p>0.82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.0853">
                <text:p>-7.0853</text:p>
              </table:table-cell>
              <table:table-cell office:value-type="float" office:value="0.8389">
                <text:p>0.8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9853">
                <text:p>-6.9853</text:p>
              </table:table-cell>
              <table:table-cell office:value-type="float" office:value="0.85557">
                <text:p>0.85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8853">
                <text:p>-6.8853</text:p>
              </table:table-cell>
              <table:table-cell office:value-type="float" office:value="0.87103">
                <text:p>0.87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.7853">
                <text:p>-6.7853</text:p>
              </table:table-cell>
              <table:table-cell office:value-type="float" office:value="0.88531">
                <text:p>0.88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.6853">
                <text:p>-6.6853</text:p>
              </table:table-cell>
              <table:table-cell office:value-type="float" office:value="0.89842">
                <text:p>0.898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.5853">
                <text:p>-6.5853</text:p>
              </table:table-cell>
              <table:table-cell office:value-type="float" office:value="0.91041">
                <text:p>0.91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.4853">
                <text:p>-6.4853</text:p>
              </table:table-cell>
              <table:table-cell office:value-type="float" office:value="0.9213">
                <text:p>0.9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.3853">
                <text:p>-6.3853</text:p>
              </table:table-cell>
              <table:table-cell office:value-type="float" office:value="0.93117">
                <text:p>0.93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.2853">
                <text:p>-6.2853</text:p>
              </table:table-cell>
              <table:table-cell office:value-type="float" office:value="0.94004">
                <text:p>0.94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.1853">
                <text:p>-6.1853</text:p>
              </table:table-cell>
              <table:table-cell office:value-type="float" office:value="0.948">
                <text:p>0.948</text:p>
              </table:table-cell>
              <table:table-cell office:value-type="float" office:value="0.99999">
                <text:p>0.99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.0853">
                <text:p>-6.0853</text:p>
              </table:table-cell>
              <table:table-cell office:value-type="float" office:value="0.95509">
                <text:p>0.95509</text:p>
              </table:table-cell>
              <table:table-cell office:value-type="float" office:value="0.99999">
                <text:p>0.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.9853">
                <text:p>-5.9853</text:p>
              </table:table-cell>
              <table:table-cell office:value-type="float" office:value="0.96137">
                <text:p>0.96137</text:p>
              </table:table-cell>
              <table:table-cell office:value-type="float" office:value="0.99999">
                <text:p>0.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.8853">
                <text:p>-5.8853</text:p>
              </table:table-cell>
              <table:table-cell office:value-type="float" office:value="0.96692">
                <text:p>0.96692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.7853">
                <text:p>-5.7853</text:p>
              </table:table-cell>
              <table:table-cell office:value-type="float" office:value="0.97179">
                <text:p>0.97179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.6853">
                <text:p>-5.6853</text:p>
              </table:table-cell>
              <table:table-cell office:value-type="float" office:value="0.97604">
                <text:p>0.97604</text:p>
              </table:table-cell>
              <table:table-cell office:value-type="float" office:value="0.99997">
                <text:p>0.999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.5853">
                <text:p>-5.5853</text:p>
              </table:table-cell>
              <table:table-cell office:value-type="float" office:value="0.97974">
                <text:p>0.97974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.4853">
                <text:p>-5.4853</text:p>
              </table:table-cell>
              <table:table-cell office:value-type="float" office:value="0.98293">
                <text:p>0.98293</text:p>
              </table:table-cell>
              <table:table-cell office:value-type="float" office:value="0.99995">
                <text:p>0.999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5.3853">
                <text:p>-5.3853</text:p>
              </table:table-cell>
              <table:table-cell office:value-type="float" office:value="0.98567">
                <text:p>0.98567</text:p>
              </table:table-cell>
              <table:table-cell office:value-type="float" office:value="0.99993">
                <text:p>0.999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.2853">
                <text:p>-5.2853</text:p>
              </table:table-cell>
              <table:table-cell office:value-type="float" office:value="0.98801">
                <text:p>0.98801</text:p>
              </table:table-cell>
              <table:table-cell office:value-type="float" office:value="0.99991">
                <text:p>0.999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.1853">
                <text:p>-5.1853</text:p>
              </table:table-cell>
              <table:table-cell office:value-type="float" office:value="0.98999">
                <text:p>0.98999</text:p>
              </table:table-cell>
              <table:table-cell office:value-type="float" office:value="0.99988">
                <text:p>0.999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.0853">
                <text:p>-5.0853</text:p>
              </table:table-cell>
              <table:table-cell office:value-type="float" office:value="0.99166">
                <text:p>0.99166</text:p>
              </table:table-cell>
              <table:table-cell office:value-type="float" office:value="0.99984">
                <text:p>0.999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.9853">
                <text:p>-4.9853</text:p>
              </table:table-cell>
              <table:table-cell office:value-type="float" office:value="0.99305">
                <text:p>0.99305</text:p>
              </table:table-cell>
              <table:table-cell office:value-type="float" office:value="0.99979">
                <text:p>0.999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.8853">
                <text:p>-4.8853</text:p>
              </table:table-cell>
              <table:table-cell office:value-type="float" office:value="0.99419">
                <text:p>0.99419</text:p>
              </table:table-cell>
              <table:table-cell office:value-type="float" office:value="0.99972">
                <text:p>0.999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.7853">
                <text:p>-4.7853</text:p>
              </table:table-cell>
              <table:table-cell office:value-type="float" office:value="0.99512">
                <text:p>0.99512</text:p>
              </table:table-cell>
              <table:table-cell office:value-type="float" office:value="0.99964">
                <text:p>0.999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.6853">
                <text:p>-4.6853</text:p>
              </table:table-cell>
              <table:table-cell office:value-type="float" office:value="0.99584">
                <text:p>0.99584</text:p>
              </table:table-cell>
              <table:table-cell office:value-type="float" office:value="0.99954">
                <text:p>0.999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.5853">
                <text:p>-4.5853</text:p>
              </table:table-cell>
              <table:table-cell office:value-type="float" office:value="0.9964">
                <text:p>0.9964</text:p>
              </table:table-cell>
              <table:table-cell office:value-type="float" office:value="0.99941">
                <text:p>0.999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.4853">
                <text:p>-4.4853</text:p>
              </table:table-cell>
              <table:table-cell office:value-type="float" office:value="0.99679">
                <text:p>0.99679</text:p>
              </table:table-cell>
              <table:table-cell office:value-type="float" office:value="0.99924">
                <text:p>0.999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.3853">
                <text:p>-4.3853</text:p>
              </table:table-cell>
              <table:table-cell office:value-type="float" office:value="0.99704">
                <text:p>0.99704</text:p>
              </table:table-cell>
              <table:table-cell office:value-type="float" office:value="0.99904">
                <text:p>0.999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.2853">
                <text:p>-4.2853</text:p>
              </table:table-cell>
              <table:table-cell office:value-type="float" office:value="0.99715">
                <text:p>0.99715</text:p>
              </table:table-cell>
              <table:table-cell office:value-type="float" office:value="0.99878">
                <text:p>0.998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1853">
                <text:p>-4.1853</text:p>
              </table:table-cell>
              <table:table-cell office:value-type="float" office:value="0.99711">
                <text:p>0.99711</text:p>
              </table:table-cell>
              <table:table-cell office:value-type="float" office:value="0.99846">
                <text:p>0.998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.0853">
                <text:p>-4.0853</text:p>
              </table:table-cell>
              <table:table-cell office:value-type="float" office:value="0.99694">
                <text:p>0.99694</text:p>
              </table:table-cell>
              <table:table-cell office:value-type="float" office:value="0.99807">
                <text:p>0.998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9853">
                <text:p>-3.9853</text:p>
              </table:table-cell>
              <table:table-cell office:value-type="float" office:value="0.99662">
                <text:p>0.99662</text:p>
              </table:table-cell>
              <table:table-cell office:value-type="float" office:value="0.99758">
                <text:p>0.997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8853">
                <text:p>-3.8853</text:p>
              </table:table-cell>
              <table:table-cell office:value-type="float" office:value="0.99616">
                <text:p>0.99616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7853">
                <text:p>-3.7853</text:p>
              </table:table-cell>
              <table:table-cell office:value-type="float" office:value="0.99552">
                <text:p>0.99552</text:p>
              </table:table-cell>
              <table:table-cell office:value-type="float" office:value="0.99628">
                <text:p>0.996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6853">
                <text:p>-3.6853</text:p>
              </table:table-cell>
              <table:table-cell office:value-type="float" office:value="0.9947">
                <text:p>0.9947</text:p>
              </table:table-cell>
              <table:table-cell office:value-type="float" office:value="0.99542">
                <text:p>0.995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5853">
                <text:p>-3.5853</text:p>
              </table:table-cell>
              <table:table-cell office:value-type="float" office:value="0.99367">
                <text:p>0.99367</text:p>
              </table:table-cell>
              <table:table-cell office:value-type="float" office:value="0.99438">
                <text:p>0.994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4853">
                <text:p>-3.4853</text:p>
              </table:table-cell>
              <table:table-cell office:value-type="float" office:value="0.99242">
                <text:p>0.99242</text:p>
              </table:table-cell>
              <table:table-cell office:value-type="float" office:value="0.99314">
                <text:p>0.993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.3853">
                <text:p>-3.3853</text:p>
              </table:table-cell>
              <table:table-cell office:value-type="float" office:value="0.9909">
                <text:p>0.9909</text:p>
              </table:table-cell>
              <table:table-cell office:value-type="float" office:value="0.99166">
                <text:p>0.991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2853">
                <text:p>-3.2853</text:p>
              </table:table-cell>
              <table:table-cell office:value-type="float" office:value="0.98908">
                <text:p>0.98908</text:p>
              </table:table-cell>
              <table:table-cell office:value-type="float" office:value="0.98991">
                <text:p>0.98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.1853">
                <text:p>-3.1853</text:p>
              </table:table-cell>
              <table:table-cell office:value-type="float" office:value="0.98693">
                <text:p>0.98693</text:p>
              </table:table-cell>
              <table:table-cell office:value-type="float" office:value="0.98785">
                <text:p>0.987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.0853">
                <text:p>-3.0853</text:p>
              </table:table-cell>
              <table:table-cell office:value-type="float" office:value="0.9844">
                <text:p>0.9844</text:p>
              </table:table-cell>
              <table:table-cell office:value-type="float" office:value="0.98543">
                <text:p>0.985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.9853">
                <text:p>-2.9853</text:p>
              </table:table-cell>
              <table:table-cell office:value-type="float" office:value="0.98145">
                <text:p>0.98145</text:p>
              </table:table-cell>
              <table:table-cell office:value-type="float" office:value="0.98261">
                <text:p>0.982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8853">
                <text:p>-2.8853</text:p>
              </table:table-cell>
              <table:table-cell office:value-type="float" office:value="0.97802">
                <text:p>0.97802</text:p>
              </table:table-cell>
              <table:table-cell office:value-type="float" office:value="0.97933">
                <text:p>0.97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7853">
                <text:p>-2.7853</text:p>
              </table:table-cell>
              <table:table-cell office:value-type="float" office:value="0.97406">
                <text:p>0.97406</text:p>
              </table:table-cell>
              <table:table-cell office:value-type="float" office:value="0.97555">
                <text:p>0.975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6853">
                <text:p>-2.6853</text:p>
              </table:table-cell>
              <table:table-cell office:value-type="float" office:value="0.96952">
                <text:p>0.96952</text:p>
              </table:table-cell>
              <table:table-cell office:value-type="float" office:value="0.9712">
                <text:p>0.97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.5853">
                <text:p>-2.5853</text:p>
              </table:table-cell>
              <table:table-cell office:value-type="float" office:value="0.96432">
                <text:p>0.96432</text:p>
              </table:table-cell>
              <table:table-cell office:value-type="float" office:value="0.96623">
                <text:p>0.966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.4853">
                <text:p>-2.4853</text:p>
              </table:table-cell>
              <table:table-cell office:value-type="float" office:value="0.95842">
                <text:p>0.95842</text:p>
              </table:table-cell>
              <table:table-cell office:value-type="float" office:value="0.96057">
                <text:p>0.960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.3853">
                <text:p>-2.3853</text:p>
              </table:table-cell>
              <table:table-cell office:value-type="float" office:value="0.95175">
                <text:p>0.95175</text:p>
              </table:table-cell>
              <table:table-cell office:value-type="float" office:value="0.95416">
                <text:p>0.954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.2853">
                <text:p>-2.2853</text:p>
              </table:table-cell>
              <table:table-cell office:value-type="float" office:value="0.94424">
                <text:p>0.94424</text:p>
              </table:table-cell>
              <table:table-cell office:value-type="float" office:value="0.94695">
                <text:p>0.946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.1853">
                <text:p>-2.1853</text:p>
              </table:table-cell>
              <table:table-cell office:value-type="float" office:value="0.93584">
                <text:p>0.93584</text:p>
              </table:table-cell>
              <table:table-cell office:value-type="float" office:value="0.93885">
                <text:p>0.938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.0853">
                <text:p>-2.0853</text:p>
              </table:table-cell>
              <table:table-cell office:value-type="float" office:value="0.92649">
                <text:p>0.92649</text:p>
              </table:table-cell>
              <table:table-cell office:value-type="float" office:value="0.92983">
                <text:p>0.929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9853">
                <text:p>-1.9853</text:p>
              </table:table-cell>
              <table:table-cell office:value-type="float" office:value="0.91612">
                <text:p>0.91612</text:p>
              </table:table-cell>
              <table:table-cell office:value-type="float" office:value="0.91981">
                <text:p>0.919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8853">
                <text:p>-1.8853</text:p>
              </table:table-cell>
              <table:table-cell office:value-type="float" office:value="0.90469">
                <text:p>0.90469</text:p>
              </table:table-cell>
              <table:table-cell office:value-type="float" office:value="0.90875">
                <text:p>0.90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7853">
                <text:p>-1.7853</text:p>
              </table:table-cell>
              <table:table-cell office:value-type="float" office:value="0.89215">
                <text:p>0.89215</text:p>
              </table:table-cell>
              <table:table-cell office:value-type="float" office:value="0.89659">
                <text:p>0.896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6853">
                <text:p>-1.6853</text:p>
              </table:table-cell>
              <table:table-cell office:value-type="float" office:value="0.87847">
                <text:p>0.87847</text:p>
              </table:table-cell>
              <table:table-cell office:value-type="float" office:value="0.88331">
                <text:p>0.883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5853">
                <text:p>-1.5853</text:p>
              </table:table-cell>
              <table:table-cell office:value-type="float" office:value="0.8636">
                <text:p>0.8636</text:p>
              </table:table-cell>
              <table:table-cell office:value-type="float" office:value="0.86885">
                <text:p>0.868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4853">
                <text:p>-1.4853</text:p>
              </table:table-cell>
              <table:table-cell office:value-type="float" office:value="0.84754">
                <text:p>0.84754</text:p>
              </table:table-cell>
              <table:table-cell office:value-type="float" office:value="0.8532">
                <text:p>0.85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3853">
                <text:p>-1.3853</text:p>
              </table:table-cell>
              <table:table-cell office:value-type="float" office:value="0.83026">
                <text:p>0.83026</text:p>
              </table:table-cell>
              <table:table-cell office:value-type="float" office:value="0.83634">
                <text:p>0.836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2853">
                <text:p>-1.2853</text:p>
              </table:table-cell>
              <table:table-cell office:value-type="float" office:value="0.81178">
                <text:p>0.81178</text:p>
              </table:table-cell>
              <table:table-cell office:value-type="float" office:value="0.81828">
                <text:p>0.818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1853">
                <text:p>-1.1853</text:p>
              </table:table-cell>
              <table:table-cell office:value-type="float" office:value="0.7921">
                <text:p>0.7921</text:p>
              </table:table-cell>
              <table:table-cell office:value-type="float" office:value="0.79902">
                <text:p>0.799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0853">
                <text:p>-1.0853</text:p>
              </table:table-cell>
              <table:table-cell office:value-type="float" office:value="0.77126">
                <text:p>0.77126</text:p>
              </table:table-cell>
              <table:table-cell office:value-type="float" office:value="0.77858">
                <text:p>0.778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9853">
                <text:p>-0.9853</text:p>
              </table:table-cell>
              <table:table-cell office:value-type="float" office:value="0.74929">
                <text:p>0.74929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8853">
                <text:p>-0.8853</text:p>
              </table:table-cell>
              <table:table-cell office:value-type="float" office:value="0.72624">
                <text:p>0.72624</text:p>
              </table:table-cell>
              <table:table-cell office:value-type="float" office:value="0.73434">
                <text:p>0.734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7853">
                <text:p>-0.7853</text:p>
              </table:table-cell>
              <table:table-cell office:value-type="float" office:value="0.7022">
                <text:p>0.7022</text:p>
              </table:table-cell>
              <table:table-cell office:value-type="float" office:value="0.71065">
                <text:p>0.710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6853">
                <text:p>-0.6853</text:p>
              </table:table-cell>
              <table:table-cell office:value-type="float" office:value="0.67723">
                <text:p>0.67723</text:p>
              </table:table-cell>
              <table:table-cell office:value-type="float" office:value="0.68601">
                <text:p>0.686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5853">
                <text:p>-0.5853</text:p>
              </table:table-cell>
              <table:table-cell office:value-type="float" office:value="0.65144">
                <text:p>0.65144</text:p>
              </table:table-cell>
              <table:table-cell office:value-type="float" office:value="0.66051">
                <text:p>0.660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4853">
                <text:p>-0.4853</text:p>
              </table:table-cell>
              <table:table-cell office:value-type="float" office:value="0.62493">
                <text:p>0.62493</text:p>
              </table:table-cell>
              <table:table-cell office:value-type="float" office:value="0.63426">
                <text:p>0.634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3853">
                <text:p>-0.3853</text:p>
              </table:table-cell>
              <table:table-cell office:value-type="float" office:value="0.59781">
                <text:p>0.59781</text:p>
              </table:table-cell>
              <table:table-cell office:value-type="float" office:value="0.60736">
                <text:p>0.607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2853">
                <text:p>-0.2853</text:p>
              </table:table-cell>
              <table:table-cell office:value-type="float" office:value="0.57021">
                <text:p>0.57021</text:p>
              </table:table-cell>
              <table:table-cell office:value-type="float" office:value="0.57993">
                <text:p>0.579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853">
                <text:p>-0.1853</text:p>
              </table:table-cell>
              <table:table-cell office:value-type="float" office:value="0.54227">
                <text:p>0.54227</text:p>
              </table:table-cell>
              <table:table-cell office:value-type="float" office:value="0.55212">
                <text:p>0.552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853">
                <text:p>-0.0853</text:p>
              </table:table-cell>
              <table:table-cell office:value-type="float" office:value="0.51411">
                <text:p>0.51411</text:p>
              </table:table-cell>
              <table:table-cell office:value-type="float" office:value="0.52404">
                <text:p>0.524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47">
                <text:p>0.0147</text:p>
              </table:table-cell>
              <table:table-cell office:value-type="float" office:value="0.48589">
                <text:p>0.48589</text:p>
              </table:table-cell>
              <table:table-cell office:value-type="float" office:value="0.49585">
                <text:p>0.495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47">
                <text:p>0.1147</text:p>
              </table:table-cell>
              <table:table-cell office:value-type="float" office:value="0.45773">
                <text:p>0.45773</text:p>
              </table:table-cell>
              <table:table-cell office:value-type="float" office:value="0.46767">
                <text:p>0.467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147">
                <text:p>0.2147</text:p>
              </table:table-cell>
              <table:table-cell office:value-type="float" office:value="0.42979">
                <text:p>0.42979</text:p>
              </table:table-cell>
              <table:table-cell office:value-type="float" office:value="0.43966">
                <text:p>0.439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147">
                <text:p>0.3147</text:p>
              </table:table-cell>
              <table:table-cell office:value-type="float" office:value="0.40219">
                <text:p>0.40219</text:p>
              </table:table-cell>
              <table:table-cell office:value-type="float" office:value="0.41195">
                <text:p>0.411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147">
                <text:p>0.4147</text:p>
              </table:table-cell>
              <table:table-cell office:value-type="float" office:value="0.37507">
                <text:p>0.37507</text:p>
              </table:table-cell>
              <table:table-cell office:value-type="float" office:value="0.38467">
                <text:p>0.384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147">
                <text:p>0.5147</text:p>
              </table:table-cell>
              <table:table-cell office:value-type="float" office:value="0.34856">
                <text:p>0.34856</text:p>
              </table:table-cell>
              <table:table-cell office:value-type="float" office:value="0.35794">
                <text:p>0.357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147">
                <text:p>0.6147</text:p>
              </table:table-cell>
              <table:table-cell office:value-type="float" office:value="0.32277">
                <text:p>0.32277</text:p>
              </table:table-cell>
              <table:table-cell office:value-type="float" office:value="0.3319">
                <text:p>0.33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147">
                <text:p>0.7147</text:p>
              </table:table-cell>
              <table:table-cell office:value-type="float" office:value="0.2978">
                <text:p>0.2978</text:p>
              </table:table-cell>
              <table:table-cell office:value-type="float" office:value="0.30665">
                <text:p>0.306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147">
                <text:p>0.8147</text:p>
              </table:table-cell>
              <table:table-cell office:value-type="float" office:value="0.27376">
                <text:p>0.27376</text:p>
              </table:table-cell>
              <table:table-cell office:value-type="float" office:value="0.28228">
                <text:p>0.282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147">
                <text:p>0.9147</text:p>
              </table:table-cell>
              <table:table-cell office:value-type="float" office:value="0.25071">
                <text:p>0.25071</text:p>
              </table:table-cell>
              <table:table-cell office:value-type="float" office:value="0.25888">
                <text:p>0.258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147">
                <text:p>1.0147</text:p>
              </table:table-cell>
              <table:table-cell office:value-type="float" office:value="0.22874">
                <text:p>0.22874</text:p>
              </table:table-cell>
              <table:table-cell office:value-type="float" office:value="0.23653">
                <text:p>0.236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147">
                <text:p>1.1147</text:p>
              </table:table-cell>
              <table:table-cell office:value-type="float" office:value="0.2079">
                <text:p>0.2079</text:p>
              </table:table-cell>
              <table:table-cell office:value-type="float" office:value="0.21528">
                <text:p>0.215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2147">
                <text:p>1.2147</text:p>
              </table:table-cell>
              <table:table-cell office:value-type="float" office:value="0.18822">
                <text:p>0.18822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147">
                <text:p>1.3147</text:p>
              </table:table-cell>
              <table:table-cell office:value-type="float" office:value="0.16974">
                <text:p>0.16974</text:p>
              </table:table-cell>
              <table:table-cell office:value-type="float" office:value="0.17628">
                <text:p>0.176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4147">
                <text:p>1.4147</text:p>
              </table:table-cell>
              <table:table-cell office:value-type="float" office:value="0.15246">
                <text:p>0.15246</text:p>
              </table:table-cell>
              <table:table-cell office:value-type="float" office:value="0.15857">
                <text:p>0.158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147">
                <text:p>1.5147</text:p>
              </table:table-cell>
              <table:table-cell office:value-type="float" office:value="0.1364">
                <text:p>0.1364</text:p>
              </table:table-cell>
              <table:table-cell office:value-type="float" office:value="0.14207">
                <text:p>0.142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147">
                <text:p>1.6147</text:p>
              </table:table-cell>
              <table:table-cell office:value-type="float" office:value="0.12153">
                <text:p>0.12153</text:p>
              </table:table-cell>
              <table:table-cell office:value-type="float" office:value="0.12677">
                <text:p>0.126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7147">
                <text:p>1.7147</text:p>
              </table:table-cell>
              <table:table-cell office:value-type="float" office:value="0.10784">
                <text:p>0.10784</text:p>
              </table:table-cell>
              <table:table-cell office:value-type="float" office:value="0.11266">
                <text:p>0.112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8147">
                <text:p>1.8147</text:p>
              </table:table-cell>
              <table:table-cell office:value-type="float" office:value="0.095306">
                <text:p>0.095306</text:p>
              </table:table-cell>
              <table:table-cell office:value-type="float" office:value="0.099711">
                <text:p>0.0997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9147">
                <text:p>1.9147</text:p>
              </table:table-cell>
              <table:table-cell office:value-type="float" office:value="0.083876">
                <text:p>0.083876</text:p>
              </table:table-cell>
              <table:table-cell office:value-type="float" office:value="0.087882">
                <text:p>0.0878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0147">
                <text:p>2.0147</text:p>
              </table:table-cell>
              <table:table-cell office:value-type="float" office:value="0.073509">
                <text:p>0.073509</text:p>
              </table:table-cell>
              <table:table-cell office:value-type="float" office:value="0.077133">
                <text:p>0.0771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147">
                <text:p>2.1147</text:p>
              </table:table-cell>
              <table:table-cell office:value-type="float" office:value="0.064153">
                <text:p>0.064153</text:p>
              </table:table-cell>
              <table:table-cell office:value-type="float" office:value="0.067414">
                <text:p>0.0674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2147">
                <text:p>2.2147</text:p>
              </table:table-cell>
              <table:table-cell office:value-type="float" office:value="0.055751">
                <text:p>0.055751</text:p>
              </table:table-cell>
              <table:table-cell office:value-type="float" office:value="0.058669">
                <text:p>0.0586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3147">
                <text:p>2.3147</text:p>
              </table:table-cell>
              <table:table-cell office:value-type="float" office:value="0.048243">
                <text:p>0.048243</text:p>
              </table:table-cell>
              <table:table-cell office:value-type="float" office:value="0.050841">
                <text:p>0.0508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4147">
                <text:p>2.4147</text:p>
              </table:table-cell>
              <table:table-cell office:value-type="float" office:value="0.041567">
                <text:p>0.041567</text:p>
              </table:table-cell>
              <table:table-cell office:value-type="float" office:value="0.043868">
                <text:p>0.0438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5147">
                <text:p>2.5147</text:p>
              </table:table-cell>
              <table:table-cell office:value-type="float" office:value="0.035662">
                <text:p>0.035662</text:p>
              </table:table-cell>
              <table:table-cell office:value-type="float" office:value="0.037688">
                <text:p>0.0376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6147">
                <text:p>2.6147</text:p>
              </table:table-cell>
              <table:table-cell office:value-type="float" office:value="0.030463">
                <text:p>0.030463</text:p>
              </table:table-cell>
              <table:table-cell office:value-type="float" office:value="0.032237">
                <text:p>0.0322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7147">
                <text:p>2.7147</text:p>
              </table:table-cell>
              <table:table-cell office:value-type="float" office:value="0.025909">
                <text:p>0.025909</text:p>
              </table:table-cell>
              <table:table-cell office:value-type="float" office:value="0.027454">
                <text:p>0.0274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8147">
                <text:p>2.8147</text:p>
              </table:table-cell>
              <table:table-cell office:value-type="float" office:value="0.021939">
                <text:p>0.021939</text:p>
              </table:table-cell>
              <table:table-cell office:value-type="float" office:value="0.023279">
                <text:p>0.0232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9147">
                <text:p>2.9147</text:p>
              </table:table-cell>
              <table:table-cell office:value-type="float" office:value="0.018497">
                <text:p>0.018497</text:p>
              </table:table-cell>
              <table:table-cell office:value-type="float" office:value="0.019651">
                <text:p>0.0196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0147">
                <text:p>3.0147</text:p>
              </table:table-cell>
              <table:table-cell office:value-type="float" office:value="0.015526">
                <text:p>0.015526</text:p>
              </table:table-cell>
              <table:table-cell office:value-type="float" office:value="0.016515">
                <text:p>0.0165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1147">
                <text:p>3.1147</text:p>
              </table:table-cell>
              <table:table-cell office:value-type="float" office:value="0.012975">
                <text:p>0.012975</text:p>
              </table:table-cell>
              <table:table-cell office:value-type="float" office:value="0.013817">
                <text:p>0.0138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2147">
                <text:p>3.2147</text:p>
              </table:table-cell>
              <table:table-cell office:value-type="float" office:value="0.010795">
                <text:p>0.010795</text:p>
              </table:table-cell>
              <table:table-cell office:value-type="float" office:value="0.011509">
                <text:p>0.0115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3147">
                <text:p>3.3147</text:p>
              </table:table-cell>
              <table:table-cell office:value-type="float" office:value="0.0089414">
                <text:p>0.0089414</text:p>
              </table:table-cell>
              <table:table-cell office:value-type="float" office:value="0.0095427">
                <text:p>0.00954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4147">
                <text:p>3.4147</text:p>
              </table:table-cell>
              <table:table-cell office:value-type="float" office:value="0.0073731">
                <text:p>0.0073731</text:p>
              </table:table-cell>
              <table:table-cell office:value-type="float" office:value="0.0078769">
                <text:p>0.00787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5147">
                <text:p>3.5147</text:p>
              </table:table-cell>
              <table:table-cell office:value-type="float" office:value="0.0060528">
                <text:p>0.0060528</text:p>
              </table:table-cell>
              <table:table-cell office:value-type="float" office:value="0.0064725">
                <text:p>0.00647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6147">
                <text:p>3.6147</text:p>
              </table:table-cell>
              <table:table-cell office:value-type="float" office:value="0.0049467">
                <text:p>0.0049467</text:p>
              </table:table-cell>
              <table:table-cell office:value-type="float" office:value="0.0052943">
                <text:p>0.00529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7147">
                <text:p>3.7147</text:p>
              </table:table-cell>
              <table:table-cell office:value-type="float" office:value="0.0040246">
                <text:p>0.0040246</text:p>
              </table:table-cell>
              <table:table-cell office:value-type="float" office:value="0.0043108">
                <text:p>0.00431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8147">
                <text:p>3.8147</text:p>
              </table:table-cell>
              <table:table-cell office:value-type="float" office:value="0.0032597">
                <text:p>0.0032597</text:p>
              </table:table-cell>
              <table:table-cell office:value-type="float" office:value="0.003494">
                <text:p>0.0034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9147">
                <text:p>3.9147</text:p>
              </table:table-cell>
              <table:table-cell office:value-type="float" office:value="0.0026283">
                <text:p>0.0026283</text:p>
              </table:table-cell>
              <table:table-cell office:value-type="float" office:value="0.002819">
                <text:p>0.0028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0147">
                <text:p>4.0147</text:p>
              </table:table-cell>
              <table:table-cell office:value-type="float" office:value="0.0021096">
                <text:p>0.0021096</text:p>
              </table:table-cell>
              <table:table-cell office:value-type="float" office:value="0.0022639">
                <text:p>0.00226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1147">
                <text:p>4.1147</text:p>
              </table:table-cell>
              <table:table-cell office:value-type="float" office:value="0.0016857">
                <text:p>0.0016857</text:p>
              </table:table-cell>
              <table:table-cell office:value-type="float" office:value="0.0018098">
                <text:p>0.00180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2147">
                <text:p>4.2147</text:p>
              </table:table-cell>
              <table:table-cell office:value-type="float" office:value="0.0013408">
                <text:p>0.0013408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3147">
                <text:p>4.3147</text:p>
              </table:table-cell>
              <table:table-cell office:value-type="float" office:value="0.0010617">
                <text:p>0.0010617</text:p>
              </table:table-cell>
              <table:table-cell office:value-type="float" office:value="0.0011405">
                <text:p>0.00114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4147">
                <text:p>4.4147</text:p>
              </table:table-cell>
              <table:table-cell office:value-type="float" office:value="0.00083686">
                <text:p>0.00083686</text:p>
              </table:table-cell>
              <table:table-cell office:value-type="float" office:value="0.00089912">
                <text:p>0.000899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5147">
                <text:p>4.5147</text:p>
              </table:table-cell>
              <table:table-cell office:value-type="float" office:value="0.00065665">
                <text:p>0.00065665</text:p>
              </table:table-cell>
              <table:table-cell office:value-type="float" office:value="0.00070551">
                <text:p>0.000705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6147">
                <text:p>4.6147</text:p>
              </table:table-cell>
              <table:table-cell office:value-type="float" office:value="0.00051291">
                <text:p>0.00051291</text:p>
              </table:table-cell>
              <table:table-cell office:value-type="float" office:value="0.00055101">
                <text:p>0.000551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7147">
                <text:p>4.7147</text:p>
              </table:table-cell>
              <table:table-cell office:value-type="float" office:value="0.00039881">
                <text:p>0.00039881</text:p>
              </table:table-cell>
              <table:table-cell office:value-type="float" office:value="0.00042833">
                <text:p>0.000428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8147">
                <text:p>4.8147</text:p>
              </table:table-cell>
              <table:table-cell office:value-type="float" office:value="0.00030869">
                <text:p>0.00030869</text:p>
              </table:table-cell>
              <table:table-cell office:value-type="float" office:value="0.0003314">
                <text:p>0.00033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9147">
                <text:p>4.9147</text:p>
              </table:table-cell>
              <table:table-cell office:value-type="float" office:value="0.00023785">
                <text:p>0.00023785</text:p>
              </table:table-cell>
              <table:table-cell office:value-type="float" office:value="0.00025521">
                <text:p>0.000255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0147">
                <text:p>5.0147</text:p>
              </table:table-cell>
              <table:table-cell office:value-type="float" office:value="0.00018243">
                <text:p>0.00018243</text:p>
              </table:table-cell>
              <table:table-cell office:value-type="float" office:value="0.00019561">
                <text:p>0.000195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1147">
                <text:p>5.1147</text:p>
              </table:table-cell>
              <table:table-cell office:value-type="float" office:value="0.00013928">
                <text:p>0.00013928</text:p>
              </table:table-cell>
              <table:table-cell office:value-type="float" office:value="0.00014922">
                <text:p>0.000149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2147">
                <text:p>5.2147</text:p>
              </table:table-cell>
              <table:table-cell office:value-type="float" office:value="0.00010586">
                <text:p>0.00010586</text:p>
              </table:table-cell>
              <table:table-cell office:value-type="float" office:value="0.0001133">
                <text:p>0.00011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3147">
                <text:p>5.3147</text:p>
              </table:table-cell>
              <table:table-cell office:value-type="float" office:value="0.000080092">
                <text:p>0.000080092</text:p>
              </table:table-cell>
              <table:table-cell office:value-type="float" office:value="0.000085613">
                <text:p>0.0000856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4147">
                <text:p>5.4147</text:p>
              </table:table-cell>
              <table:table-cell office:value-type="float" office:value="0.00006032">
                <text:p>0.00006032</text:p>
              </table:table-cell>
              <table:table-cell office:value-type="float" office:value="0.000064389">
                <text:p>0.0000643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5147">
                <text:p>5.5147</text:p>
              </table:table-cell>
              <table:table-cell office:value-type="float" office:value="0.000045223">
                <text:p>0.000045223</text:p>
              </table:table-cell>
              <table:table-cell office:value-type="float" office:value="0.000048197">
                <text:p>0.0000481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6147">
                <text:p>5.6147</text:p>
              </table:table-cell>
              <table:table-cell office:value-type="float" office:value="0.00003375">
                <text:p>0.00003375</text:p>
              </table:table-cell>
              <table:table-cell office:value-type="float" office:value="0.000035905">
                <text:p>0.0000359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7147">
                <text:p>5.7147</text:p>
              </table:table-cell>
              <table:table-cell office:value-type="float" office:value="0.000025073">
                <text:p>0.000025073</text:p>
              </table:table-cell>
              <table:table-cell office:value-type="float" office:value="0.000026621">
                <text:p>0.0000266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8147">
                <text:p>5.8147</text:p>
              </table:table-cell>
              <table:table-cell office:value-type="float" office:value="0.000018543">
                <text:p>0.000018543</text:p>
              </table:table-cell>
              <table:table-cell office:value-type="float" office:value="0.000019644">
                <text:p>0.0000196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9147">
                <text:p>5.9147</text:p>
              </table:table-cell>
              <table:table-cell office:value-type="float" office:value="0.000013651">
                <text:p>0.000013651</text:p>
              </table:table-cell>
              <table:table-cell office:value-type="float" office:value="0.000014426">
                <text:p>0.0000144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0147">
                <text:p>6.0147</text:p>
              </table:table-cell>
              <table:table-cell office:value-type="float" office:value="0.000010004">
                <text:p>0.000010004</text:p>
              </table:table-cell>
              <table:table-cell office:value-type="float" office:value="0.000010544">
                <text:p>0.0000105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1147">
                <text:p>6.1147</text:p>
              </table:table-cell>
              <table:table-cell office:value-type="float" office:value="0.000007298">
                <text:p>0.000007298</text:p>
              </table:table-cell>
              <table:table-cell office:value-type="float" office:value="0.0000076696">
                <text:p>0.00000766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2147">
                <text:p>6.2147</text:p>
              </table:table-cell>
              <table:table-cell office:value-type="float" office:value="0.0000053">
                <text:p>0.0000053</text:p>
              </table:table-cell>
              <table:table-cell office:value-type="float" office:value="0.0000055522">
                <text:p>0.00000555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3147">
                <text:p>6.3147</text:p>
              </table:table-cell>
              <table:table-cell office:value-type="float" office:value="0.0000038315">
                <text:p>0.0000038315</text:p>
              </table:table-cell>
              <table:table-cell office:value-type="float" office:value="0.0000040001">
                <text:p>0.0000040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4147">
                <text:p>6.4147</text:p>
              </table:table-cell>
              <table:table-cell office:value-type="float" office:value="0.0000027574">
                <text:p>0.0000027574</text:p>
              </table:table-cell>
              <table:table-cell office:value-type="float" office:value="0.000002868">
                <text:p>0.0000028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5147">
                <text:p>6.5147</text:p>
              </table:table-cell>
              <table:table-cell office:value-type="float" office:value="0.0000019755">
                <text:p>0.0000019755</text:p>
              </table:table-cell>
              <table:table-cell office:value-type="float" office:value="0.0000020465">
                <text:p>0.00000204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6147">
                <text:p>6.6147</text:p>
              </table:table-cell>
              <table:table-cell office:value-type="float" office:value="0.0000014089">
                <text:p>0.0000014089</text:p>
              </table:table-cell>
              <table:table-cell office:value-type="float" office:value="0.0000014533">
                <text:p>0.00000145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7147">
                <text:p>6.7147</text:p>
              </table:table-cell>
              <table:table-cell office:value-type="float" office:value="0.0000010003">
                <text:p>0.0000010003</text:p>
              </table:table-cell>
              <table:table-cell office:value-type="float" office:value="0.0000010271">
                <text:p>0.00000102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8147">
                <text:p>6.8147</text:p>
              </table:table-cell>
              <table:table-cell office:value-type="float" office:value="0.00000070698">
                <text:p>0.00000070698</text:p>
              </table:table-cell>
              <table:table-cell office:value-type="float" office:value="0.00000072236">
                <text:p>0.000000722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9147">
                <text:p>6.9147</text:p>
              </table:table-cell>
              <table:table-cell office:value-type="float" office:value="0.00000049744">
                <text:p>0.00000049744</text:p>
              </table:table-cell>
              <table:table-cell office:value-type="float" office:value="0.0000005056">
                <text:p>0.00000050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0147">
                <text:p>7.0147</text:p>
              </table:table-cell>
              <table:table-cell office:value-type="float" office:value="0.00000034844">
                <text:p>0.00000034844</text:p>
              </table:table-cell>
              <table:table-cell office:value-type="float" office:value="0.00000035218">
                <text:p>0.000000352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1147">
                <text:p>7.1147</text:p>
              </table:table-cell>
              <table:table-cell office:value-type="float" office:value="0.00000024297">
                <text:p>0.00000024297</text:p>
              </table:table-cell>
              <table:table-cell office:value-type="float" office:value="0.00000024413">
                <text:p>0.000000244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2147">
                <text:p>7.2147</text:p>
              </table:table-cell>
              <table:table-cell office:value-type="float" office:value="0.00000016867">
                <text:p>0.00000016867</text:p>
              </table:table-cell>
              <table:table-cell office:value-type="float" office:value="0.00000016842">
                <text:p>0.000000168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3147">
                <text:p>7.3147</text:p>
              </table:table-cell>
              <table:table-cell office:value-type="float" office:value="0.00000011656">
                <text:p>0.00000011656</text:p>
              </table:table-cell>
              <table:table-cell office:value-type="float" office:value="0.00000011562">
                <text:p>0.000000115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4147">
                <text:p>7.4147</text:p>
              </table:table-cell>
              <table:table-cell office:value-type="float" office:value="0.00000008019">
                <text:p>0.00000008019</text:p>
              </table:table-cell>
              <table:table-cell office:value-type="float" office:value="0.000000078994">
                <text:p>0.0000000789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5147">
                <text:p>7.5147</text:p>
              </table:table-cell>
              <table:table-cell office:value-type="float" office:value="0.000000054913">
                <text:p>0.000000054913</text:p>
              </table:table-cell>
              <table:table-cell office:value-type="float" office:value="0.000000053708">
                <text:p>0.0000000537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6147">
                <text:p>7.6147</text:p>
              </table:table-cell>
              <table:table-cell office:value-type="float" office:value="0.000000037422">
                <text:p>0.000000037422</text:p>
              </table:table-cell>
              <table:table-cell office:value-type="float" office:value="0.000000036339">
                <text:p>0.0000000363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7147">
                <text:p>7.7147</text:p>
              </table:table-cell>
              <table:table-cell office:value-type="float" office:value="0.000000025366">
                <text:p>0.000000025366</text:p>
              </table:table-cell>
              <table:table-cell office:value-type="float" office:value="0.000000024469">
                <text:p>0.0000000244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8147">
                <text:p>7.8147</text:p>
              </table:table-cell>
              <table:table-cell office:value-type="float" office:value="0.000000017083">
                <text:p>0.000000017083</text:p>
              </table:table-cell>
              <table:table-cell office:value-type="float" office:value="0.000000016396">
                <text:p>0.0000000163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9147">
                <text:p>7.9147</text:p>
              </table:table-cell>
              <table:table-cell office:value-type="float" office:value="0.000000011397">
                <text:p>0.000000011397</text:p>
              </table:table-cell>
              <table:table-cell office:value-type="float" office:value="0.000000010933">
                <text:p>0.0000000109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0147">
                <text:p>8.0147</text:p>
              </table:table-cell>
              <table:table-cell office:value-type="float" office:value="0.0000000074834">
                <text:p>0.0000000074834</text:p>
              </table:table-cell>
              <table:table-cell office:value-type="float" office:value="0.0000000072549">
                <text:p>0.00000000725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1147">
                <text:p>8.1147</text:p>
              </table:table-cell>
              <table:table-cell office:value-type="float" office:value="0.0000000047556">
                <text:p>0.0000000047556</text:p>
              </table:table-cell>
              <table:table-cell office:value-type="float" office:value="0.0000000047908">
                <text:p>0.00000000479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2147">
                <text:p>8.2147</text:p>
              </table:table-cell>
              <table:table-cell office:value-type="float" office:value="0.0000000027948">
                <text:p>0.0000000027948</text:p>
              </table:table-cell>
              <table:table-cell office:value-type="float" office:value="0.0000000031483">
                <text:p>0.00000000314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3147">
                <text:p>8.3147</text:p>
              </table:table-cell>
              <table:table-cell office:value-type="float" office:value="0.0000000012909">
                <text:p>0.0000000012909</text:p>
              </table:table-cell>
              <table:table-cell office:value-type="float" office:value="0.0000000020589">
                <text:p>0.00000000205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147">
                <text:p>8.4147</text:p>
              </table:table-cell>
              <table:table-cell office:value-type="float" office:value="0">
                <text:p>0</text:p>
              </table:table-cell>
              <table:table-cell office:value-type="float" office:value="0.0000000013399">
                <text:p>0.0000000013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25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order="0.035cm solid #000000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order="0.002cm solid #000000"/>
    </style:style>
    <style:style style:name="ce3" style:family="table-cell" style:parent-style-name="Default" style:data-style-name="N140">
      <style:table-cell-properties fo:border="0.035cm solid #000000"/>
      <style:text-properties fo:font-weight="bold" style:font-weight-asian="bold" style:font-weight-complex="bold"/>
    </style:style>
    <style:style style:name="ce4" style:family="table-cell" style:parent-style-name="Default" style:data-style-name="N140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t 1" table:style-name="ta1" table:print="false">
        <table:table-column table:style-name="co1" table:number-columns-repeated="6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row table:style-name="ro1" table:number-rows-repeated="3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ce1" office:value-type="string">
            <text:p>krok h</text:p>
          </table:table-cell>
          <table:table-cell table:style-name="ce3" office:value-type="string">
            <text:p>log10(r.num)</text:p>
          </table:table-cell>
          <table:table-cell table:style-name="ce3" office:value-type="string">
            <text:p>log10(r.analityczne)</text:p>
          </table:table-cell>
        </table:table-row>
        <table:table-row table:style-name="ro1">
          <table:table-cell table:number-columns-repeated="6"/>
          <table:table-cell office:value-type="float" office:value="-8.4853">
            <text:p>-8,49</text:p>
          </table:table-cell>
          <table:table-cell table:number-columns-repeated="2" office:value-type="float" office:value="1">
            <text:p>1,000000000</text:p>
          </table:table-cell>
        </table:table-row>
        <table:table-row table:style-name="ro1">
          <table:table-cell table:number-columns-repeated="6"/>
          <table:table-cell office:value-type="float" office:value="-7.5853">
            <text:p>-7,59</text:p>
          </table:table-cell>
          <table:table-cell office:value-type="float" office:value="0.73776">
            <text:p>0,737760000</text:p>
          </table:table-cell>
          <table:table-cell office:value-type="float" office:value="1">
            <text:p>1,000000000</text:p>
          </table:table-cell>
        </table:table-row>
        <table:table-row table:style-name="ro1">
          <table:table-cell table:number-columns-repeated="6"/>
          <table:table-cell office:value-type="float" office:value="-6.5853">
            <text:p>-6,59</text:p>
          </table:table-cell>
          <table:table-cell office:value-type="float" office:value="0.91041">
            <text:p>0,910410000</text:p>
          </table:table-cell>
          <table:table-cell office:value-type="float" office:value="1">
            <text:p>1,000000000</text:p>
          </table:table-cell>
        </table:table-row>
        <table:table-row table:style-name="ro1">
          <table:table-cell table:number-columns-repeated="6"/>
          <table:table-cell office:value-type="float" office:value="-5.5853">
            <text:p>-5,59</text:p>
          </table:table-cell>
          <table:table-cell office:value-type="float" office:value="0.97974">
            <text:p>0,979740000</text:p>
          </table:table-cell>
          <table:table-cell office:value-type="float" office:value="0.99996">
            <text:p>0,999960000</text:p>
          </table:table-cell>
        </table:table-row>
        <table:table-row table:style-name="ro1">
          <table:table-cell table:number-columns-repeated="6"/>
          <table:table-cell office:value-type="float" office:value="-4.5853">
            <text:p>-4,59</text:p>
          </table:table-cell>
          <table:table-cell office:value-type="float" office:value="0.9964">
            <text:p>0,996400000</text:p>
          </table:table-cell>
          <table:table-cell office:value-type="float" office:value="0.99941">
            <text:p>0,999410000</text:p>
          </table:table-cell>
        </table:table-row>
        <table:table-row table:style-name="ro1">
          <table:table-cell table:number-columns-repeated="6"/>
          <table:table-cell office:value-type="float" office:value="-3.5853">
            <text:p>-3,59</text:p>
          </table:table-cell>
          <table:table-cell office:value-type="float" office:value="0.99367">
            <text:p>0,993670000</text:p>
          </table:table-cell>
          <table:table-cell office:value-type="float" office:value="0.99438">
            <text:p>0,994380000</text:p>
          </table:table-cell>
        </table:table-row>
        <table:table-row table:style-name="ro1">
          <table:table-cell table:number-columns-repeated="6"/>
          <table:table-cell office:value-type="float" office:value="-2.5853">
            <text:p>-2,59</text:p>
          </table:table-cell>
          <table:table-cell office:value-type="float" office:value="0.96432">
            <text:p>0,964320000</text:p>
          </table:table-cell>
          <table:table-cell office:value-type="float" office:value="0.96623">
            <text:p>0,966230000</text:p>
          </table:table-cell>
        </table:table-row>
        <table:table-row table:style-name="ro1">
          <table:table-cell table:number-columns-repeated="6"/>
          <table:table-cell office:value-type="float" office:value="-1.5853">
            <text:p>-1,59</text:p>
          </table:table-cell>
          <table:table-cell office:value-type="float" office:value="0.8636">
            <text:p>0,863600000</text:p>
          </table:table-cell>
          <table:table-cell office:value-type="float" office:value="0.86885">
            <text:p>0,868850000</text:p>
          </table:table-cell>
        </table:table-row>
        <table:table-row table:style-name="ro1">
          <table:table-cell table:number-columns-repeated="6"/>
          <table:table-cell office:value-type="float" office:value="-0.5853">
            <text:p>-0,59</text:p>
          </table:table-cell>
          <table:table-cell office:value-type="float" office:value="0.65144">
            <text:p>0,651440000</text:p>
          </table:table-cell>
          <table:table-cell office:value-type="float" office:value="0.66051">
            <text:p>0,660510000</text:p>
          </table:table-cell>
        </table:table-row>
        <table:table-row table:style-name="ro1">
          <table:table-cell table:number-columns-repeated="6"/>
          <table:table-cell office:value-type="float" office:value="0.4147">
            <text:p>0,41</text:p>
          </table:table-cell>
          <table:table-cell office:value-type="float" office:value="0.37507">
            <text:p>0,375070000</text:p>
          </table:table-cell>
          <table:table-cell office:value-type="float" office:value="0.38467">
            <text:p>0,384670000</text:p>
          </table:table-cell>
        </table:table-row>
        <table:table-row table:style-name="ro1">
          <table:table-cell table:number-columns-repeated="6"/>
          <table:table-cell office:value-type="float" office:value="1.4147">
            <text:p>1,41</text:p>
          </table:table-cell>
          <table:table-cell office:value-type="float" office:value="0.15246">
            <text:p>0,152460000</text:p>
          </table:table-cell>
          <table:table-cell office:value-type="float" office:value="0.15857">
            <text:p>0,158570000</text:p>
          </table:table-cell>
        </table:table-row>
        <table:table-row table:style-name="ro1">
          <table:table-cell table:number-columns-repeated="6"/>
          <table:table-cell office:value-type="float" office:value="2.4147">
            <text:p>2,41</text:p>
          </table:table-cell>
          <table:table-cell office:value-type="float" office:value="0.041567">
            <text:p>0,041567000</text:p>
          </table:table-cell>
          <table:table-cell office:value-type="float" office:value="0.043868">
            <text:p>0,043868000</text:p>
          </table:table-cell>
        </table:table-row>
        <table:table-row table:style-name="ro1">
          <table:table-cell table:number-columns-repeated="6"/>
          <table:table-cell office:value-type="float" office:value="3.4147">
            <text:p>3,41</text:p>
          </table:table-cell>
          <table:table-cell office:value-type="float" office:value="0.0073731">
            <text:p>0,007373100</text:p>
          </table:table-cell>
          <table:table-cell office:value-type="float" office:value="0.0078769">
            <text:p>0,007876900</text:p>
          </table:table-cell>
        </table:table-row>
        <table:table-row table:style-name="ro1">
          <table:table-cell table:number-columns-repeated="6"/>
          <table:table-cell office:value-type="float" office:value="4.4147">
            <text:p>4,41</text:p>
          </table:table-cell>
          <table:table-cell office:value-type="float" office:value="0.00083686">
            <text:p>0,000836860</text:p>
          </table:table-cell>
          <table:table-cell office:value-type="float" office:value="0.00089912">
            <text:p>0,000899120</text:p>
          </table:table-cell>
        </table:table-row>
        <table:table-row table:style-name="ro1">
          <table:table-cell table:number-columns-repeated="6"/>
          <table:table-cell office:value-type="float" office:value="5.4147">
            <text:p>5,41</text:p>
          </table:table-cell>
          <table:table-cell office:value-type="float" office:value="0.00006032">
            <text:p>0,000060320</text:p>
          </table:table-cell>
          <table:table-cell office:value-type="float" office:value="0.000064389">
            <text:p>0,000064389</text:p>
          </table:table-cell>
        </table:table-row>
        <table:table-row table:style-name="ro1">
          <table:table-cell table:number-columns-repeated="6"/>
          <table:table-cell office:value-type="float" office:value="6.4147">
            <text:p>6,41</text:p>
          </table:table-cell>
          <table:table-cell office:value-type="float" office:value="0.0000027574">
            <text:p>0,000002757</text:p>
          </table:table-cell>
          <table:table-cell office:value-type="float" office:value="0.000002868">
            <text:p>0,000002868</text:p>
          </table:table-cell>
        </table:table-row>
        <table:table-row table:style-name="ro1">
          <table:table-cell table:number-columns-repeated="6"/>
          <table:table-cell office:value-type="float" office:value="7.4147">
            <text:p>7,41</text:p>
          </table:table-cell>
          <table:table-cell office:value-type="float" office:value="0.00000008019">
            <text:p>0,000000080</text:p>
          </table:table-cell>
          <table:table-cell office:value-type="float" office:value="0.000000078994">
            <text:p>0,000000079</text:p>
          </table:table-cell>
        </table:table-row>
        <table:table-row table:style-name="ro1">
          <table:table-cell table:number-columns-repeated="6"/>
          <table:table-cell office:value-type="float" office:value="8.4147">
            <text:p>8,41</text:p>
          </table:table-cell>
          <table:table-cell office:value-type="float" office:value="0">
            <text:p>0,000000000</text:p>
          </table:table-cell>
          <table:table-cell office:value-type="float" office:value="0.0000000013399">
            <text:p>0,000000001</text:p>
          </table:table-cell>
        </table:table-row>
      </table:table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8" number:min-integer-digits="1"/>
    </number:number-style>
    <number:number-style style:name="N140">
      <number:number number:decimal-places="9" number:min-integer-digits="1"/>
    </number:number-style>
    <number:number-style style:name="N141">
      <number:number number:decimal-places="6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0" number:min-integer-digits="1"/>
    </number:number-style>
    <number:number-style style:name="N145P0" style:volatile="true">
      <number:text>Tak</number:text>
    </number:number-style>
    <number:number-style style:name="N145P1" style:volatile="true">
      <number:text>Tak</number:text>
    </number:number-style>
    <number:number-style style:name="N145">
      <number:text>Nie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Prawda</number:text>
    </number:number-style>
    <number:number-style style:name="N147P1" style:volatile="true">
      <number:text>Prawda</number:text>
    </number:number-style>
    <number:number-style style:name="N147">
      <number:text>Fałsz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Włączone</number:text>
    </number:number-style>
    <number:number-style style:name="N149P1" style:volatile="true">
      <number:text>Włączone</number:text>
    </number:number-style>
    <number:number-style style:name="N149">
      <number:text>Wyłączone</number:text>
      <style:map style:condition="value()&gt;0" style:apply-style-name="N149P0"/>
      <style:map style:condition="value()&lt;0" style:apply-style-name="N149P1"/>
    </number:number-style>
    <number:currency-style style:name="N15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1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3">23.02.2010</text:date>, <text:time>06:38:2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solid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Arial" fo:font-size="15.75pt" fo:font-style="normal" fo:text-shadow="none" style:text-underline-style="none" fo:font-weight="bold" style:font-size-asian="15.75pt" style:font-style-asian="normal" style:font-weight-asian="bold" style:font-family-complex="Arial" style:font-size-complex="15.75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Arial" fo:font-size="12pt" fo:font-style="normal" fo:text-shadow="none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ch4" style:family="chart">
      <style:chart-properties chart:interpolation="cubic-spline" chart:symbol-type="automatic" chart:connect-bars="false" chart:treat-empty-cells="ignore" chart:spline-order="3" chart:sort-by-x-values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link-data-style-to-source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Arial" fo:font-size="12pt" fo:font-style="normal" fo:text-shadow="none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ch6" style:family="chart">
      <style:chart-properties chart:auto-position="true" style:rotation-angle="0" style:direction="ltr"/>
      <style:text-properties fo:color="#000000" style:text-outline="false" style:text-line-through-style="none" fo:font-family="Arial" fo:font-size="12pt" fo:font-style="normal" fo:text-shadow="none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ch7" style:family="chart" style:data-style-name="N60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link-data-style-to-source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Arial" fo:font-size="12pt" fo:font-style="normal" fo:text-shadow="none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ch8" style:family="chart">
      <style:graphic-properties draw:stroke="solid" svg:stroke-width="0cm" svg:stroke-opacity="100%"/>
    </style:style>
    <style:style style:name="ch9" style:family="chart">
      <style:chart-properties chart:symbol-type="automatic" chart:symbol-width="0.176cm" chart:symbol-height="0.176cm"/>
      <style:graphic-properties draw:stroke="none" svg:stroke-width="0.07cm" svg:stroke-color="#00ae00" svg:stroke-opacity="100%" draw:fill-color="#00ae00" draw:opacity="100%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7cm" svg:stroke-color="#dc2300" svg:stroke-opacity="100%" draw:fill-color="#dc2300" draw:opacity="100%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000000" svg:stroke-opacity="100%" draw:fill="solid" draw:fill-color="#ffffff" draw:opacity="100%" draw:opacity-name=""/>
    </style:style>
    <style:style style:name="ch12" style:family="chart">
      <style:graphic-properties draw:fill-color="#d9d9d9"/>
    </style:style>
  </office:automatic-styles>
  <office:body>
    <office:chart>
      <chart:chart svg:width="19.854cm" svg:height="12.047cm" chart:class="chart:scatter" chart:style-name="ch1">
        <chart:title svg:x="9.12cm" svg:y="0.241cm" chart:style-name="ch2">
          <text:p>t = 1,5</text:p>
        </chart:title>
        <chart:legend chart:legend-position="end" svg:x="14.779cm" svg:y="5.321cm" chart:style-name="ch3"/>
        <chart:plot-area chart:style-name="ch4" chart:data-source-has-labels="both" svg:x="0.89cm" svg:y="0.987cm" svg:width="14.718cm" svg:height="10.466cm">
          <chart:axis chart:dimension="x" chart:name="primary-x" chart:style-name="ch5">
            <chart:title svg:x="8.13cm" svg:y="10.99cm" chart:style-name="ch6">
              <text:p>=</text:p>
            </chart:title>
            <chart:categories table:cell-range-address="local-table.$A$2:.$A$17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C$2:.$C$172" chart:label-cell-address="local-table.$C$1" chart:class="chart:scatter">
            <chart:domain table:cell-range-address="local-table.$B$2:.$B$172"/>
            <chart:data-point chart:repeated="171"/>
          </chart:series>
          <chart:series chart:style-name="ch10" chart:values-cell-range-address="local-table.$D$2:.$D$172" chart:label-cell-address="local-table.$D$1" chart:class="chart:scatter">
            <chart:data-point chart:repeated="1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og10(r.numeryczne)</text:p>
              </table:table-cell>
              <table:table-cell office:value-type="string">
                <text:p>log10(r.analityczne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.4853">
                <text:p>-8.4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.3853">
                <text:p>-8.3853</text:p>
              </table:table-cell>
              <table:table-cell office:value-type="float" office:value="0.52819">
                <text:p>0.52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2853">
                <text:p>-8.2853</text:p>
              </table:table-cell>
              <table:table-cell office:value-type="float" office:value="0.55624">
                <text:p>0.556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1853">
                <text:p>-8.1853</text:p>
              </table:table-cell>
              <table:table-cell office:value-type="float" office:value="0.58401">
                <text:p>0.58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0853">
                <text:p>-8.0853</text:p>
              </table:table-cell>
              <table:table-cell office:value-type="float" office:value="0.61137">
                <text:p>0.61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9853">
                <text:p>-7.9853</text:p>
              </table:table-cell>
              <table:table-cell office:value-type="float" office:value="0.63819">
                <text:p>0.63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.8853">
                <text:p>-7.8853</text:p>
              </table:table-cell>
              <table:table-cell office:value-type="float" office:value="0.66434">
                <text:p>0.66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.7853">
                <text:p>-7.7853</text:p>
              </table:table-cell>
              <table:table-cell office:value-type="float" office:value="0.68972">
                <text:p>0.68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6853">
                <text:p>-7.6853</text:p>
              </table:table-cell>
              <table:table-cell office:value-type="float" office:value="0.71422">
                <text:p>0.71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5853">
                <text:p>-7.5853</text:p>
              </table:table-cell>
              <table:table-cell office:value-type="float" office:value="0.73776">
                <text:p>0.73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4853">
                <text:p>-7.4853</text:p>
              </table:table-cell>
              <table:table-cell office:value-type="float" office:value="0.76027">
                <text:p>0.760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3853">
                <text:p>-7.3853</text:p>
              </table:table-cell>
              <table:table-cell office:value-type="float" office:value="0.78168">
                <text:p>0.78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.2853">
                <text:p>-7.2853</text:p>
              </table:table-cell>
              <table:table-cell office:value-type="float" office:value="0.80194">
                <text:p>0.80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.1853">
                <text:p>-7.1853</text:p>
              </table:table-cell>
              <table:table-cell office:value-type="float" office:value="0.82102">
                <text:p>0.82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.0853">
                <text:p>-7.0853</text:p>
              </table:table-cell>
              <table:table-cell office:value-type="float" office:value="0.8389">
                <text:p>0.8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9853">
                <text:p>-6.9853</text:p>
              </table:table-cell>
              <table:table-cell office:value-type="float" office:value="0.85557">
                <text:p>0.85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8853">
                <text:p>-6.8853</text:p>
              </table:table-cell>
              <table:table-cell office:value-type="float" office:value="0.87103">
                <text:p>0.87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.7853">
                <text:p>-6.7853</text:p>
              </table:table-cell>
              <table:table-cell office:value-type="float" office:value="0.88531">
                <text:p>0.88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.6853">
                <text:p>-6.6853</text:p>
              </table:table-cell>
              <table:table-cell office:value-type="float" office:value="0.89842">
                <text:p>0.898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.5853">
                <text:p>-6.5853</text:p>
              </table:table-cell>
              <table:table-cell office:value-type="float" office:value="0.91041">
                <text:p>0.91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.4853">
                <text:p>-6.4853</text:p>
              </table:table-cell>
              <table:table-cell office:value-type="float" office:value="0.9213">
                <text:p>0.9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.3853">
                <text:p>-6.3853</text:p>
              </table:table-cell>
              <table:table-cell office:value-type="float" office:value="0.93117">
                <text:p>0.93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.2853">
                <text:p>-6.2853</text:p>
              </table:table-cell>
              <table:table-cell office:value-type="float" office:value="0.94004">
                <text:p>0.94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.1853">
                <text:p>-6.1853</text:p>
              </table:table-cell>
              <table:table-cell office:value-type="float" office:value="0.948">
                <text:p>0.948</text:p>
              </table:table-cell>
              <table:table-cell office:value-type="float" office:value="0.99999">
                <text:p>0.99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.0853">
                <text:p>-6.0853</text:p>
              </table:table-cell>
              <table:table-cell office:value-type="float" office:value="0.95509">
                <text:p>0.95509</text:p>
              </table:table-cell>
              <table:table-cell office:value-type="float" office:value="0.99999">
                <text:p>0.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.9853">
                <text:p>-5.9853</text:p>
              </table:table-cell>
              <table:table-cell office:value-type="float" office:value="0.96137">
                <text:p>0.96137</text:p>
              </table:table-cell>
              <table:table-cell office:value-type="float" office:value="0.99999">
                <text:p>0.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.8853">
                <text:p>-5.8853</text:p>
              </table:table-cell>
              <table:table-cell office:value-type="float" office:value="0.96692">
                <text:p>0.96692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.7853">
                <text:p>-5.7853</text:p>
              </table:table-cell>
              <table:table-cell office:value-type="float" office:value="0.97179">
                <text:p>0.97179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.6853">
                <text:p>-5.6853</text:p>
              </table:table-cell>
              <table:table-cell office:value-type="float" office:value="0.97604">
                <text:p>0.97604</text:p>
              </table:table-cell>
              <table:table-cell office:value-type="float" office:value="0.99997">
                <text:p>0.999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.5853">
                <text:p>-5.5853</text:p>
              </table:table-cell>
              <table:table-cell office:value-type="float" office:value="0.97974">
                <text:p>0.97974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.4853">
                <text:p>-5.4853</text:p>
              </table:table-cell>
              <table:table-cell office:value-type="float" office:value="0.98293">
                <text:p>0.98293</text:p>
              </table:table-cell>
              <table:table-cell office:value-type="float" office:value="0.99995">
                <text:p>0.999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5.3853">
                <text:p>-5.3853</text:p>
              </table:table-cell>
              <table:table-cell office:value-type="float" office:value="0.98567">
                <text:p>0.98567</text:p>
              </table:table-cell>
              <table:table-cell office:value-type="float" office:value="0.99993">
                <text:p>0.999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.2853">
                <text:p>-5.2853</text:p>
              </table:table-cell>
              <table:table-cell office:value-type="float" office:value="0.98801">
                <text:p>0.98801</text:p>
              </table:table-cell>
              <table:table-cell office:value-type="float" office:value="0.99991">
                <text:p>0.999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.1853">
                <text:p>-5.1853</text:p>
              </table:table-cell>
              <table:table-cell office:value-type="float" office:value="0.98999">
                <text:p>0.98999</text:p>
              </table:table-cell>
              <table:table-cell office:value-type="float" office:value="0.99988">
                <text:p>0.999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.0853">
                <text:p>-5.0853</text:p>
              </table:table-cell>
              <table:table-cell office:value-type="float" office:value="0.99166">
                <text:p>0.99166</text:p>
              </table:table-cell>
              <table:table-cell office:value-type="float" office:value="0.99984">
                <text:p>0.999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.9853">
                <text:p>-4.9853</text:p>
              </table:table-cell>
              <table:table-cell office:value-type="float" office:value="0.99305">
                <text:p>0.99305</text:p>
              </table:table-cell>
              <table:table-cell office:value-type="float" office:value="0.99979">
                <text:p>0.999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.8853">
                <text:p>-4.8853</text:p>
              </table:table-cell>
              <table:table-cell office:value-type="float" office:value="0.99419">
                <text:p>0.99419</text:p>
              </table:table-cell>
              <table:table-cell office:value-type="float" office:value="0.99972">
                <text:p>0.999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.7853">
                <text:p>-4.7853</text:p>
              </table:table-cell>
              <table:table-cell office:value-type="float" office:value="0.99512">
                <text:p>0.99512</text:p>
              </table:table-cell>
              <table:table-cell office:value-type="float" office:value="0.99964">
                <text:p>0.999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.6853">
                <text:p>-4.6853</text:p>
              </table:table-cell>
              <table:table-cell office:value-type="float" office:value="0.99584">
                <text:p>0.99584</text:p>
              </table:table-cell>
              <table:table-cell office:value-type="float" office:value="0.99954">
                <text:p>0.999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.5853">
                <text:p>-4.5853</text:p>
              </table:table-cell>
              <table:table-cell office:value-type="float" office:value="0.9964">
                <text:p>0.9964</text:p>
              </table:table-cell>
              <table:table-cell office:value-type="float" office:value="0.99941">
                <text:p>0.999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.4853">
                <text:p>-4.4853</text:p>
              </table:table-cell>
              <table:table-cell office:value-type="float" office:value="0.99679">
                <text:p>0.99679</text:p>
              </table:table-cell>
              <table:table-cell office:value-type="float" office:value="0.99924">
                <text:p>0.999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.3853">
                <text:p>-4.3853</text:p>
              </table:table-cell>
              <table:table-cell office:value-type="float" office:value="0.99704">
                <text:p>0.99704</text:p>
              </table:table-cell>
              <table:table-cell office:value-type="float" office:value="0.99904">
                <text:p>0.999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.2853">
                <text:p>-4.2853</text:p>
              </table:table-cell>
              <table:table-cell office:value-type="float" office:value="0.99715">
                <text:p>0.99715</text:p>
              </table:table-cell>
              <table:table-cell office:value-type="float" office:value="0.99878">
                <text:p>0.998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1853">
                <text:p>-4.1853</text:p>
              </table:table-cell>
              <table:table-cell office:value-type="float" office:value="0.99711">
                <text:p>0.99711</text:p>
              </table:table-cell>
              <table:table-cell office:value-type="float" office:value="0.99846">
                <text:p>0.998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.0853">
                <text:p>-4.0853</text:p>
              </table:table-cell>
              <table:table-cell office:value-type="float" office:value="0.99694">
                <text:p>0.99694</text:p>
              </table:table-cell>
              <table:table-cell office:value-type="float" office:value="0.99807">
                <text:p>0.998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9853">
                <text:p>-3.9853</text:p>
              </table:table-cell>
              <table:table-cell office:value-type="float" office:value="0.99662">
                <text:p>0.99662</text:p>
              </table:table-cell>
              <table:table-cell office:value-type="float" office:value="0.99758">
                <text:p>0.997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8853">
                <text:p>-3.8853</text:p>
              </table:table-cell>
              <table:table-cell office:value-type="float" office:value="0.99616">
                <text:p>0.99616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7853">
                <text:p>-3.7853</text:p>
              </table:table-cell>
              <table:table-cell office:value-type="float" office:value="0.99552">
                <text:p>0.99552</text:p>
              </table:table-cell>
              <table:table-cell office:value-type="float" office:value="0.99628">
                <text:p>0.996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6853">
                <text:p>-3.6853</text:p>
              </table:table-cell>
              <table:table-cell office:value-type="float" office:value="0.9947">
                <text:p>0.9947</text:p>
              </table:table-cell>
              <table:table-cell office:value-type="float" office:value="0.99542">
                <text:p>0.995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5853">
                <text:p>-3.5853</text:p>
              </table:table-cell>
              <table:table-cell office:value-type="float" office:value="0.99367">
                <text:p>0.99367</text:p>
              </table:table-cell>
              <table:table-cell office:value-type="float" office:value="0.99438">
                <text:p>0.994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4853">
                <text:p>-3.4853</text:p>
              </table:table-cell>
              <table:table-cell office:value-type="float" office:value="0.99242">
                <text:p>0.99242</text:p>
              </table:table-cell>
              <table:table-cell office:value-type="float" office:value="0.99314">
                <text:p>0.993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.3853">
                <text:p>-3.3853</text:p>
              </table:table-cell>
              <table:table-cell office:value-type="float" office:value="0.9909">
                <text:p>0.9909</text:p>
              </table:table-cell>
              <table:table-cell office:value-type="float" office:value="0.99166">
                <text:p>0.991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2853">
                <text:p>-3.2853</text:p>
              </table:table-cell>
              <table:table-cell office:value-type="float" office:value="0.98908">
                <text:p>0.98908</text:p>
              </table:table-cell>
              <table:table-cell office:value-type="float" office:value="0.98991">
                <text:p>0.98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.1853">
                <text:p>-3.1853</text:p>
              </table:table-cell>
              <table:table-cell office:value-type="float" office:value="0.98693">
                <text:p>0.98693</text:p>
              </table:table-cell>
              <table:table-cell office:value-type="float" office:value="0.98785">
                <text:p>0.987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.0853">
                <text:p>-3.0853</text:p>
              </table:table-cell>
              <table:table-cell office:value-type="float" office:value="0.9844">
                <text:p>0.9844</text:p>
              </table:table-cell>
              <table:table-cell office:value-type="float" office:value="0.98543">
                <text:p>0.985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.9853">
                <text:p>-2.9853</text:p>
              </table:table-cell>
              <table:table-cell office:value-type="float" office:value="0.98145">
                <text:p>0.98145</text:p>
              </table:table-cell>
              <table:table-cell office:value-type="float" office:value="0.98261">
                <text:p>0.982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8853">
                <text:p>-2.8853</text:p>
              </table:table-cell>
              <table:table-cell office:value-type="float" office:value="0.97802">
                <text:p>0.97802</text:p>
              </table:table-cell>
              <table:table-cell office:value-type="float" office:value="0.97933">
                <text:p>0.97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7853">
                <text:p>-2.7853</text:p>
              </table:table-cell>
              <table:table-cell office:value-type="float" office:value="0.97406">
                <text:p>0.97406</text:p>
              </table:table-cell>
              <table:table-cell office:value-type="float" office:value="0.97555">
                <text:p>0.975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6853">
                <text:p>-2.6853</text:p>
              </table:table-cell>
              <table:table-cell office:value-type="float" office:value="0.96952">
                <text:p>0.96952</text:p>
              </table:table-cell>
              <table:table-cell office:value-type="float" office:value="0.9712">
                <text:p>0.97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.5853">
                <text:p>-2.5853</text:p>
              </table:table-cell>
              <table:table-cell office:value-type="float" office:value="0.96432">
                <text:p>0.96432</text:p>
              </table:table-cell>
              <table:table-cell office:value-type="float" office:value="0.96623">
                <text:p>0.966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.4853">
                <text:p>-2.4853</text:p>
              </table:table-cell>
              <table:table-cell office:value-type="float" office:value="0.95842">
                <text:p>0.95842</text:p>
              </table:table-cell>
              <table:table-cell office:value-type="float" office:value="0.96057">
                <text:p>0.960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.3853">
                <text:p>-2.3853</text:p>
              </table:table-cell>
              <table:table-cell office:value-type="float" office:value="0.95175">
                <text:p>0.95175</text:p>
              </table:table-cell>
              <table:table-cell office:value-type="float" office:value="0.95416">
                <text:p>0.954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.2853">
                <text:p>-2.2853</text:p>
              </table:table-cell>
              <table:table-cell office:value-type="float" office:value="0.94424">
                <text:p>0.94424</text:p>
              </table:table-cell>
              <table:table-cell office:value-type="float" office:value="0.94695">
                <text:p>0.946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.1853">
                <text:p>-2.1853</text:p>
              </table:table-cell>
              <table:table-cell office:value-type="float" office:value="0.93584">
                <text:p>0.93584</text:p>
              </table:table-cell>
              <table:table-cell office:value-type="float" office:value="0.93885">
                <text:p>0.938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.0853">
                <text:p>-2.0853</text:p>
              </table:table-cell>
              <table:table-cell office:value-type="float" office:value="0.92649">
                <text:p>0.92649</text:p>
              </table:table-cell>
              <table:table-cell office:value-type="float" office:value="0.92983">
                <text:p>0.929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9853">
                <text:p>-1.9853</text:p>
              </table:table-cell>
              <table:table-cell office:value-type="float" office:value="0.91612">
                <text:p>0.91612</text:p>
              </table:table-cell>
              <table:table-cell office:value-type="float" office:value="0.91981">
                <text:p>0.919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8853">
                <text:p>-1.8853</text:p>
              </table:table-cell>
              <table:table-cell office:value-type="float" office:value="0.90469">
                <text:p>0.90469</text:p>
              </table:table-cell>
              <table:table-cell office:value-type="float" office:value="0.90875">
                <text:p>0.90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7853">
                <text:p>-1.7853</text:p>
              </table:table-cell>
              <table:table-cell office:value-type="float" office:value="0.89215">
                <text:p>0.89215</text:p>
              </table:table-cell>
              <table:table-cell office:value-type="float" office:value="0.89659">
                <text:p>0.896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6853">
                <text:p>-1.6853</text:p>
              </table:table-cell>
              <table:table-cell office:value-type="float" office:value="0.87847">
                <text:p>0.87847</text:p>
              </table:table-cell>
              <table:table-cell office:value-type="float" office:value="0.88331">
                <text:p>0.883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5853">
                <text:p>-1.5853</text:p>
              </table:table-cell>
              <table:table-cell office:value-type="float" office:value="0.8636">
                <text:p>0.8636</text:p>
              </table:table-cell>
              <table:table-cell office:value-type="float" office:value="0.86885">
                <text:p>0.868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4853">
                <text:p>-1.4853</text:p>
              </table:table-cell>
              <table:table-cell office:value-type="float" office:value="0.84754">
                <text:p>0.84754</text:p>
              </table:table-cell>
              <table:table-cell office:value-type="float" office:value="0.8532">
                <text:p>0.85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3853">
                <text:p>-1.3853</text:p>
              </table:table-cell>
              <table:table-cell office:value-type="float" office:value="0.83026">
                <text:p>0.83026</text:p>
              </table:table-cell>
              <table:table-cell office:value-type="float" office:value="0.83634">
                <text:p>0.836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2853">
                <text:p>-1.2853</text:p>
              </table:table-cell>
              <table:table-cell office:value-type="float" office:value="0.81178">
                <text:p>0.81178</text:p>
              </table:table-cell>
              <table:table-cell office:value-type="float" office:value="0.81828">
                <text:p>0.818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1853">
                <text:p>-1.1853</text:p>
              </table:table-cell>
              <table:table-cell office:value-type="float" office:value="0.7921">
                <text:p>0.7921</text:p>
              </table:table-cell>
              <table:table-cell office:value-type="float" office:value="0.79902">
                <text:p>0.799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0853">
                <text:p>-1.0853</text:p>
              </table:table-cell>
              <table:table-cell office:value-type="float" office:value="0.77126">
                <text:p>0.77126</text:p>
              </table:table-cell>
              <table:table-cell office:value-type="float" office:value="0.77858">
                <text:p>0.778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9853">
                <text:p>-0.9853</text:p>
              </table:table-cell>
              <table:table-cell office:value-type="float" office:value="0.74929">
                <text:p>0.74929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8853">
                <text:p>-0.8853</text:p>
              </table:table-cell>
              <table:table-cell office:value-type="float" office:value="0.72624">
                <text:p>0.72624</text:p>
              </table:table-cell>
              <table:table-cell office:value-type="float" office:value="0.73434">
                <text:p>0.734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7853">
                <text:p>-0.7853</text:p>
              </table:table-cell>
              <table:table-cell office:value-type="float" office:value="0.7022">
                <text:p>0.7022</text:p>
              </table:table-cell>
              <table:table-cell office:value-type="float" office:value="0.71065">
                <text:p>0.710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6853">
                <text:p>-0.6853</text:p>
              </table:table-cell>
              <table:table-cell office:value-type="float" office:value="0.67723">
                <text:p>0.67723</text:p>
              </table:table-cell>
              <table:table-cell office:value-type="float" office:value="0.68601">
                <text:p>0.686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5853">
                <text:p>-0.5853</text:p>
              </table:table-cell>
              <table:table-cell office:value-type="float" office:value="0.65144">
                <text:p>0.65144</text:p>
              </table:table-cell>
              <table:table-cell office:value-type="float" office:value="0.66051">
                <text:p>0.660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4853">
                <text:p>-0.4853</text:p>
              </table:table-cell>
              <table:table-cell office:value-type="float" office:value="0.62493">
                <text:p>0.62493</text:p>
              </table:table-cell>
              <table:table-cell office:value-type="float" office:value="0.63426">
                <text:p>0.634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3853">
                <text:p>-0.3853</text:p>
              </table:table-cell>
              <table:table-cell office:value-type="float" office:value="0.59781">
                <text:p>0.59781</text:p>
              </table:table-cell>
              <table:table-cell office:value-type="float" office:value="0.60736">
                <text:p>0.607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2853">
                <text:p>-0.2853</text:p>
              </table:table-cell>
              <table:table-cell office:value-type="float" office:value="0.57021">
                <text:p>0.57021</text:p>
              </table:table-cell>
              <table:table-cell office:value-type="float" office:value="0.57993">
                <text:p>0.579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853">
                <text:p>-0.1853</text:p>
              </table:table-cell>
              <table:table-cell office:value-type="float" office:value="0.54227">
                <text:p>0.54227</text:p>
              </table:table-cell>
              <table:table-cell office:value-type="float" office:value="0.55212">
                <text:p>0.552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853">
                <text:p>-0.0853</text:p>
              </table:table-cell>
              <table:table-cell office:value-type="float" office:value="0.51411">
                <text:p>0.51411</text:p>
              </table:table-cell>
              <table:table-cell office:value-type="float" office:value="0.52404">
                <text:p>0.524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47">
                <text:p>0.0147</text:p>
              </table:table-cell>
              <table:table-cell office:value-type="float" office:value="0.48589">
                <text:p>0.48589</text:p>
              </table:table-cell>
              <table:table-cell office:value-type="float" office:value="0.49585">
                <text:p>0.495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47">
                <text:p>0.1147</text:p>
              </table:table-cell>
              <table:table-cell office:value-type="float" office:value="0.45773">
                <text:p>0.45773</text:p>
              </table:table-cell>
              <table:table-cell office:value-type="float" office:value="0.46767">
                <text:p>0.467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147">
                <text:p>0.2147</text:p>
              </table:table-cell>
              <table:table-cell office:value-type="float" office:value="0.42979">
                <text:p>0.42979</text:p>
              </table:table-cell>
              <table:table-cell office:value-type="float" office:value="0.43966">
                <text:p>0.439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147">
                <text:p>0.3147</text:p>
              </table:table-cell>
              <table:table-cell office:value-type="float" office:value="0.40219">
                <text:p>0.40219</text:p>
              </table:table-cell>
              <table:table-cell office:value-type="float" office:value="0.41195">
                <text:p>0.411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147">
                <text:p>0.4147</text:p>
              </table:table-cell>
              <table:table-cell office:value-type="float" office:value="0.37507">
                <text:p>0.37507</text:p>
              </table:table-cell>
              <table:table-cell office:value-type="float" office:value="0.38467">
                <text:p>0.384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147">
                <text:p>0.5147</text:p>
              </table:table-cell>
              <table:table-cell office:value-type="float" office:value="0.34856">
                <text:p>0.34856</text:p>
              </table:table-cell>
              <table:table-cell office:value-type="float" office:value="0.35794">
                <text:p>0.357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147">
                <text:p>0.6147</text:p>
              </table:table-cell>
              <table:table-cell office:value-type="float" office:value="0.32277">
                <text:p>0.32277</text:p>
              </table:table-cell>
              <table:table-cell office:value-type="float" office:value="0.3319">
                <text:p>0.33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147">
                <text:p>0.7147</text:p>
              </table:table-cell>
              <table:table-cell office:value-type="float" office:value="0.2978">
                <text:p>0.2978</text:p>
              </table:table-cell>
              <table:table-cell office:value-type="float" office:value="0.30665">
                <text:p>0.306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147">
                <text:p>0.8147</text:p>
              </table:table-cell>
              <table:table-cell office:value-type="float" office:value="0.27376">
                <text:p>0.27376</text:p>
              </table:table-cell>
              <table:table-cell office:value-type="float" office:value="0.28228">
                <text:p>0.282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147">
                <text:p>0.9147</text:p>
              </table:table-cell>
              <table:table-cell office:value-type="float" office:value="0.25071">
                <text:p>0.25071</text:p>
              </table:table-cell>
              <table:table-cell office:value-type="float" office:value="0.25888">
                <text:p>0.258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147">
                <text:p>1.0147</text:p>
              </table:table-cell>
              <table:table-cell office:value-type="float" office:value="0.22874">
                <text:p>0.22874</text:p>
              </table:table-cell>
              <table:table-cell office:value-type="float" office:value="0.23653">
                <text:p>0.236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147">
                <text:p>1.1147</text:p>
              </table:table-cell>
              <table:table-cell office:value-type="float" office:value="0.2079">
                <text:p>0.2079</text:p>
              </table:table-cell>
              <table:table-cell office:value-type="float" office:value="0.21528">
                <text:p>0.215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2147">
                <text:p>1.2147</text:p>
              </table:table-cell>
              <table:table-cell office:value-type="float" office:value="0.18822">
                <text:p>0.18822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147">
                <text:p>1.3147</text:p>
              </table:table-cell>
              <table:table-cell office:value-type="float" office:value="0.16974">
                <text:p>0.16974</text:p>
              </table:table-cell>
              <table:table-cell office:value-type="float" office:value="0.17628">
                <text:p>0.176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4147">
                <text:p>1.4147</text:p>
              </table:table-cell>
              <table:table-cell office:value-type="float" office:value="0.15246">
                <text:p>0.15246</text:p>
              </table:table-cell>
              <table:table-cell office:value-type="float" office:value="0.15857">
                <text:p>0.158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147">
                <text:p>1.5147</text:p>
              </table:table-cell>
              <table:table-cell office:value-type="float" office:value="0.1364">
                <text:p>0.1364</text:p>
              </table:table-cell>
              <table:table-cell office:value-type="float" office:value="0.14207">
                <text:p>0.142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147">
                <text:p>1.6147</text:p>
              </table:table-cell>
              <table:table-cell office:value-type="float" office:value="0.12153">
                <text:p>0.12153</text:p>
              </table:table-cell>
              <table:table-cell office:value-type="float" office:value="0.12677">
                <text:p>0.126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7147">
                <text:p>1.7147</text:p>
              </table:table-cell>
              <table:table-cell office:value-type="float" office:value="0.10784">
                <text:p>0.10784</text:p>
              </table:table-cell>
              <table:table-cell office:value-type="float" office:value="0.11266">
                <text:p>0.112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8147">
                <text:p>1.8147</text:p>
              </table:table-cell>
              <table:table-cell office:value-type="float" office:value="0.095306">
                <text:p>0.095306</text:p>
              </table:table-cell>
              <table:table-cell office:value-type="float" office:value="0.099711">
                <text:p>0.0997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9147">
                <text:p>1.9147</text:p>
              </table:table-cell>
              <table:table-cell office:value-type="float" office:value="0.083876">
                <text:p>0.083876</text:p>
              </table:table-cell>
              <table:table-cell office:value-type="float" office:value="0.087882">
                <text:p>0.0878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0147">
                <text:p>2.0147</text:p>
              </table:table-cell>
              <table:table-cell office:value-type="float" office:value="0.073509">
                <text:p>0.073509</text:p>
              </table:table-cell>
              <table:table-cell office:value-type="float" office:value="0.077133">
                <text:p>0.0771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147">
                <text:p>2.1147</text:p>
              </table:table-cell>
              <table:table-cell office:value-type="float" office:value="0.064153">
                <text:p>0.064153</text:p>
              </table:table-cell>
              <table:table-cell office:value-type="float" office:value="0.067414">
                <text:p>0.0674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2147">
                <text:p>2.2147</text:p>
              </table:table-cell>
              <table:table-cell office:value-type="float" office:value="0.055751">
                <text:p>0.055751</text:p>
              </table:table-cell>
              <table:table-cell office:value-type="float" office:value="0.058669">
                <text:p>0.0586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3147">
                <text:p>2.3147</text:p>
              </table:table-cell>
              <table:table-cell office:value-type="float" office:value="0.048243">
                <text:p>0.048243</text:p>
              </table:table-cell>
              <table:table-cell office:value-type="float" office:value="0.050841">
                <text:p>0.0508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4147">
                <text:p>2.4147</text:p>
              </table:table-cell>
              <table:table-cell office:value-type="float" office:value="0.041567">
                <text:p>0.041567</text:p>
              </table:table-cell>
              <table:table-cell office:value-type="float" office:value="0.043868">
                <text:p>0.0438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5147">
                <text:p>2.5147</text:p>
              </table:table-cell>
              <table:table-cell office:value-type="float" office:value="0.035662">
                <text:p>0.035662</text:p>
              </table:table-cell>
              <table:table-cell office:value-type="float" office:value="0.037688">
                <text:p>0.0376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6147">
                <text:p>2.6147</text:p>
              </table:table-cell>
              <table:table-cell office:value-type="float" office:value="0.030463">
                <text:p>0.030463</text:p>
              </table:table-cell>
              <table:table-cell office:value-type="float" office:value="0.032237">
                <text:p>0.0322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7147">
                <text:p>2.7147</text:p>
              </table:table-cell>
              <table:table-cell office:value-type="float" office:value="0.025909">
                <text:p>0.025909</text:p>
              </table:table-cell>
              <table:table-cell office:value-type="float" office:value="0.027454">
                <text:p>0.0274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8147">
                <text:p>2.8147</text:p>
              </table:table-cell>
              <table:table-cell office:value-type="float" office:value="0.021939">
                <text:p>0.021939</text:p>
              </table:table-cell>
              <table:table-cell office:value-type="float" office:value="0.023279">
                <text:p>0.0232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9147">
                <text:p>2.9147</text:p>
              </table:table-cell>
              <table:table-cell office:value-type="float" office:value="0.018497">
                <text:p>0.018497</text:p>
              </table:table-cell>
              <table:table-cell office:value-type="float" office:value="0.019651">
                <text:p>0.0196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0147">
                <text:p>3.0147</text:p>
              </table:table-cell>
              <table:table-cell office:value-type="float" office:value="0.015526">
                <text:p>0.015526</text:p>
              </table:table-cell>
              <table:table-cell office:value-type="float" office:value="0.016515">
                <text:p>0.0165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1147">
                <text:p>3.1147</text:p>
              </table:table-cell>
              <table:table-cell office:value-type="float" office:value="0.012975">
                <text:p>0.012975</text:p>
              </table:table-cell>
              <table:table-cell office:value-type="float" office:value="0.013817">
                <text:p>0.0138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2147">
                <text:p>3.2147</text:p>
              </table:table-cell>
              <table:table-cell office:value-type="float" office:value="0.010795">
                <text:p>0.010795</text:p>
              </table:table-cell>
              <table:table-cell office:value-type="float" office:value="0.011509">
                <text:p>0.0115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3147">
                <text:p>3.3147</text:p>
              </table:table-cell>
              <table:table-cell office:value-type="float" office:value="0.0089414">
                <text:p>0.0089414</text:p>
              </table:table-cell>
              <table:table-cell office:value-type="float" office:value="0.0095427">
                <text:p>0.00954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4147">
                <text:p>3.4147</text:p>
              </table:table-cell>
              <table:table-cell office:value-type="float" office:value="0.0073731">
                <text:p>0.0073731</text:p>
              </table:table-cell>
              <table:table-cell office:value-type="float" office:value="0.0078769">
                <text:p>0.00787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5147">
                <text:p>3.5147</text:p>
              </table:table-cell>
              <table:table-cell office:value-type="float" office:value="0.0060528">
                <text:p>0.0060528</text:p>
              </table:table-cell>
              <table:table-cell office:value-type="float" office:value="0.0064725">
                <text:p>0.00647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6147">
                <text:p>3.6147</text:p>
              </table:table-cell>
              <table:table-cell office:value-type="float" office:value="0.0049467">
                <text:p>0.0049467</text:p>
              </table:table-cell>
              <table:table-cell office:value-type="float" office:value="0.0052943">
                <text:p>0.00529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7147">
                <text:p>3.7147</text:p>
              </table:table-cell>
              <table:table-cell office:value-type="float" office:value="0.0040246">
                <text:p>0.0040246</text:p>
              </table:table-cell>
              <table:table-cell office:value-type="float" office:value="0.0043108">
                <text:p>0.00431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8147">
                <text:p>3.8147</text:p>
              </table:table-cell>
              <table:table-cell office:value-type="float" office:value="0.0032597">
                <text:p>0.0032597</text:p>
              </table:table-cell>
              <table:table-cell office:value-type="float" office:value="0.003494">
                <text:p>0.0034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9147">
                <text:p>3.9147</text:p>
              </table:table-cell>
              <table:table-cell office:value-type="float" office:value="0.0026283">
                <text:p>0.0026283</text:p>
              </table:table-cell>
              <table:table-cell office:value-type="float" office:value="0.002819">
                <text:p>0.0028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0147">
                <text:p>4.0147</text:p>
              </table:table-cell>
              <table:table-cell office:value-type="float" office:value="0.0021096">
                <text:p>0.0021096</text:p>
              </table:table-cell>
              <table:table-cell office:value-type="float" office:value="0.0022639">
                <text:p>0.00226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1147">
                <text:p>4.1147</text:p>
              </table:table-cell>
              <table:table-cell office:value-type="float" office:value="0.0016857">
                <text:p>0.0016857</text:p>
              </table:table-cell>
              <table:table-cell office:value-type="float" office:value="0.0018098">
                <text:p>0.00180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2147">
                <text:p>4.2147</text:p>
              </table:table-cell>
              <table:table-cell office:value-type="float" office:value="0.0013408">
                <text:p>0.0013408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3147">
                <text:p>4.3147</text:p>
              </table:table-cell>
              <table:table-cell office:value-type="float" office:value="0.0010617">
                <text:p>0.0010617</text:p>
              </table:table-cell>
              <table:table-cell office:value-type="float" office:value="0.0011405">
                <text:p>0.00114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4147">
                <text:p>4.4147</text:p>
              </table:table-cell>
              <table:table-cell office:value-type="float" office:value="0.00083686">
                <text:p>0.00083686</text:p>
              </table:table-cell>
              <table:table-cell office:value-type="float" office:value="0.00089912">
                <text:p>0.000899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5147">
                <text:p>4.5147</text:p>
              </table:table-cell>
              <table:table-cell office:value-type="float" office:value="0.00065665">
                <text:p>0.00065665</text:p>
              </table:table-cell>
              <table:table-cell office:value-type="float" office:value="0.00070551">
                <text:p>0.000705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6147">
                <text:p>4.6147</text:p>
              </table:table-cell>
              <table:table-cell office:value-type="float" office:value="0.00051291">
                <text:p>0.00051291</text:p>
              </table:table-cell>
              <table:table-cell office:value-type="float" office:value="0.00055101">
                <text:p>0.000551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7147">
                <text:p>4.7147</text:p>
              </table:table-cell>
              <table:table-cell office:value-type="float" office:value="0.00039881">
                <text:p>0.00039881</text:p>
              </table:table-cell>
              <table:table-cell office:value-type="float" office:value="0.00042833">
                <text:p>0.000428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8147">
                <text:p>4.8147</text:p>
              </table:table-cell>
              <table:table-cell office:value-type="float" office:value="0.00030869">
                <text:p>0.00030869</text:p>
              </table:table-cell>
              <table:table-cell office:value-type="float" office:value="0.0003314">
                <text:p>0.00033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9147">
                <text:p>4.9147</text:p>
              </table:table-cell>
              <table:table-cell office:value-type="float" office:value="0.00023785">
                <text:p>0.00023785</text:p>
              </table:table-cell>
              <table:table-cell office:value-type="float" office:value="0.00025521">
                <text:p>0.000255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0147">
                <text:p>5.0147</text:p>
              </table:table-cell>
              <table:table-cell office:value-type="float" office:value="0.00018243">
                <text:p>0.00018243</text:p>
              </table:table-cell>
              <table:table-cell office:value-type="float" office:value="0.00019561">
                <text:p>0.000195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1147">
                <text:p>5.1147</text:p>
              </table:table-cell>
              <table:table-cell office:value-type="float" office:value="0.00013928">
                <text:p>0.00013928</text:p>
              </table:table-cell>
              <table:table-cell office:value-type="float" office:value="0.00014922">
                <text:p>0.000149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2147">
                <text:p>5.2147</text:p>
              </table:table-cell>
              <table:table-cell office:value-type="float" office:value="0.00010586">
                <text:p>0.00010586</text:p>
              </table:table-cell>
              <table:table-cell office:value-type="float" office:value="0.0001133">
                <text:p>0.00011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3147">
                <text:p>5.3147</text:p>
              </table:table-cell>
              <table:table-cell office:value-type="float" office:value="0.000080092">
                <text:p>0.000080092</text:p>
              </table:table-cell>
              <table:table-cell office:value-type="float" office:value="0.000085613">
                <text:p>0.0000856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4147">
                <text:p>5.4147</text:p>
              </table:table-cell>
              <table:table-cell office:value-type="float" office:value="0.00006032">
                <text:p>0.00006032</text:p>
              </table:table-cell>
              <table:table-cell office:value-type="float" office:value="0.000064389">
                <text:p>0.0000643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5147">
                <text:p>5.5147</text:p>
              </table:table-cell>
              <table:table-cell office:value-type="float" office:value="0.000045223">
                <text:p>0.000045223</text:p>
              </table:table-cell>
              <table:table-cell office:value-type="float" office:value="0.000048197">
                <text:p>0.0000481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6147">
                <text:p>5.6147</text:p>
              </table:table-cell>
              <table:table-cell office:value-type="float" office:value="0.00003375">
                <text:p>0.00003375</text:p>
              </table:table-cell>
              <table:table-cell office:value-type="float" office:value="0.000035905">
                <text:p>0.0000359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7147">
                <text:p>5.7147</text:p>
              </table:table-cell>
              <table:table-cell office:value-type="float" office:value="0.000025073">
                <text:p>0.000025073</text:p>
              </table:table-cell>
              <table:table-cell office:value-type="float" office:value="0.000026621">
                <text:p>0.0000266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8147">
                <text:p>5.8147</text:p>
              </table:table-cell>
              <table:table-cell office:value-type="float" office:value="0.000018543">
                <text:p>0.000018543</text:p>
              </table:table-cell>
              <table:table-cell office:value-type="float" office:value="0.000019644">
                <text:p>0.0000196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9147">
                <text:p>5.9147</text:p>
              </table:table-cell>
              <table:table-cell office:value-type="float" office:value="0.000013651">
                <text:p>0.000013651</text:p>
              </table:table-cell>
              <table:table-cell office:value-type="float" office:value="0.000014426">
                <text:p>0.0000144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0147">
                <text:p>6.0147</text:p>
              </table:table-cell>
              <table:table-cell office:value-type="float" office:value="0.000010004">
                <text:p>0.000010004</text:p>
              </table:table-cell>
              <table:table-cell office:value-type="float" office:value="0.000010544">
                <text:p>0.0000105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1147">
                <text:p>6.1147</text:p>
              </table:table-cell>
              <table:table-cell office:value-type="float" office:value="0.000007298">
                <text:p>0.000007298</text:p>
              </table:table-cell>
              <table:table-cell office:value-type="float" office:value="0.0000076696">
                <text:p>0.00000766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2147">
                <text:p>6.2147</text:p>
              </table:table-cell>
              <table:table-cell office:value-type="float" office:value="0.0000053">
                <text:p>0.0000053</text:p>
              </table:table-cell>
              <table:table-cell office:value-type="float" office:value="0.0000055522">
                <text:p>0.00000555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3147">
                <text:p>6.3147</text:p>
              </table:table-cell>
              <table:table-cell office:value-type="float" office:value="0.0000038315">
                <text:p>0.0000038315</text:p>
              </table:table-cell>
              <table:table-cell office:value-type="float" office:value="0.0000040001">
                <text:p>0.0000040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4147">
                <text:p>6.4147</text:p>
              </table:table-cell>
              <table:table-cell office:value-type="float" office:value="0.0000027574">
                <text:p>0.0000027574</text:p>
              </table:table-cell>
              <table:table-cell office:value-type="float" office:value="0.000002868">
                <text:p>0.0000028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5147">
                <text:p>6.5147</text:p>
              </table:table-cell>
              <table:table-cell office:value-type="float" office:value="0.0000019755">
                <text:p>0.0000019755</text:p>
              </table:table-cell>
              <table:table-cell office:value-type="float" office:value="0.0000020465">
                <text:p>0.00000204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6147">
                <text:p>6.6147</text:p>
              </table:table-cell>
              <table:table-cell office:value-type="float" office:value="0.0000014089">
                <text:p>0.0000014089</text:p>
              </table:table-cell>
              <table:table-cell office:value-type="float" office:value="0.0000014533">
                <text:p>0.00000145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7147">
                <text:p>6.7147</text:p>
              </table:table-cell>
              <table:table-cell office:value-type="float" office:value="0.0000010003">
                <text:p>0.0000010003</text:p>
              </table:table-cell>
              <table:table-cell office:value-type="float" office:value="0.0000010271">
                <text:p>0.00000102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8147">
                <text:p>6.8147</text:p>
              </table:table-cell>
              <table:table-cell office:value-type="float" office:value="0.00000070698">
                <text:p>0.00000070698</text:p>
              </table:table-cell>
              <table:table-cell office:value-type="float" office:value="0.00000072236">
                <text:p>0.000000722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9147">
                <text:p>6.9147</text:p>
              </table:table-cell>
              <table:table-cell office:value-type="float" office:value="0.00000049744">
                <text:p>0.00000049744</text:p>
              </table:table-cell>
              <table:table-cell office:value-type="float" office:value="0.0000005056">
                <text:p>0.00000050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0147">
                <text:p>7.0147</text:p>
              </table:table-cell>
              <table:table-cell office:value-type="float" office:value="0.00000034844">
                <text:p>0.00000034844</text:p>
              </table:table-cell>
              <table:table-cell office:value-type="float" office:value="0.00000035218">
                <text:p>0.000000352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1147">
                <text:p>7.1147</text:p>
              </table:table-cell>
              <table:table-cell office:value-type="float" office:value="0.00000024297">
                <text:p>0.00000024297</text:p>
              </table:table-cell>
              <table:table-cell office:value-type="float" office:value="0.00000024413">
                <text:p>0.000000244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2147">
                <text:p>7.2147</text:p>
              </table:table-cell>
              <table:table-cell office:value-type="float" office:value="0.00000016867">
                <text:p>0.00000016867</text:p>
              </table:table-cell>
              <table:table-cell office:value-type="float" office:value="0.00000016842">
                <text:p>0.000000168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3147">
                <text:p>7.3147</text:p>
              </table:table-cell>
              <table:table-cell office:value-type="float" office:value="0.00000011656">
                <text:p>0.00000011656</text:p>
              </table:table-cell>
              <table:table-cell office:value-type="float" office:value="0.00000011562">
                <text:p>0.000000115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4147">
                <text:p>7.4147</text:p>
              </table:table-cell>
              <table:table-cell office:value-type="float" office:value="0.00000008019">
                <text:p>0.00000008019</text:p>
              </table:table-cell>
              <table:table-cell office:value-type="float" office:value="0.000000078994">
                <text:p>0.0000000789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5147">
                <text:p>7.5147</text:p>
              </table:table-cell>
              <table:table-cell office:value-type="float" office:value="0.000000054913">
                <text:p>0.000000054913</text:p>
              </table:table-cell>
              <table:table-cell office:value-type="float" office:value="0.000000053708">
                <text:p>0.0000000537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6147">
                <text:p>7.6147</text:p>
              </table:table-cell>
              <table:table-cell office:value-type="float" office:value="0.000000037422">
                <text:p>0.000000037422</text:p>
              </table:table-cell>
              <table:table-cell office:value-type="float" office:value="0.000000036339">
                <text:p>0.0000000363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7147">
                <text:p>7.7147</text:p>
              </table:table-cell>
              <table:table-cell office:value-type="float" office:value="0.000000025366">
                <text:p>0.000000025366</text:p>
              </table:table-cell>
              <table:table-cell office:value-type="float" office:value="0.000000024469">
                <text:p>0.0000000244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8147">
                <text:p>7.8147</text:p>
              </table:table-cell>
              <table:table-cell office:value-type="float" office:value="0.000000017083">
                <text:p>0.000000017083</text:p>
              </table:table-cell>
              <table:table-cell office:value-type="float" office:value="0.000000016396">
                <text:p>0.0000000163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9147">
                <text:p>7.9147</text:p>
              </table:table-cell>
              <table:table-cell office:value-type="float" office:value="0.000000011397">
                <text:p>0.000000011397</text:p>
              </table:table-cell>
              <table:table-cell office:value-type="float" office:value="0.000000010933">
                <text:p>0.0000000109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0147">
                <text:p>8.0147</text:p>
              </table:table-cell>
              <table:table-cell office:value-type="float" office:value="0.0000000074834">
                <text:p>0.0000000074834</text:p>
              </table:table-cell>
              <table:table-cell office:value-type="float" office:value="0.0000000072549">
                <text:p>0.00000000725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1147">
                <text:p>8.1147</text:p>
              </table:table-cell>
              <table:table-cell office:value-type="float" office:value="0.0000000047556">
                <text:p>0.0000000047556</text:p>
              </table:table-cell>
              <table:table-cell office:value-type="float" office:value="0.0000000047908">
                <text:p>0.00000000479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2147">
                <text:p>8.2147</text:p>
              </table:table-cell>
              <table:table-cell office:value-type="float" office:value="0.0000000027948">
                <text:p>0.0000000027948</text:p>
              </table:table-cell>
              <table:table-cell office:value-type="float" office:value="0.0000000031483">
                <text:p>0.00000000314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3147">
                <text:p>8.3147</text:p>
              </table:table-cell>
              <table:table-cell office:value-type="float" office:value="0.0000000012909">
                <text:p>0.0000000012909</text:p>
              </table:table-cell>
              <table:table-cell office:value-type="float" office:value="0.0000000020589">
                <text:p>0.00000000205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147">
                <text:p>8.4147</text:p>
              </table:table-cell>
              <table:table-cell office:value-type="float" office:value="0">
                <text:p>0</text:p>
              </table:table-cell>
              <table:table-cell office:value-type="float" office:value="0.0000000013399">
                <text:p>0.0000000013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25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order="0.035cm solid #000000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order="0.002cm solid #000000"/>
    </style:style>
    <style:style style:name="ce3" style:family="table-cell" style:parent-style-name="Default" style:data-style-name="N140">
      <style:table-cell-properties fo:border="0.035cm solid #000000"/>
      <style:text-properties fo:font-weight="bold" style:font-weight-asian="bold" style:font-weight-complex="bold"/>
    </style:style>
    <style:style style:name="ce4" style:family="table-cell" style:parent-style-name="Default" style:data-style-name="N140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t 15" table:style-name="ta1" table:print="false">
        <table:table-column table:style-name="co1" table:number-columns-repeated="6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row table:style-name="ro1" table:number-rows-repeated="3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ce1" office:value-type="string">
            <text:p>krok h</text:p>
          </table:table-cell>
          <table:table-cell table:style-name="ce3" office:value-type="string">
            <text:p>log10(r.num)</text:p>
          </table:table-cell>
          <table:table-cell table:style-name="ce3" office:value-type="string">
            <text:p>log10(r.analityczne)</text:p>
          </table:table-cell>
        </table:table-row>
        <table:table-row table:style-name="ro1">
          <table:table-cell table:number-columns-repeated="6"/>
          <table:table-cell office:value-type="float" office:value="-8.4853">
            <text:p>-8,49</text:p>
          </table:table-cell>
          <table:table-cell table:number-columns-repeated="2" office:value-type="float" office:value="1">
            <text:p>1,000000000</text:p>
          </table:table-cell>
        </table:table-row>
        <table:table-row table:style-name="ro1">
          <table:table-cell table:number-columns-repeated="6"/>
          <table:table-cell office:value-type="float" office:value="-7.5853">
            <text:p>-7,59</text:p>
          </table:table-cell>
          <table:table-cell office:value-type="float" office:value="0.69834">
            <text:p>0,698340000</text:p>
          </table:table-cell>
          <table:table-cell office:value-type="float" office:value="0.99999">
            <text:p>0,999990000</text:p>
          </table:table-cell>
        </table:table-row>
        <table:table-row table:style-name="ro1">
          <table:table-cell table:number-columns-repeated="6"/>
          <table:table-cell office:value-type="float" office:value="-6.5853">
            <text:p>-6,59</text:p>
          </table:table-cell>
          <table:table-cell office:value-type="float" office:value="0.86358">
            <text:p>0,863580000</text:p>
          </table:table-cell>
          <table:table-cell office:value-type="float" office:value="0.99993">
            <text:p>0,999930000</text:p>
          </table:table-cell>
        </table:table-row>
        <table:table-row table:style-name="ro1">
          <table:table-cell table:number-columns-repeated="6"/>
          <table:table-cell office:value-type="float" office:value="-5.5853">
            <text:p>-5,59</text:p>
          </table:table-cell>
          <table:table-cell office:value-type="float" office:value="0.95224">
            <text:p>0,952240000</text:p>
          </table:table-cell>
          <table:table-cell office:value-type="float" office:value="0.99937">
            <text:p>0,999370000</text:p>
          </table:table-cell>
        </table:table-row>
        <table:table-row table:style-name="ro1">
          <table:table-cell table:number-columns-repeated="6"/>
          <table:table-cell office:value-type="float" office:value="-4.5853">
            <text:p>-4,59</text:p>
          </table:table-cell>
          <table:table-cell office:value-type="float" office:value="0.98347">
            <text:p>0,983470000</text:p>
          </table:table-cell>
          <table:table-cell office:value-type="float" office:value="0.99594">
            <text:p>0,995940000</text:p>
          </table:table-cell>
        </table:table-row>
        <table:table-row table:style-name="ro1">
          <table:table-cell table:number-columns-repeated="6"/>
          <table:table-cell office:value-type="float" office:value="-3.5853">
            <text:p>-3,59</text:p>
          </table:table-cell>
          <table:table-cell office:value-type="float" office:value="0.97744">
            <text:p>0,977440000</text:p>
          </table:table-cell>
          <table:table-cell office:value-type="float" office:value="0.98077">
            <text:p>0,980770000</text:p>
          </table:table-cell>
        </table:table-row>
        <table:table-row table:style-name="ro1">
          <table:table-cell table:number-columns-repeated="6"/>
          <table:table-cell office:value-type="float" office:value="-2.5853">
            <text:p>-2,59</text:p>
          </table:table-cell>
          <table:table-cell office:value-type="float" office:value="0.92924">
            <text:p>0,929240000</text:p>
          </table:table-cell>
          <table:table-cell office:value-type="float" office:value="0.93223">
            <text:p>0,932230000</text:p>
          </table:table-cell>
        </table:table-row>
        <table:table-row table:style-name="ro1">
          <table:table-cell table:number-columns-repeated="6"/>
          <table:table-cell office:value-type="float" office:value="-1.5853">
            <text:p>-1,59</text:p>
          </table:table-cell>
          <table:table-cell office:value-type="float" office:value="0.81465">
            <text:p>0,814650000</text:p>
          </table:table-cell>
          <table:table-cell office:value-type="float" office:value="0.81997">
            <text:p>0,819970000</text:p>
          </table:table-cell>
        </table:table-row>
        <table:table-row table:style-name="ro1">
          <table:table-cell table:number-columns-repeated="6"/>
          <table:table-cell office:value-type="float" office:value="-0.5853">
            <text:p>-0,59</text:p>
          </table:table-cell>
          <table:table-cell office:value-type="float" office:value="0.62465">
            <text:p>0,624650000</text:p>
          </table:table-cell>
          <table:table-cell office:value-type="float" office:value="0.63229">
            <text:p>0,632290000</text:p>
          </table:table-cell>
        </table:table-row>
        <table:table-row table:style-name="ro1">
          <table:table-cell table:number-columns-repeated="6"/>
          <table:table-cell office:value-type="float" office:value="0.4147">
            <text:p>0,41</text:p>
          </table:table-cell>
          <table:table-cell office:value-type="float" office:value="0.39745">
            <text:p>0,397450000</text:p>
          </table:table-cell>
          <table:table-cell office:value-type="float" office:value="0.40538">
            <text:p>0,405380000</text:p>
          </table:table-cell>
        </table:table-row>
        <table:table-row table:style-name="ro1">
          <table:table-cell table:number-columns-repeated="6"/>
          <table:table-cell office:value-type="float" office:value="1.4147">
            <text:p>1,41</text:p>
          </table:table-cell>
          <table:table-cell office:value-type="float" office:value="0.20114">
            <text:p>0,201140000</text:p>
          </table:table-cell>
          <table:table-cell office:value-type="float" office:value="0.20702">
            <text:p>0,207020000</text:p>
          </table:table-cell>
        </table:table-row>
        <table:table-row table:style-name="ro1">
          <table:table-cell table:number-columns-repeated="6"/>
          <table:table-cell office:value-type="float" office:value="2.4147">
            <text:p>2,41</text:p>
          </table:table-cell>
          <table:table-cell office:value-type="float" office:value="0.078549">
            <text:p>0,078549000</text:p>
          </table:table-cell>
          <table:table-cell office:value-type="float" office:value="0.081638">
            <text:p>0,081638000</text:p>
          </table:table-cell>
        </table:table-row>
        <table:table-row table:style-name="ro1">
          <table:table-cell table:number-columns-repeated="6"/>
          <table:table-cell office:value-type="float" office:value="3.4147">
            <text:p>3,41</text:p>
          </table:table-cell>
          <table:table-cell office:value-type="float" office:value="0.023192">
            <text:p>0,023192000</text:p>
          </table:table-cell>
          <table:table-cell office:value-type="float" office:value="0.024334">
            <text:p>0,024334000</text:p>
          </table:table-cell>
        </table:table-row>
        <table:table-row table:style-name="ro1">
          <table:table-cell table:number-columns-repeated="6"/>
          <table:table-cell office:value-type="float" office:value="4.4147">
            <text:p>4,41</text:p>
          </table:table-cell>
          <table:table-cell office:value-type="float" office:value="0.0051101">
            <text:p>0,005110100</text:p>
          </table:table-cell>
          <table:table-cell office:value-type="float" office:value="0.0054041">
            <text:p>0,005404100</text:p>
          </table:table-cell>
        </table:table-row>
        <table:table-row table:style-name="ro1">
          <table:table-cell table:number-columns-repeated="6"/>
          <table:table-cell office:value-type="float" office:value="5.4147">
            <text:p>5,41</text:p>
          </table:table-cell>
          <table:table-cell office:value-type="float" office:value="0.00083335">
            <text:p>0,000833350</text:p>
          </table:table-cell>
          <table:table-cell office:value-type="float" office:value="0.00088544">
            <text:p>0,000885440</text:p>
          </table:table-cell>
        </table:table-row>
        <table:table-row table:style-name="ro1">
          <table:table-cell table:number-columns-repeated="6"/>
          <table:table-cell office:value-type="float" office:value="6.4147">
            <text:p>6,41</text:p>
          </table:table-cell>
          <table:table-cell office:value-type="float" office:value="0.00010011">
            <text:p>0,000100110</text:p>
          </table:table-cell>
          <table:table-cell office:value-type="float" office:value="0.00010631">
            <text:p>0,000106310</text:p>
          </table:table-cell>
        </table:table-row>
        <table:table-row table:style-name="ro1">
          <table:table-cell table:number-columns-repeated="6"/>
          <table:table-cell office:value-type="float" office:value="7.4147">
            <text:p>7,41</text:p>
          </table:table-cell>
          <table:table-cell office:value-type="float" office:value="0.0000088108">
            <text:p>0,000008811</text:p>
          </table:table-cell>
          <table:table-cell office:value-type="float" office:value="0.0000093074">
            <text:p>0,000009307</text:p>
          </table:table-cell>
        </table:table-row>
        <table:table-row table:style-name="ro1">
          <table:table-cell table:number-columns-repeated="6"/>
          <table:table-cell office:value-type="float" office:value="8.4147">
            <text:p>8,41</text:p>
          </table:table-cell>
          <table:table-cell office:value-type="float" office:value="0">
            <text:p>0,000000000</text:p>
          </table:table-cell>
          <table:table-cell office:value-type="float" office:value="0.00000059217">
            <text:p>0,000000592</text:p>
          </table:table-cell>
        </table:table-row>
      </table:table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8" number:min-integer-digits="1"/>
    </number:number-style>
    <number:number-style style:name="N140">
      <number:number number:decimal-places="9" number:min-integer-digits="1"/>
    </number:number-style>
    <number:number-style style:name="N141">
      <number:number number:decimal-places="6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0" number:min-integer-digits="1"/>
    </number:number-style>
    <number:number-style style:name="N145P0" style:volatile="true">
      <number:text>Tak</number:text>
    </number:number-style>
    <number:number-style style:name="N145P1" style:volatile="true">
      <number:text>Tak</number:text>
    </number:number-style>
    <number:number-style style:name="N145">
      <number:text>Nie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Prawda</number:text>
    </number:number-style>
    <number:number-style style:name="N147P1" style:volatile="true">
      <number:text>Prawda</number:text>
    </number:number-style>
    <number:number-style style:name="N147">
      <number:text>Fałsz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Włączone</number:text>
    </number:number-style>
    <number:number-style style:name="N149P1" style:volatile="true">
      <number:text>Włączone</number:text>
    </number:number-style>
    <number:number-style style:name="N149">
      <number:text>Wyłączone</number:text>
      <style:map style:condition="value()&gt;0" style:apply-style-name="N149P0"/>
      <style:map style:condition="value()&lt;0" style:apply-style-name="N149P1"/>
    </number:number-style>
    <number:currency-style style:name="N15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1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3">23.02.2010</text:date>, <text:time>06:45:2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84cm"/>
    </style:style>
    <style:style style:name="co3" style:family="table-column">
      <style:table-column-properties fo:break-before="auto" style:column-width="3.44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40">
      <style:table-cell-properties fo:border="0.035cm solid #000000"/>
      <style:text-properties fo:font-weight="bold" style:font-weight-asian="bold" style:font-weight-complex="bold"/>
    </style:style>
    <style:style style:name="ce2" style:family="table-cell" style:parent-style-name="Default" style:data-style-name="N60">
      <style:table-cell-properties fo:border="0.002cm solid #000000"/>
    </style:style>
    <style:style style:name="ce3" style:family="table-cell" style:parent-style-name="Default" style:data-style-name="N140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wykres1_2_2" table:style-name="ta1" table:print="false">
        <table:table-column table:style-name="co1" table:number-columns-repeated="5" table:default-cell-style-name="Default"/>
        <table:table-column table:style-name="co2" table:default-cell-style-name="ce2"/>
        <table:table-column table:style-name="co3" table:default-cell-style-name="ce3"/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ce1" office:value-type="string">
            <text:p>log10(krok h)</text:p>
          </table:table-cell>
          <table:table-cell table:style-name="ce1" office:value-type="string">
            <text:p>log10(blad)</text:p>
          </table:table-cell>
        </table:table-row>
        <table:table-row table:style-name="ro1">
          <table:table-cell table:number-columns-repeated="5"/>
          <table:table-cell office:value-type="float" office:value="0.807176350283643">
            <text:p>8,07E-001</text:p>
          </table:table-cell>
          <table:table-cell office:value-type="float" office:value="-4.31881305282786">
            <text:p>-4,318813053</text:p>
          </table:table-cell>
        </table:table-row>
        <table:table-row table:style-name="ro1">
          <table:table-cell table:number-columns-repeated="5"/>
          <table:table-cell office:value-type="float" office:value="0.813894421377169">
            <text:p>8,14E-001</text:p>
          </table:table-cell>
          <table:table-cell office:value-type="float" office:value="-4.38478666519864">
            <text:p>-4,384786665</text:p>
          </table:table-cell>
        </table:table-row>
        <table:table-row table:style-name="ro1">
          <table:table-cell table:number-columns-repeated="5"/>
          <table:table-cell office:value-type="float" office:value="0.820510152182016">
            <text:p>8,21E-001</text:p>
          </table:table-cell>
          <table:table-cell office:value-type="float" office:value="-4.45156144241445">
            <text:p>-4,451561442</text:p>
          </table:table-cell>
        </table:table-row>
        <table:table-row table:style-name="ro1">
          <table:table-cell table:number-columns-repeated="5"/>
          <table:table-cell office:value-type="float" office:value="0.827026613988346">
            <text:p>8,27E-001</text:p>
          </table:table-cell>
          <table:table-cell office:value-type="float" office:value="-4.51904497226168">
            <text:p>-4,519044972</text:p>
          </table:table-cell>
        </table:table-row>
        <table:table-row table:style-name="ro1">
          <table:table-cell table:number-columns-repeated="5"/>
          <table:table-cell office:value-type="float" office:value="0.83344674187101">
            <text:p>8,33E-001</text:p>
          </table:table-cell>
          <table:table-cell office:value-type="float" office:value="-4.58708607417669">
            <text:p>-4,587086074</text:p>
          </table:table-cell>
        </table:table-row>
        <table:table-row table:style-name="ro1">
          <table:table-cell table:number-columns-repeated="5"/>
          <table:table-cell office:value-type="float" office:value="0.839773342627417">
            <text:p>8,40E-001</text:p>
          </table:table-cell>
          <table:table-cell office:value-type="float" office:value="-4.65543090031154">
            <text:p>-4,655430900</text:p>
          </table:table-cell>
        </table:table-row>
        <table:table-row table:style-name="ro1">
          <table:table-cell table:number-columns-repeated="5"/>
          <table:table-cell office:value-type="float" office:value="0.84600910214548">
            <text:p>8,46E-001</text:p>
          </table:table-cell>
          <table:table-cell office:value-type="float" office:value="-4.72374505197827">
            <text:p>-4,723745052</text:p>
          </table:table-cell>
        </table:table-row>
        <table:table-row table:style-name="ro1">
          <table:table-cell table:number-columns-repeated="5"/>
          <table:table-cell office:value-type="float" office:value="0.852156592250041">
            <text:p>8,52E-001</text:p>
          </table:table-cell>
          <table:table-cell office:value-type="float" office:value="-4.79150489757016">
            <text:p>-4,791504898</text:p>
          </table:table-cell>
        </table:table-row>
        <table:table-row table:style-name="ro1">
          <table:table-cell table:number-columns-repeated="5"/>
          <table:table-cell office:value-type="float" office:value="0.858218277071461">
            <text:p>8,58E-001</text:p>
          </table:table-cell>
          <table:table-cell office:value-type="float" office:value="-4.85792353892672">
            <text:p>-4,857923539</text:p>
          </table:table-cell>
        </table:table-row>
        <table:table-row table:style-name="ro1">
          <table:table-cell table:number-columns-repeated="5"/>
          <table:table-cell office:value-type="float" office:value="0.864196518975846">
            <text:p>8,64E-001</text:p>
          </table:table-cell>
          <table:table-cell office:value-type="float" office:value="-4.92190584959359">
            <text:p>-4,921905850</text:p>
          </table:table-cell>
        </table:table-row>
        <table:table-row table:style-name="ro1">
          <table:table-cell table:number-columns-repeated="5"/>
          <table:table-cell office:value-type="float" office:value="0.870093584092617">
            <text:p>8,70E-001</text:p>
          </table:table-cell>
          <table:table-cell office:value-type="float" office:value="-4.98192393635421">
            <text:p>-4,981923936</text:p>
          </table:table-cell>
        </table:table-row>
        <table:table-row table:style-name="ro1">
          <table:table-cell table:number-columns-repeated="5"/>
          <table:table-cell office:value-type="float" office:value="0.875911647471802">
            <text:p>8,76E-001</text:p>
          </table:table-cell>
          <table:table-cell office:value-type="float" office:value="-5.03580639135483">
            <text:p>-5,035806391</text:p>
          </table:table-cell>
        </table:table-row>
        <table:table-row table:style-name="ro1">
          <table:table-cell table:number-columns-repeated="5"/>
          <table:table-cell office:value-type="float" office:value="0.881652797900419">
            <text:p>8,82E-001</text:p>
          </table:table-cell>
          <table:table-cell office:value-type="float" office:value="-5.08095330354056">
            <text:p>-5,080953304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8" number:min-integer-digits="1"/>
    </number:number-style>
    <number:number-style style:name="N140">
      <number:number number:decimal-places="9" number:min-integer-digits="1"/>
    </number:number-style>
    <number:number-style style:name="N141">
      <number:number number:decimal-places="6" number:min-integer-digits="1"/>
    </number:number-style>
    <number:number-style style:name="N142">
      <number:number number:decimal-places="10" number:min-integer-digits="1"/>
    </number:number-style>
    <number:number-style style:name="N144P0" style:volatile="true">
      <number:text>Tak</number:text>
    </number:number-style>
    <number:number-style style:name="N144P1" style:volatile="true">
      <number:text>Tak</number:text>
    </number:number-style>
    <number:number-style style:name="N144">
      <number:text>Ni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Prawda</number:text>
    </number:number-style>
    <number:number-style style:name="N146P1" style:volatile="true">
      <number:text>Prawda</number:text>
    </number:number-style>
    <number:number-style style:name="N146">
      <number:text>Fałsz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Włączone</number:text>
    </number:number-style>
    <number:number-style style:name="N148P1" style:volatile="true">
      <number:text>Włączone</number:text>
    </number:number-style>
    <number:number-style style:name="N148">
      <number:text>Wyłączone</number:text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0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3">23.02.2010</text:date>, <text:time>06:28:1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60">
      <number:scientific-number number:decimal-places="2" number:min-integer-digits="1" number:min-exponent-digits="3"/>
    </number:number-style>
    <number:number-style style:name="N107">
      <number:number number:decimal-places="9" number:min-integer-digits="1"/>
    </number:number-style>
    <style:style style:name="ch1" style:family="chart">
      <style:graphic-properties draw:stroke="solid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Arial" fo:font-size="15.75pt" fo:font-style="normal" fo:text-shadow="none" style:text-underline-style="none" fo:font-weight="bold" style:font-size-asian="15.75pt" style:font-style-asian="normal" style:font-weight-asian="bold" style:font-family-complex="Arial" style:font-size-complex="15.75pt" style:font-style-complex="normal" style:font-weight-complex="bold"/>
    </style:style>
    <style:style style:name="ch3" style:family="chart">
      <style:chart-properties chart:interpolation="cubic-spline" chart:symbol-type="automatic" chart:connect-bars="false" chart:auto-position="true" chart:auto-size="true" chart:treat-empty-cells="ignore" chart:spline-order="3" chart:sort-by-x-values="false"/>
    </style:style>
    <style:style style:name="ch4" style:family="chart" style:data-style-name="N60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link-data-style-to-source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Arial" fo:font-size="12pt" fo:font-style="normal" fo:text-shadow="none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Arial" fo:font-size="12pt" fo:font-style="normal" fo:text-shadow="none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ch6" style:family="chart" style:data-style-name="N107">
      <style:chart-properties chart:display-label="true" chart:tick-marks-major-inner="false" chart:tick-marks-major-outer="true" chart:tick-marks-minor-inner="false" chart:tick-marks-minor-outer="true" chart:logarithmic="false" chart:reverse-direction="false" text:line-break="false" chart:link-data-style-to-source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Arial" fo:font-size="12pt" fo:font-style="normal" fo:text-shadow="none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chart-properties chart:symbol-type="automatic" chart:symbol-width="0.176cm" chart:symbol-height="0.176cm"/>
      <style:graphic-properties draw:stroke="solid" svg:stroke-width="0.07cm" svg:stroke-color="#00ae00" svg:stroke-opacity="100%" draw:fill-color="#00ae00" draw:opacity="100%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.035cm" svg:stroke-color="#000000" svg:stroke-opacity="100%" draw:fill="solid" draw:fill-color="#ffffff" draw:opacity="100%" draw:opacity-name=""/>
    </style:style>
    <style:style style:name="ch10" style:family="chart">
      <style:graphic-properties draw:fill-color="#d9d9d9"/>
    </style:style>
  </office:automatic-styles>
  <office:body>
    <office:chart>
      <chart:chart svg:width="20.092cm" svg:height="12.551cm" chart:class="chart:scatter" chart:style-name="ch1">
        <chart:title svg:x="9.305cm" svg:y="0.252cm" chart:style-name="ch2">
          <text:p>Tmax</text:p>
        </chart:title>
        <chart:plot-area chart:style-name="ch3" chart:data-source-has-labels="both" svg:x="0.401cm" svg:y="1.138cm" svg:width="19.29cm" svg:height="11.112cm">
          <chart:axis chart:dimension="x" chart:name="primary-x" chart:style-name="ch4">
            <chart:title svg:x="9.226cm" svg:y="11.797cm" chart:style-name="ch5">
              <text:p>log10(h)</text:p>
            </chart:title>
            <chart:categories table:cell-range-address="local-table.$A$2:.$A$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og10(blad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07176350283643">
                <text:p>0.807176350283643</text:p>
              </table:table-cell>
              <table:table-cell office:value-type="float" office:value="-4.45261916787976">
                <text:p>-4.452619167879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3894421377169">
                <text:p>0.813894421377169</text:p>
              </table:table-cell>
              <table:table-cell office:value-type="float" office:value="-4.52636707312616">
                <text:p>-4.52636707312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20510152182016">
                <text:p>0.820510152182016</text:p>
              </table:table-cell>
              <table:table-cell office:value-type="float" office:value="-4.60103626387448">
                <text:p>-4.60103626387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7026613988346">
                <text:p>0.827026613988346</text:p>
              </table:table-cell>
              <table:table-cell office:value-type="float" office:value="-4.67643853653713">
                <text:p>-4.67643853653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344674187101">
                <text:p>0.83344674187101</text:p>
              </table:table-cell>
              <table:table-cell office:value-type="float" office:value="-4.75232127042934">
                <text:p>-4.752321270429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9773342627417">
                <text:p>0.839773342627417</text:p>
              </table:table-cell>
              <table:table-cell office:value-type="float" office:value="-4.82821505944588">
                <text:p>-4.82821505944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4600910214548">
                <text:p>0.84600910214548</text:p>
              </table:table-cell>
              <table:table-cell office:value-type="float" office:value="-4.90347233439356">
                <text:p>-4.90347233439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2156592250041">
                <text:p>0.852156592250041</text:p>
              </table:table-cell>
              <table:table-cell office:value-type="float" office:value="-4.97707698812106">
                <text:p>-4.977076988121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8218277071461">
                <text:p>0.858218277071461</text:p>
              </table:table-cell>
              <table:table-cell office:value-type="float" office:value="-5.04761929087361">
                <text:p>-5.047619290873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64196518975846">
                <text:p>0.864196518975846</text:p>
              </table:table-cell>
              <table:table-cell office:value-type="float" office:value="-5.11299632076209">
                <text:p>-5.112996320762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70093584092617">
                <text:p>0.870093584092617</text:p>
              </table:table-cell>
              <table:table-cell office:value-type="float" office:value="-5.17047752650549">
                <text:p>-5.170477526505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75911647471802">
                <text:p>0.875911647471802</text:p>
              </table:table-cell>
              <table:table-cell office:value-type="float" office:value="-5.21670400064715">
                <text:p>-5.216704000647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81652797900419">
                <text:p>0.881652797900419</text:p>
              </table:table-cell>
              <table:table-cell office:value-type="float" office:value="-5.24802073734302">
                <text:p>-5.24802073734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84cm"/>
    </style:style>
    <style:style style:name="co3" style:family="table-column">
      <style:table-column-properties fo:break-before="auto" style:column-width="3.44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40">
      <style:table-cell-properties fo:border="0.035cm solid #000000"/>
      <style:text-properties fo:font-weight="bold" style:font-weight-asian="bold" style:font-weight-complex="bold"/>
    </style:style>
    <style:style style:name="ce2" style:family="table-cell" style:parent-style-name="Default" style:data-style-name="N60">
      <style:table-cell-properties fo:border="0.002cm solid #000000"/>
    </style:style>
    <style:style style:name="ce3" style:family="table-cell" style:parent-style-name="Default" style:data-style-name="N140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wykres1_2_2" table:style-name="ta1" table:print="false">
        <table:table-column table:style-name="co1" table:number-columns-repeated="5" table:default-cell-style-name="Default"/>
        <table:table-column table:style-name="co2" table:default-cell-style-name="ce2"/>
        <table:table-column table:style-name="co3" table:default-cell-style-name="ce3"/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ce1" office:value-type="string">
            <text:p>log10(krok h)</text:p>
          </table:table-cell>
          <table:table-cell table:style-name="ce1" office:value-type="string">
            <text:p>log10(blad)</text:p>
          </table:table-cell>
        </table:table-row>
        <table:table-row table:style-name="ro1">
          <table:table-cell table:number-columns-repeated="5"/>
          <table:table-cell office:value-type="float" office:value="0.807176350283643">
            <text:p>8,07E-001</text:p>
          </table:table-cell>
          <table:table-cell office:value-type="float" office:value="-4.45261916787976">
            <text:p>-4,452619168</text:p>
          </table:table-cell>
        </table:table-row>
        <table:table-row table:style-name="ro1">
          <table:table-cell table:number-columns-repeated="5"/>
          <table:table-cell office:value-type="float" office:value="0.813894421377169">
            <text:p>8,14E-001</text:p>
          </table:table-cell>
          <table:table-cell office:value-type="float" office:value="-4.52636707312616">
            <text:p>-4,526367073</text:p>
          </table:table-cell>
        </table:table-row>
        <table:table-row table:style-name="ro1">
          <table:table-cell table:number-columns-repeated="5"/>
          <table:table-cell office:value-type="float" office:value="0.820510152182016">
            <text:p>8,21E-001</text:p>
          </table:table-cell>
          <table:table-cell office:value-type="float" office:value="-4.60103626387448">
            <text:p>-4,601036264</text:p>
          </table:table-cell>
        </table:table-row>
        <table:table-row table:style-name="ro1">
          <table:table-cell table:number-columns-repeated="5"/>
          <table:table-cell office:value-type="float" office:value="0.827026613988346">
            <text:p>8,27E-001</text:p>
          </table:table-cell>
          <table:table-cell office:value-type="float" office:value="-4.67643853653713">
            <text:p>-4,676438537</text:p>
          </table:table-cell>
        </table:table-row>
        <table:table-row table:style-name="ro1">
          <table:table-cell table:number-columns-repeated="5"/>
          <table:table-cell office:value-type="float" office:value="0.83344674187101">
            <text:p>8,33E-001</text:p>
          </table:table-cell>
          <table:table-cell office:value-type="float" office:value="-4.75232127042934">
            <text:p>-4,752321270</text:p>
          </table:table-cell>
        </table:table-row>
        <table:table-row table:style-name="ro1">
          <table:table-cell table:number-columns-repeated="5"/>
          <table:table-cell office:value-type="float" office:value="0.839773342627417">
            <text:p>8,40E-001</text:p>
          </table:table-cell>
          <table:table-cell office:value-type="float" office:value="-4.82821505944588">
            <text:p>-4,828215059</text:p>
          </table:table-cell>
        </table:table-row>
        <table:table-row table:style-name="ro1">
          <table:table-cell table:number-columns-repeated="5"/>
          <table:table-cell office:value-type="float" office:value="0.84600910214548">
            <text:p>8,46E-001</text:p>
          </table:table-cell>
          <table:table-cell office:value-type="float" office:value="-4.90347233439356">
            <text:p>-4,903472334</text:p>
          </table:table-cell>
        </table:table-row>
        <table:table-row table:style-name="ro1">
          <table:table-cell table:number-columns-repeated="5"/>
          <table:table-cell office:value-type="float" office:value="0.852156592250041">
            <text:p>8,52E-001</text:p>
          </table:table-cell>
          <table:table-cell office:value-type="float" office:value="-4.97707698812106">
            <text:p>-4,977076988</text:p>
          </table:table-cell>
        </table:table-row>
        <table:table-row table:style-name="ro1">
          <table:table-cell table:number-columns-repeated="5"/>
          <table:table-cell office:value-type="float" office:value="0.858218277071461">
            <text:p>8,58E-001</text:p>
          </table:table-cell>
          <table:table-cell office:value-type="float" office:value="-5.04761929087361">
            <text:p>-5,047619291</text:p>
          </table:table-cell>
        </table:table-row>
        <table:table-row table:style-name="ro1">
          <table:table-cell table:number-columns-repeated="5"/>
          <table:table-cell office:value-type="float" office:value="0.864196518975846">
            <text:p>8,64E-001</text:p>
          </table:table-cell>
          <table:table-cell office:value-type="float" office:value="-5.11299632076209">
            <text:p>-5,112996321</text:p>
          </table:table-cell>
        </table:table-row>
        <table:table-row table:style-name="ro1">
          <table:table-cell table:number-columns-repeated="5"/>
          <table:table-cell office:value-type="float" office:value="0.870093584092617">
            <text:p>8,70E-001</text:p>
          </table:table-cell>
          <table:table-cell office:value-type="float" office:value="-5.17047752650549">
            <text:p>-5,170477527</text:p>
          </table:table-cell>
        </table:table-row>
        <table:table-row table:style-name="ro1">
          <table:table-cell table:number-columns-repeated="5"/>
          <table:table-cell office:value-type="float" office:value="0.875911647471802">
            <text:p>8,76E-001</text:p>
          </table:table-cell>
          <table:table-cell office:value-type="float" office:value="-5.21670400064715">
            <text:p>-5,216704001</text:p>
          </table:table-cell>
        </table:table-row>
        <table:table-row table:style-name="ro1">
          <table:table-cell table:number-columns-repeated="5"/>
          <table:table-cell office:value-type="float" office:value="0.881652797900419">
            <text:p>8,82E-001</text:p>
          </table:table-cell>
          <table:table-cell office:value-type="float" office:value="-5.24802073734302">
            <text:p>-5,248020737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8" number:min-integer-digits="1"/>
    </number:number-style>
    <number:number-style style:name="N140">
      <number:number number:decimal-places="9" number:min-integer-digits="1"/>
    </number:number-style>
    <number:number-style style:name="N141">
      <number:number number:decimal-places="6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0" number:min-integer-digits="1"/>
    </number:number-style>
    <number:number-style style:name="N145P0" style:volatile="true">
      <number:text>Tak</number:text>
    </number:number-style>
    <number:number-style style:name="N145P1" style:volatile="true">
      <number:text>Tak</number:text>
    </number:number-style>
    <number:number-style style:name="N145">
      <number:text>Nie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Prawda</number:text>
    </number:number-style>
    <number:number-style style:name="N147P1" style:volatile="true">
      <number:text>Prawda</number:text>
    </number:number-style>
    <number:number-style style:name="N147">
      <number:text>Fałsz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Włączone</number:text>
    </number:number-style>
    <number:number-style style:name="N149P1" style:volatile="true">
      <number:text>Włączone</number:text>
    </number:number-style>
    <number:number-style style:name="N149">
      <number:text>Wyłączone</number:text>
      <style:map style:condition="value()&gt;0" style:apply-style-name="N149P0"/>
      <style:map style:condition="value()&lt;0" style:apply-style-name="N149P1"/>
    </number:number-style>
    <number:currency-style style:name="N15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1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3">23.02.2010</text:date>, <text:time>06:29:3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60">
      <number:scientific-number number:decimal-places="2" number:min-integer-digits="1" number:min-exponent-digits="3"/>
    </number:number-style>
    <number:number-style style:name="N108">
      <number:number number:decimal-places="6" number:min-integer-digits="1"/>
    </number:number-style>
    <style:style style:name="ch1" style:family="chart">
      <style:graphic-properties draw:stroke="solid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Arial" fo:font-size="15.75pt" fo:font-style="normal" fo:text-shadow="none" style:text-underline-style="none" fo:font-weight="bold" style:font-size-asian="15.75pt" style:font-style-asian="normal" style:font-weight-asian="bold" style:font-family-complex="Arial" style:font-size-complex="15.75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Arial" fo:font-size="12pt" fo:font-style="normal" fo:text-shadow="none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ch4" style:family="chart">
      <style:chart-properties chart:interpolation="cubic-spline" chart:symbol-type="automatic" chart:connect-bars="false" chart:auto-position="true" chart:auto-size="true" chart:treat-empty-cells="ignore" chart:spline-order="3" chart:sort-by-x-values="false"/>
    </style:style>
    <style:style style:name="ch5" style:family="chart" style:data-style-name="N108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link-data-style-to-source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Arial" fo:font-size="12pt" fo:font-style="normal" fo:text-shadow="none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ch6" style:family="chart">
      <style:chart-properties chart:auto-position="true" style:rotation-angle="0" style:direction="ltr"/>
      <style:text-properties fo:color="#000000" style:text-outline="false" style:text-line-through-style="none" fo:font-family="Arial" fo:font-size="12pt" fo:font-style="normal" fo:text-shadow="none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ch7" style:family="chart" style:data-style-name="N60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link-data-style-to-source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Arial" fo:font-size="12pt" fo:font-style="normal" fo:text-shadow="none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ch8" style:family="chart">
      <style:graphic-properties draw:stroke="solid" svg:stroke-width="0cm" svg:stroke-opacity="100%"/>
    </style:style>
    <style:style style:name="ch9" style:family="chart">
      <style:chart-properties chart:symbol-type="automatic" chart:symbol-width="0.176cm" chart:symbol-height="0.176cm"/>
      <style:graphic-properties draw:stroke="none" svg:stroke-width="0.07cm" svg:stroke-color="#00ae00" svg:stroke-opacity="100%" draw:fill-color="#00ae00" draw:opacity="100%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7cm" svg:stroke-color="#dc2300" svg:stroke-opacity="100%" draw:fill-color="#dc2300" draw:opacity="100%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000000" svg:stroke-opacity="100%" draw:fill="solid" draw:fill-color="#ffffff" draw:opacity="100%" draw:opacity-name=""/>
    </style:style>
    <style:style style:name="ch12" style:family="chart">
      <style:graphic-properties draw:fill-color="#d9d9d9"/>
    </style:style>
  </office:automatic-styles>
  <office:body>
    <office:chart>
      <chart:chart svg:width="20.009cm" svg:height="11.692cm" chart:class="chart:scatter" chart:style-name="ch1">
        <chart:title svg:x="9.197cm" svg:y="0.234cm" chart:style-name="ch2">
          <text:p>t = 0,5</text:p>
        </chart:title>
        <chart:legend chart:legend-position="end" svg:x="14.931cm" svg:y="5.144cm" chart:style-name="ch3"/>
        <chart:plot-area chart:style-name="ch4" chart:data-source-has-labels="both" svg:x="0.4cm" svg:y="1.102cm" svg:width="14.132cm" svg:height="10.092cm">
          <chart:axis chart:dimension="x" chart:name="primary-x" chart:style-name="ch5">
            <chart:title svg:x="7.347cm" svg:y="10.723cm" chart:style-name="ch6">
              <text:p>=</text:p>
            </chart:title>
            <chart:categories table:cell-range-address="local-table.$A$2:.$A$17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C$2:.$C$172" chart:label-cell-address="local-table.$C$1" chart:class="chart:scatter">
            <chart:domain table:cell-range-address="local-table.$B$2:.$B$172"/>
            <chart:data-point chart:repeated="171"/>
          </chart:series>
          <chart:series chart:style-name="ch10" chart:values-cell-range-address="local-table.$D$2:.$D$172" chart:label-cell-address="local-table.$D$1" chart:class="chart:scatter">
            <chart:data-point chart:repeated="1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og10(r.numeryczne)</text:p>
              </table:table-cell>
              <table:table-cell office:value-type="string">
                <text:p>log10(r.analityczne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.4853">
                <text:p>-8.4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.3853">
                <text:p>-8.3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2853">
                <text:p>-8.2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1853">
                <text:p>-8.1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0853">
                <text:p>-8.0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9853">
                <text:p>-7.9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.8853">
                <text:p>-7.8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.7853">
                <text:p>-7.7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6853">
                <text:p>-7.6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5853">
                <text:p>-7.5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4853">
                <text:p>-7.4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3853">
                <text:p>-7.3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.2853">
                <text:p>-7.2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.1853">
                <text:p>-7.1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.0853">
                <text:p>-7.0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9853">
                <text:p>-6.9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8853">
                <text:p>-6.8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.7853">
                <text:p>-6.7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.6853">
                <text:p>-6.6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.5853">
                <text:p>-6.5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.4853">
                <text:p>-6.4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.3853">
                <text:p>-6.3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.2853">
                <text:p>-6.2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.1853">
                <text:p>-6.1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.0853">
                <text:p>-6.0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.9853">
                <text:p>-5.9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.8853">
                <text:p>-5.8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.7853">
                <text:p>-5.7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.6853">
                <text:p>-5.6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.5853">
                <text:p>-5.5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.4853">
                <text:p>-5.4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5.3853">
                <text:p>-5.3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.2853">
                <text:p>-5.2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.1853">
                <text:p>-5.1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.0853">
                <text:p>-5.0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.9853">
                <text:p>-4.9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.8853">
                <text:p>-4.8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.7853">
                <text:p>-4.7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.6853">
                <text:p>-4.6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.5853">
                <text:p>-4.5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.4853">
                <text:p>-4.4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.3853">
                <text:p>-4.3853</text:p>
              </table:table-cell>
              <table:table-cell office:value-type="float" office:value="0.99999">
                <text:p>0.99999</text:p>
              </table:table-cell>
              <table:table-cell office:value-type="float" office:value="0.99999">
                <text:p>0.99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.2853">
                <text:p>-4.2853</text:p>
              </table:table-cell>
              <table:table-cell office:value-type="float" office:value="0.99999">
                <text:p>0.99999</text:p>
              </table:table-cell>
              <table:table-cell office:value-type="float" office:value="0.99999">
                <text:p>0.99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1853">
                <text:p>-4.1853</text:p>
              </table:table-cell>
              <table:table-cell office:value-type="float" office:value="0.99999">
                <text:p>0.99999</text:p>
              </table:table-cell>
              <table:table-cell office:value-type="float" office:value="0.99999">
                <text:p>0.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.0853">
                <text:p>-4.0853</text:p>
              </table:table-cell>
              <table:table-cell office:value-type="float" office:value="0.99998">
                <text:p>0.99998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9853">
                <text:p>-3.9853</text:p>
              </table:table-cell>
              <table:table-cell office:value-type="float" office:value="0.99997">
                <text:p>0.99997</text:p>
              </table:table-cell>
              <table:table-cell office:value-type="float" office:value="0.99997">
                <text:p>0.999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8853">
                <text:p>-3.8853</text:p>
              </table:table-cell>
              <table:table-cell office:value-type="float" office:value="0.99995">
                <text:p>0.99995</text:p>
              </table:table-cell>
              <table:table-cell office:value-type="float" office:value="0.99995">
                <text:p>0.999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7853">
                <text:p>-3.7853</text:p>
              </table:table-cell>
              <table:table-cell office:value-type="float" office:value="0.99992">
                <text:p>0.99992</text:p>
              </table:table-cell>
              <table:table-cell office:value-type="float" office:value="0.99992">
                <text:p>0.999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6853">
                <text:p>-3.6853</text:p>
              </table:table-cell>
              <table:table-cell office:value-type="float" office:value="0.99988">
                <text:p>0.99988</text:p>
              </table:table-cell>
              <table:table-cell office:value-type="float" office:value="0.99989">
                <text:p>0.999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5853">
                <text:p>-3.5853</text:p>
              </table:table-cell>
              <table:table-cell office:value-type="float" office:value="0.99982">
                <text:p>0.99982</text:p>
              </table:table-cell>
              <table:table-cell office:value-type="float" office:value="0.99983">
                <text:p>0.999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4853">
                <text:p>-3.4853</text:p>
              </table:table-cell>
              <table:table-cell office:value-type="float" office:value="0.99974">
                <text:p>0.99974</text:p>
              </table:table-cell>
              <table:table-cell office:value-type="float" office:value="0.99975">
                <text:p>0.999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.3853">
                <text:p>-3.3853</text:p>
              </table:table-cell>
              <table:table-cell office:value-type="float" office:value="0.99962">
                <text:p>0.99962</text:p>
              </table:table-cell>
              <table:table-cell office:value-type="float" office:value="0.99964">
                <text:p>0.999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2853">
                <text:p>-3.2853</text:p>
              </table:table-cell>
              <table:table-cell office:value-type="float" office:value="0.99945">
                <text:p>0.99945</text:p>
              </table:table-cell>
              <table:table-cell office:value-type="float" office:value="0.99949">
                <text:p>0.999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.1853">
                <text:p>-3.1853</text:p>
              </table:table-cell>
              <table:table-cell office:value-type="float" office:value="0.99922">
                <text:p>0.99922</text:p>
              </table:table-cell>
              <table:table-cell office:value-type="float" office:value="0.99928">
                <text:p>0.999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.0853">
                <text:p>-3.0853</text:p>
              </table:table-cell>
              <table:table-cell office:value-type="float" office:value="0.9989">
                <text:p>0.9989</text:p>
              </table:table-cell>
              <table:table-cell office:value-type="float" office:value="0.99898">
                <text:p>0.998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.9853">
                <text:p>-2.9853</text:p>
              </table:table-cell>
              <table:table-cell office:value-type="float" office:value="0.99847">
                <text:p>0.99847</text:p>
              </table:table-cell>
              <table:table-cell office:value-type="float" office:value="0.99858">
                <text:p>0.998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8853">
                <text:p>-2.8853</text:p>
              </table:table-cell>
              <table:table-cell office:value-type="float" office:value="0.99788">
                <text:p>0.99788</text:p>
              </table:table-cell>
              <table:table-cell office:value-type="float" office:value="0.99804">
                <text:p>0.998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7853">
                <text:p>-2.7853</text:p>
              </table:table-cell>
              <table:table-cell office:value-type="float" office:value="0.9971">
                <text:p>0.9971</text:p>
              </table:table-cell>
              <table:table-cell office:value-type="float" office:value="0.99733">
                <text:p>0.997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6853">
                <text:p>-2.6853</text:p>
              </table:table-cell>
              <table:table-cell office:value-type="float" office:value="0.99606">
                <text:p>0.99606</text:p>
              </table:table-cell>
              <table:table-cell office:value-type="float" office:value="0.99638">
                <text:p>0.996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.5853">
                <text:p>-2.5853</text:p>
              </table:table-cell>
              <table:table-cell office:value-type="float" office:value="0.99471">
                <text:p>0.99471</text:p>
              </table:table-cell>
              <table:table-cell office:value-type="float" office:value="0.99514">
                <text:p>0.995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.4853">
                <text:p>-2.4853</text:p>
              </table:table-cell>
              <table:table-cell office:value-type="float" office:value="0.99296">
                <text:p>0.99296</text:p>
              </table:table-cell>
              <table:table-cell office:value-type="float" office:value="0.99353">
                <text:p>0.993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.3853">
                <text:p>-2.3853</text:p>
              </table:table-cell>
              <table:table-cell office:value-type="float" office:value="0.99073">
                <text:p>0.99073</text:p>
              </table:table-cell>
              <table:table-cell office:value-type="float" office:value="0.99147">
                <text:p>0.991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.2853">
                <text:p>-2.2853</text:p>
              </table:table-cell>
              <table:table-cell office:value-type="float" office:value="0.98789">
                <text:p>0.98789</text:p>
              </table:table-cell>
              <table:table-cell office:value-type="float" office:value="0.98885">
                <text:p>0.988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.1853">
                <text:p>-2.1853</text:p>
              </table:table-cell>
              <table:table-cell office:value-type="float" office:value="0.98434">
                <text:p>0.98434</text:p>
              </table:table-cell>
              <table:table-cell office:value-type="float" office:value="0.98557">
                <text:p>0.985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.0853">
                <text:p>-2.0853</text:p>
              </table:table-cell>
              <table:table-cell office:value-type="float" office:value="0.97993">
                <text:p>0.97993</text:p>
              </table:table-cell>
              <table:table-cell office:value-type="float" office:value="0.98148">
                <text:p>0.981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9853">
                <text:p>-1.9853</text:p>
              </table:table-cell>
              <table:table-cell office:value-type="float" office:value="0.97452">
                <text:p>0.97452</text:p>
              </table:table-cell>
              <table:table-cell office:value-type="float" office:value="0.97644">
                <text:p>0.976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8853">
                <text:p>-1.8853</text:p>
              </table:table-cell>
              <table:table-cell office:value-type="float" office:value="0.96793">
                <text:p>0.96793</text:p>
              </table:table-cell>
              <table:table-cell office:value-type="float" office:value="0.9703">
                <text:p>0.97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7853">
                <text:p>-1.7853</text:p>
              </table:table-cell>
              <table:table-cell office:value-type="float" office:value="0.96001">
                <text:p>0.96001</text:p>
              </table:table-cell>
              <table:table-cell office:value-type="float" office:value="0.96289">
                <text:p>0.962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6853">
                <text:p>-1.6853</text:p>
              </table:table-cell>
              <table:table-cell office:value-type="float" office:value="0.95057">
                <text:p>0.95057</text:p>
              </table:table-cell>
              <table:table-cell office:value-type="float" office:value="0.95403">
                <text:p>0.954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5853">
                <text:p>-1.5853</text:p>
              </table:table-cell>
              <table:table-cell office:value-type="float" office:value="0.93944">
                <text:p>0.93944</text:p>
              </table:table-cell>
              <table:table-cell office:value-type="float" office:value="0.94355">
                <text:p>0.943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4853">
                <text:p>-1.4853</text:p>
              </table:table-cell>
              <table:table-cell office:value-type="float" office:value="0.92645">
                <text:p>0.92645</text:p>
              </table:table-cell>
              <table:table-cell office:value-type="float" office:value="0.93127">
                <text:p>0.931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3853">
                <text:p>-1.3853</text:p>
              </table:table-cell>
              <table:table-cell office:value-type="float" office:value="0.91143">
                <text:p>0.91143</text:p>
              </table:table-cell>
              <table:table-cell office:value-type="float" office:value="0.91702">
                <text:p>0.917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2853">
                <text:p>-1.2853</text:p>
              </table:table-cell>
              <table:table-cell office:value-type="float" office:value="0.89425">
                <text:p>0.89425</text:p>
              </table:table-cell>
              <table:table-cell office:value-type="float" office:value="0.90065">
                <text:p>0.900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1853">
                <text:p>-1.1853</text:p>
              </table:table-cell>
              <table:table-cell office:value-type="float" office:value="0.87479">
                <text:p>0.87479</text:p>
              </table:table-cell>
              <table:table-cell office:value-type="float" office:value="0.88205">
                <text:p>0.882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0853">
                <text:p>-1.0853</text:p>
              </table:table-cell>
              <table:table-cell office:value-type="float" office:value="0.85297">
                <text:p>0.85297</text:p>
              </table:table-cell>
              <table:table-cell office:value-type="float" office:value="0.8611">
                <text:p>0.86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9853">
                <text:p>-0.9853</text:p>
              </table:table-cell>
              <table:table-cell office:value-type="float" office:value="0.82875">
                <text:p>0.82875</text:p>
              </table:table-cell>
              <table:table-cell office:value-type="float" office:value="0.83776">
                <text:p>0.837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8853">
                <text:p>-0.8853</text:p>
              </table:table-cell>
              <table:table-cell office:value-type="float" office:value="0.80212">
                <text:p>0.80212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7853">
                <text:p>-0.7853</text:p>
              </table:table-cell>
              <table:table-cell office:value-type="float" office:value="0.77314">
                <text:p>0.77314</text:p>
              </table:table-cell>
              <table:table-cell office:value-type="float" office:value="0.78386">
                <text:p>0.783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6853">
                <text:p>-0.6853</text:p>
              </table:table-cell>
              <table:table-cell office:value-type="float" office:value="0.74192">
                <text:p>0.74192</text:p>
              </table:table-cell>
              <table:table-cell office:value-type="float" office:value="0.75342">
                <text:p>0.753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5853">
                <text:p>-0.5853</text:p>
              </table:table-cell>
              <table:table-cell office:value-type="float" office:value="0.70862">
                <text:p>0.70862</text:p>
              </table:table-cell>
              <table:table-cell office:value-type="float" office:value="0.72082">
                <text:p>0.720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4853">
                <text:p>-0.4853</text:p>
              </table:table-cell>
              <table:table-cell office:value-type="float" office:value="0.67345">
                <text:p>0.67345</text:p>
              </table:table-cell>
              <table:table-cell office:value-type="float" office:value="0.68626">
                <text:p>0.686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3853">
                <text:p>-0.3853</text:p>
              </table:table-cell>
              <table:table-cell office:value-type="float" office:value="0.63666">
                <text:p>0.63666</text:p>
              </table:table-cell>
              <table:table-cell office:value-type="float" office:value="0.64999">
                <text:p>0.64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2853">
                <text:p>-0.2853</text:p>
              </table:table-cell>
              <table:table-cell office:value-type="float" office:value="0.59858">
                <text:p>0.59858</text:p>
              </table:table-cell>
              <table:table-cell office:value-type="float" office:value="0.61229">
                <text:p>0.612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853">
                <text:p>-0.1853</text:p>
              </table:table-cell>
              <table:table-cell office:value-type="float" office:value="0.55954">
                <text:p>0.55954</text:p>
              </table:table-cell>
              <table:table-cell office:value-type="float" office:value="0.5735">
                <text:p>0.57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853">
                <text:p>-0.0853</text:p>
              </table:table-cell>
              <table:table-cell office:value-type="float" office:value="0.51991">
                <text:p>0.51991</text:p>
              </table:table-cell>
              <table:table-cell office:value-type="float" office:value="0.53398">
                <text:p>0.533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47">
                <text:p>0.0147</text:p>
              </table:table-cell>
              <table:table-cell office:value-type="float" office:value="0.48009">
                <text:p>0.48009</text:p>
              </table:table-cell>
              <table:table-cell office:value-type="float" office:value="0.49413">
                <text:p>0.494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47">
                <text:p>0.1147</text:p>
              </table:table-cell>
              <table:table-cell office:value-type="float" office:value="0.44046">
                <text:p>0.44046</text:p>
              </table:table-cell>
              <table:table-cell office:value-type="float" office:value="0.45433">
                <text:p>0.454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147">
                <text:p>0.2147</text:p>
              </table:table-cell>
              <table:table-cell office:value-type="float" office:value="0.40142">
                <text:p>0.40142</text:p>
              </table:table-cell>
              <table:table-cell office:value-type="float" office:value="0.41499">
                <text:p>0.414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147">
                <text:p>0.3147</text:p>
              </table:table-cell>
              <table:table-cell office:value-type="float" office:value="0.36334">
                <text:p>0.36334</text:p>
              </table:table-cell>
              <table:table-cell office:value-type="float" office:value="0.37649">
                <text:p>0.376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147">
                <text:p>0.4147</text:p>
              </table:table-cell>
              <table:table-cell office:value-type="float" office:value="0.32655">
                <text:p>0.32655</text:p>
              </table:table-cell>
              <table:table-cell office:value-type="float" office:value="0.33917">
                <text:p>0.339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147">
                <text:p>0.5147</text:p>
              </table:table-cell>
              <table:table-cell office:value-type="float" office:value="0.29138">
                <text:p>0.29138</text:p>
              </table:table-cell>
              <table:table-cell office:value-type="float" office:value="0.30337">
                <text:p>0.303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147">
                <text:p>0.6147</text:p>
              </table:table-cell>
              <table:table-cell office:value-type="float" office:value="0.25808">
                <text:p>0.25808</text:p>
              </table:table-cell>
              <table:table-cell office:value-type="float" office:value="0.26937">
                <text:p>0.269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147">
                <text:p>0.7147</text:p>
              </table:table-cell>
              <table:table-cell office:value-type="float" office:value="0.22686">
                <text:p>0.22686</text:p>
              </table:table-cell>
              <table:table-cell office:value-type="float" office:value="0.23739">
                <text:p>0.237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147">
                <text:p>0.8147</text:p>
              </table:table-cell>
              <table:table-cell office:value-type="float" office:value="0.19788">
                <text:p>0.19788</text:p>
              </table:table-cell>
              <table:table-cell office:value-type="float" office:value="0.20762">
                <text:p>0.207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147">
                <text:p>0.9147</text:p>
              </table:table-cell>
              <table:table-cell office:value-type="float" office:value="0.17125">
                <text:p>0.17125</text:p>
              </table:table-cell>
              <table:table-cell office:value-type="float" office:value="0.18017">
                <text:p>0.180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147">
                <text:p>1.0147</text:p>
              </table:table-cell>
              <table:table-cell office:value-type="float" office:value="0.14703">
                <text:p>0.14703</text:p>
              </table:table-cell>
              <table:table-cell office:value-type="float" office:value="0.15512">
                <text:p>0.155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147">
                <text:p>1.1147</text:p>
              </table:table-cell>
              <table:table-cell office:value-type="float" office:value="0.12521">
                <text:p>0.12521</text:p>
              </table:table-cell>
              <table:table-cell office:value-type="float" office:value="0.13249">
                <text:p>0.132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2147">
                <text:p>1.2147</text:p>
              </table:table-cell>
              <table:table-cell office:value-type="float" office:value="0.10575">
                <text:p>0.10575</text:p>
              </table:table-cell>
              <table:table-cell office:value-type="float" office:value="0.11224">
                <text:p>0.112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147">
                <text:p>1.3147</text:p>
              </table:table-cell>
              <table:table-cell office:value-type="float" office:value="0.088567">
                <text:p>0.088567</text:p>
              </table:table-cell>
              <table:table-cell office:value-type="float" office:value="0.094302">
                <text:p>0.0943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4147">
                <text:p>1.4147</text:p>
              </table:table-cell>
              <table:table-cell office:value-type="float" office:value="0.073552">
                <text:p>0.073552</text:p>
              </table:table-cell>
              <table:table-cell office:value-type="float" office:value="0.078576">
                <text:p>0.0785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147">
                <text:p>1.5147</text:p>
              </table:table-cell>
              <table:table-cell office:value-type="float" office:value="0.060559">
                <text:p>0.060559</text:p>
              </table:table-cell>
              <table:table-cell office:value-type="float" office:value="0.064922">
                <text:p>0.0649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147">
                <text:p>1.6147</text:p>
              </table:table-cell>
              <table:table-cell office:value-type="float" office:value="0.049429">
                <text:p>0.049429</text:p>
              </table:table-cell>
              <table:table-cell office:value-type="float" office:value="0.053186">
                <text:p>0.0531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7147">
                <text:p>1.7147</text:p>
              </table:table-cell>
              <table:table-cell office:value-type="float" office:value="0.039991">
                <text:p>0.039991</text:p>
              </table:table-cell>
              <table:table-cell office:value-type="float" office:value="0.043198">
                <text:p>0.0431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8147">
                <text:p>1.8147</text:p>
              </table:table-cell>
              <table:table-cell office:value-type="float" office:value="0.032068">
                <text:p>0.032068</text:p>
              </table:table-cell>
              <table:table-cell office:value-type="float" office:value="0.034784">
                <text:p>0.0347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9147">
                <text:p>1.9147</text:p>
              </table:table-cell>
              <table:table-cell office:value-type="float" office:value="0.025485">
                <text:p>0.025485</text:p>
              </table:table-cell>
              <table:table-cell office:value-type="float" office:value="0.027764">
                <text:p>0.0277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0147">
                <text:p>2.0147</text:p>
              </table:table-cell>
              <table:table-cell office:value-type="float" office:value="0.02007">
                <text:p>0.02007</text:p>
              </table:table-cell>
              <table:table-cell office:value-type="float" office:value="0.021967">
                <text:p>0.0219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147">
                <text:p>2.1147</text:p>
              </table:table-cell>
              <table:table-cell office:value-type="float" office:value="0.015661">
                <text:p>0.015661</text:p>
              </table:table-cell>
              <table:table-cell office:value-type="float" office:value="0.017227">
                <text:p>0.0172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2147">
                <text:p>2.2147</text:p>
              </table:table-cell>
              <table:table-cell office:value-type="float" office:value="0.012108">
                <text:p>0.012108</text:p>
              </table:table-cell>
              <table:table-cell office:value-type="float" office:value="0.01339">
                <text:p>0.013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3147">
                <text:p>2.3147</text:p>
              </table:table-cell>
              <table:table-cell office:value-type="float" office:value="0.0092741">
                <text:p>0.0092741</text:p>
              </table:table-cell>
              <table:table-cell office:value-type="float" office:value="0.010314">
                <text:p>0.0103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4147">
                <text:p>2.4147</text:p>
              </table:table-cell>
              <table:table-cell office:value-type="float" office:value="0.0070367">
                <text:p>0.0070367</text:p>
              </table:table-cell>
              <table:table-cell office:value-type="float" office:value="0.0078737">
                <text:p>0.00787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5147">
                <text:p>2.5147</text:p>
              </table:table-cell>
              <table:table-cell office:value-type="float" office:value="0.0052886">
                <text:p>0.0052886</text:p>
              </table:table-cell>
              <table:table-cell office:value-type="float" office:value="0.0059564">
                <text:p>0.00595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6147">
                <text:p>2.6147</text:p>
              </table:table-cell>
              <table:table-cell office:value-type="float" office:value="0.0039368">
                <text:p>0.0039368</text:p>
              </table:table-cell>
              <table:table-cell office:value-type="float" office:value="0.004465">
                <text:p>0.0044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7147">
                <text:p>2.7147</text:p>
              </table:table-cell>
              <table:table-cell office:value-type="float" office:value="0.0029023">
                <text:p>0.0029023</text:p>
              </table:table-cell>
              <table:table-cell office:value-type="float" office:value="0.0033166">
                <text:p>0.00331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8147">
                <text:p>2.8147</text:p>
              </table:table-cell>
              <table:table-cell office:value-type="float" office:value="0.0021189">
                <text:p>0.0021189</text:p>
              </table:table-cell>
              <table:table-cell office:value-type="float" office:value="0.002441">
                <text:p>0.0024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9147">
                <text:p>2.9147</text:p>
              </table:table-cell>
              <table:table-cell office:value-type="float" office:value="0.0015319">
                <text:p>0.0015319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0147">
                <text:p>3.0147</text:p>
              </table:table-cell>
              <table:table-cell office:value-type="float" office:value="0.0010965">
                <text:p>0.0010965</text:p>
              </table:table-cell>
              <table:table-cell office:value-type="float" office:value="0.0012861">
                <text:p>0.00128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1147">
                <text:p>3.1147</text:p>
              </table:table-cell>
              <table:table-cell office:value-type="float" office:value="0.00077709">
                <text:p>0.00077709</text:p>
              </table:table-cell>
              <table:table-cell office:value-type="float" office:value="0.0009206">
                <text:p>0.00092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2147">
                <text:p>3.2147</text:p>
              </table:table-cell>
              <table:table-cell office:value-type="float" office:value="0.0005452">
                <text:p>0.0005452</text:p>
              </table:table-cell>
              <table:table-cell office:value-type="float" office:value="0.00065286">
                <text:p>0.000652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3147">
                <text:p>3.3147</text:p>
              </table:table-cell>
              <table:table-cell office:value-type="float" office:value="0.00037865">
                <text:p>0.00037865</text:p>
              </table:table-cell>
              <table:table-cell office:value-type="float" office:value="0.00045868">
                <text:p>0.000458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4147">
                <text:p>3.4147</text:p>
              </table:table-cell>
              <table:table-cell office:value-type="float" office:value="0.0002603">
                <text:p>0.0002603</text:p>
              </table:table-cell>
              <table:table-cell office:value-type="float" office:value="0.00031924">
                <text:p>0.000319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5147">
                <text:p>3.5147</text:p>
              </table:table-cell>
              <table:table-cell office:value-type="float" office:value="0.00017711">
                <text:p>0.00017711</text:p>
              </table:table-cell>
              <table:table-cell office:value-type="float" office:value="0.00022011">
                <text:p>0.000220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6147">
                <text:p>3.6147</text:p>
              </table:table-cell>
              <table:table-cell office:value-type="float" office:value="0.00011926">
                <text:p>0.00011926</text:p>
              </table:table-cell>
              <table:table-cell office:value-type="float" office:value="0.00015034">
                <text:p>0.000150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7147">
                <text:p>3.7147</text:p>
              </table:table-cell>
              <table:table-cell office:value-type="float" office:value="0.00007947">
                <text:p>0.00007947</text:p>
              </table:table-cell>
              <table:table-cell office:value-type="float" office:value="0.00010171">
                <text:p>0.000101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8147">
                <text:p>3.8147</text:p>
              </table:table-cell>
              <table:table-cell office:value-type="float" office:value="0.000052399">
                <text:p>0.000052399</text:p>
              </table:table-cell>
              <table:table-cell office:value-type="float" office:value="0.000068169">
                <text:p>0.0000681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9147">
                <text:p>3.9147</text:p>
              </table:table-cell>
              <table:table-cell office:value-type="float" office:value="0.000034184">
                <text:p>0.000034184</text:p>
              </table:table-cell>
              <table:table-cell office:value-type="float" office:value="0.000045255">
                <text:p>0.0000452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0147">
                <text:p>4.0147</text:p>
              </table:table-cell>
              <table:table-cell office:value-type="float" office:value="0.000022063">
                <text:p>0.000022063</text:p>
              </table:table-cell>
              <table:table-cell office:value-type="float" office:value="0.000029758">
                <text:p>0.0000297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1147">
                <text:p>4.1147</text:p>
              </table:table-cell>
              <table:table-cell office:value-type="float" office:value="0.000014087">
                <text:p>0.000014087</text:p>
              </table:table-cell>
              <table:table-cell office:value-type="float" office:value="0.000019383">
                <text:p>0.0000193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2147">
                <text:p>4.2147</text:p>
              </table:table-cell>
              <table:table-cell office:value-type="float" office:value="0.0000088967">
                <text:p>0.0000088967</text:p>
              </table:table-cell>
              <table:table-cell office:value-type="float" office:value="0.000012504">
                <text:p>0.0000125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3147">
                <text:p>4.3147</text:p>
              </table:table-cell>
              <table:table-cell office:value-type="float" office:value="0.0000055574">
                <text:p>0.0000055574</text:p>
              </table:table-cell>
              <table:table-cell office:value-type="float" office:value="0.0000079903">
                <text:p>0.00000799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4147">
                <text:p>4.4147</text:p>
              </table:table-cell>
              <table:table-cell office:value-type="float" office:value="0.0000034331">
                <text:p>0.0000034331</text:p>
              </table:table-cell>
              <table:table-cell office:value-type="float" office:value="0.0000050571">
                <text:p>0.00000505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5147">
                <text:p>4.5147</text:p>
              </table:table-cell>
              <table:table-cell office:value-type="float" office:value="0.0000020973">
                <text:p>0.0000020973</text:p>
              </table:table-cell>
              <table:table-cell office:value-type="float" office:value="0.00000317">
                <text:p>0.000003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6147">
                <text:p>4.6147</text:p>
              </table:table-cell>
              <table:table-cell office:value-type="float" office:value="0.0000012669">
                <text:p>0.0000012669</text:p>
              </table:table-cell>
              <table:table-cell office:value-type="float" office:value="0.0000019681">
                <text:p>0.00000196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7147">
                <text:p>4.7147</text:p>
              </table:table-cell>
              <table:table-cell office:value-type="float" office:value="0.00000075657">
                <text:p>0.00000075657</text:p>
              </table:table-cell>
              <table:table-cell office:value-type="float" office:value="0.0000012102">
                <text:p>0.00000121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8147">
                <text:p>4.8147</text:p>
              </table:table-cell>
              <table:table-cell office:value-type="float" office:value="0.00000044667">
                <text:p>0.00000044667</text:p>
              </table:table-cell>
              <table:table-cell office:value-type="float" office:value="0.00000073704">
                <text:p>0.000000737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9147">
                <text:p>4.9147</text:p>
              </table:table-cell>
              <table:table-cell office:value-type="float" office:value="0.00000026067">
                <text:p>0.00000026067</text:p>
              </table:table-cell>
              <table:table-cell office:value-type="float" office:value="0.00000044455">
                <text:p>0.000000444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0147">
                <text:p>5.0147</text:p>
              </table:table-cell>
              <table:table-cell office:value-type="float" office:value="0.00000015035">
                <text:p>0.00000015035</text:p>
              </table:table-cell>
              <table:table-cell office:value-type="float" office:value="0.00000026556">
                <text:p>0.000000265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1147">
                <text:p>5.1147</text:p>
              </table:table-cell>
              <table:table-cell office:value-type="float" office:value="0.000000085706">
                <text:p>0.000000085706</text:p>
              </table:table-cell>
              <table:table-cell office:value-type="float" office:value="0.0000001571">
                <text:p>0.00000015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2147">
                <text:p>5.2147</text:p>
              </table:table-cell>
              <table:table-cell office:value-type="float" office:value="0.000000048276">
                <text:p>0.000000048276</text:p>
              </table:table-cell>
              <table:table-cell office:value-type="float" office:value="0.000000092048">
                <text:p>0.0000000920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3147">
                <text:p>5.3147</text:p>
              </table:table-cell>
              <table:table-cell office:value-type="float" office:value="0.000000026867">
                <text:p>0.000000026867</text:p>
              </table:table-cell>
              <table:table-cell office:value-type="float" office:value="0.000000053411">
                <text:p>0.0000000534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4147">
                <text:p>5.4147</text:p>
              </table:table-cell>
              <table:table-cell office:value-type="float" office:value="0.000000014771">
                <text:p>0.000000014771</text:p>
              </table:table-cell>
              <table:table-cell office:value-type="float" office:value="0.000000030693">
                <text:p>0.0000000306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5147">
                <text:p>5.5147</text:p>
              </table:table-cell>
              <table:table-cell office:value-type="float" office:value="0.0000000080221">
                <text:p>0.0000000080221</text:p>
              </table:table-cell>
              <table:table-cell office:value-type="float" office:value="0.000000017467">
                <text:p>0.0000000174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6147">
                <text:p>5.6147</text:p>
              </table:table-cell>
              <table:table-cell office:value-type="float" office:value="0.0000000043029">
                <text:p>0.0000000043029</text:p>
              </table:table-cell>
              <table:table-cell office:value-type="float" office:value="0.0000000098441">
                <text:p>0.00000000984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7147">
                <text:p>5.7147</text:p>
              </table:table-cell>
              <table:table-cell office:value-type="float" office:value="0.0000000022792">
                <text:p>0.0000000022792</text:p>
              </table:table-cell>
              <table:table-cell office:value-type="float" office:value="0.0000000054943">
                <text:p>0.00000000549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8147">
                <text:p>5.8147</text:p>
              </table:table-cell>
              <table:table-cell office:value-type="float" office:value="0.000000001192">
                <text:p>0.000000001192</text:p>
              </table:table-cell>
              <table:table-cell office:value-type="float" office:value="0.0000000030368">
                <text:p>0.00000000303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9147">
                <text:p>5.9147</text:p>
              </table:table-cell>
              <table:table-cell office:value-type="float" office:value="0.0000000006155">
                <text:p>0.0000000006155</text:p>
              </table:table-cell>
              <table:table-cell office:value-type="float" office:value="0.0000000016622">
                <text:p>0.00000000166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0147">
                <text:p>6.0147</text:p>
              </table:table-cell>
              <table:table-cell office:value-type="float" office:value="0.00000000031371">
                <text:p>0.00000000031371</text:p>
              </table:table-cell>
              <table:table-cell office:value-type="float" office:value="0.000000000901">
                <text:p>0.0000000009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1147">
                <text:p>6.1147</text:p>
              </table:table-cell>
              <table:table-cell office:value-type="float" office:value="0.00000000015781">
                <text:p>0.00000000015781</text:p>
              </table:table-cell>
              <table:table-cell office:value-type="float" office:value="0.00000000048364">
                <text:p>0.000000000483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2147">
                <text:p>6.2147</text:p>
              </table:table-cell>
              <table:table-cell office:value-type="float" office:value="0.000000000078333">
                <text:p>0.000000000078333</text:p>
              </table:table-cell>
              <table:table-cell office:value-type="float" office:value="0.00000000025708">
                <text:p>0.000000000257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3147">
                <text:p>6.3147</text:p>
              </table:table-cell>
              <table:table-cell office:value-type="float" office:value="0.000000000038364">
                <text:p>0.000000000038364</text:p>
              </table:table-cell>
              <table:table-cell office:value-type="float" office:value="0.00000000013533">
                <text:p>0.000000000135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4147">
                <text:p>6.4147</text:p>
              </table:table-cell>
              <table:table-cell office:value-type="float" office:value="0.000000000018535">
                <text:p>0.000000000018535</text:p>
              </table:table-cell>
              <table:table-cell office:value-type="float" office:value="0.000000000070542">
                <text:p>0.0000000000705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5147">
                <text:p>6.5147</text:p>
              </table:table-cell>
              <table:table-cell office:value-type="float" office:value="0.000000000008832">
                <text:p>0.000000000008832</text:p>
              </table:table-cell>
              <table:table-cell office:value-type="float" office:value="0.000000000036413">
                <text:p>0.0000000000364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6147">
                <text:p>6.6147</text:p>
              </table:table-cell>
              <table:table-cell office:value-type="float" office:value="0.0000000000041501">
                <text:p>0.0000000000041501</text:p>
              </table:table-cell>
              <table:table-cell office:value-type="float" office:value="0.000000000018613">
                <text:p>0.0000000000186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7147">
                <text:p>6.7147</text:p>
              </table:table-cell>
              <table:table-cell office:value-type="float" office:value="0.0000000000019227">
                <text:p>0.0000000000019227</text:p>
              </table:table-cell>
              <table:table-cell office:value-type="float" office:value="0.0000000000094215">
                <text:p>0.00000000000942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8147">
                <text:p>6.8147</text:p>
              </table:table-cell>
              <table:table-cell office:value-type="float" office:value="0.00000000000087802">
                <text:p>0.00000000000087802</text:p>
              </table:table-cell>
              <table:table-cell office:value-type="float" office:value="0.0000000000047224">
                <text:p>0.00000000000472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9147">
                <text:p>6.9147</text:p>
              </table:table-cell>
              <table:table-cell office:value-type="float" office:value="0.00000000000039517">
                <text:p>0.00000000000039517</text:p>
              </table:table-cell>
              <table:table-cell office:value-type="float" office:value="0.000000000002344">
                <text:p>0.0000000000023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0147">
                <text:p>7.0147</text:p>
              </table:table-cell>
              <table:table-cell office:value-type="float" office:value="0.00000000000017524">
                <text:p>0.00000000000017524</text:p>
              </table:table-cell>
              <table:table-cell office:value-type="float" office:value="0.0000000000011521">
                <text:p>0.00000000000115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1147">
                <text:p>7.1147</text:p>
              </table:table-cell>
              <table:table-cell office:value-type="float" office:value="0.000000000000076555">
                <text:p>0.000000000000076555</text:p>
              </table:table-cell>
              <table:table-cell office:value-type="float" office:value="0.00000000000056071">
                <text:p>0.000000000000560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2147">
                <text:p>7.2147</text:p>
              </table:table-cell>
              <table:table-cell office:value-type="float" office:value="0.000000000000032938">
                <text:p>0.000000000000032938</text:p>
              </table:table-cell>
              <table:table-cell office:value-type="float" office:value="0.00000000000027023">
                <text:p>0.000000000000270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3147">
                <text:p>7.3147</text:p>
              </table:table-cell>
              <table:table-cell office:value-type="float" office:value="0.000000000000013954">
                <text:p>0.000000000000013954</text:p>
              </table:table-cell>
              <table:table-cell office:value-type="float" office:value="0.00000000000012896">
                <text:p>0.000000000000128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4147">
                <text:p>7.4147</text:p>
              </table:table-cell>
              <table:table-cell office:value-type="float" office:value="5.8192E-015">
                <text:p>5.8192E-015</text:p>
              </table:table-cell>
              <table:table-cell office:value-type="float" office:value="0.000000000000060942">
                <text:p>0.0000000000000609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5147">
                <text:p>7.5147</text:p>
              </table:table-cell>
              <table:table-cell office:value-type="float" office:value="2.3883E-015">
                <text:p>2.3883E-015</text:p>
              </table:table-cell>
              <table:table-cell office:value-type="float" office:value="0.000000000000028517">
                <text:p>0.0000000000000285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6147">
                <text:p>7.6147</text:p>
              </table:table-cell>
              <table:table-cell office:value-type="float" office:value="9.644E-016">
                <text:p>9.644E-016</text:p>
              </table:table-cell>
              <table:table-cell office:value-type="float" office:value="0.000000000000013213">
                <text:p>0.0000000000000132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7147">
                <text:p>7.7147</text:p>
              </table:table-cell>
              <table:table-cell office:value-type="float" office:value="3.8304E-016">
                <text:p>3.8304E-016</text:p>
              </table:table-cell>
              <table:table-cell office:value-type="float" office:value="6.0625E-015">
                <text:p>6.0625E-0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8147">
                <text:p>7.8147</text:p>
              </table:table-cell>
              <table:table-cell office:value-type="float" office:value="1.4959E-016">
                <text:p>1.4959E-016</text:p>
              </table:table-cell>
              <table:table-cell office:value-type="float" office:value="2.7543E-015">
                <text:p>2.7543E-0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9147">
                <text:p>7.9147</text:p>
              </table:table-cell>
              <table:table-cell office:value-type="float" office:value="5.7426E-017">
                <text:p>5.7426E-017</text:p>
              </table:table-cell>
              <table:table-cell office:value-type="float" office:value="1.2391E-015">
                <text:p>1.2391E-0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0147">
                <text:p>8.0147</text:p>
              </table:table-cell>
              <table:table-cell office:value-type="float" office:value="2.1659E-017">
                <text:p>2.1659E-017</text:p>
              </table:table-cell>
              <table:table-cell office:value-type="float" office:value="5.5195E-016">
                <text:p>5.5195E-0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1147">
                <text:p>8.1147</text:p>
              </table:table-cell>
              <table:table-cell office:value-type="float" office:value="8.0142E-018">
                <text:p>8.0142E-018</text:p>
              </table:table-cell>
              <table:table-cell office:value-type="float" office:value="2.4346E-016">
                <text:p>2.4346E-0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2147">
                <text:p>8.2147</text:p>
              </table:table-cell>
              <table:table-cell office:value-type="float" office:value="2.8791E-018">
                <text:p>2.8791E-018</text:p>
              </table:table-cell>
              <table:table-cell office:value-type="float" office:value="1.0633E-016">
                <text:p>1.0633E-0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3147">
                <text:p>8.3147</text:p>
              </table:table-cell>
              <table:table-cell office:value-type="float" office:value="9.1781E-019">
                <text:p>9.1781E-019</text:p>
              </table:table-cell>
              <table:table-cell office:value-type="float" office:value="4.5985E-017">
                <text:p>4.5985E-0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147">
                <text:p>8.4147</text:p>
              </table:table-cell>
              <table:table-cell office:value-type="float" office:value="0">
                <text:p>0</text:p>
              </table:table-cell>
              <table:table-cell office:value-type="float" office:value="1.9692E-017">
                <text:p>1.9692E-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25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order="0.035cm solid #000000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order="0.002cm solid #000000"/>
    </style:style>
    <style:style style:name="ce3" style:family="table-cell" style:parent-style-name="Default" style:data-style-name="N140">
      <style:table-cell-properties fo:border="0.035cm solid #000000"/>
      <style:text-properties fo:font-weight="bold" style:font-weight-asian="bold" style:font-weight-complex="bold"/>
    </style:style>
    <style:style style:name="ce4" style:family="table-cell" style:parent-style-name="Default" style:data-style-name="N140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t 05" table:style-name="ta1" table:print="false">
        <table:table-column table:style-name="co1" table:number-columns-repeated="6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row table:style-name="ro1" table:number-rows-repeated="3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ce1" office:value-type="string">
            <text:p>krok h</text:p>
          </table:table-cell>
          <table:table-cell table:style-name="ce3" office:value-type="string">
            <text:p>log10(r.num)</text:p>
          </table:table-cell>
          <table:table-cell table:style-name="ce3" office:value-type="string">
            <text:p>log10(r.analityczne)</text:p>
          </table:table-cell>
        </table:table-row>
        <table:table-row table:style-name="ro1">
          <table:table-cell table:number-columns-repeated="6"/>
          <table:table-cell office:value-type="float" office:value="-8.4853">
            <text:p>-8,49</text:p>
          </table:table-cell>
          <table:table-cell table:number-columns-repeated="2" office:value-type="float" office:value="1">
            <text:p>1,000000000</text:p>
          </table:table-cell>
        </table:table-row>
        <table:table-row table:style-name="ro1">
          <table:table-cell table:number-columns-repeated="6"/>
          <table:table-cell office:value-type="float" office:value="-7.5853">
            <text:p>-7,59</text:p>
          </table:table-cell>
          <table:table-cell table:number-columns-repeated="2" office:value-type="float" office:value="1">
            <text:p>1,000000000</text:p>
          </table:table-cell>
        </table:table-row>
        <table:table-row table:style-name="ro1">
          <table:table-cell table:number-columns-repeated="6"/>
          <table:table-cell office:value-type="float" office:value="-6.5853">
            <text:p>-6,59</text:p>
          </table:table-cell>
          <table:table-cell table:number-columns-repeated="2" office:value-type="float" office:value="1">
            <text:p>1,000000000</text:p>
          </table:table-cell>
        </table:table-row>
        <table:table-row table:style-name="ro1">
          <table:table-cell table:number-columns-repeated="6"/>
          <table:table-cell office:value-type="float" office:value="-5.5853">
            <text:p>-5,59</text:p>
          </table:table-cell>
          <table:table-cell table:number-columns-repeated="2" office:value-type="float" office:value="1">
            <text:p>1,000000000</text:p>
          </table:table-cell>
        </table:table-row>
        <table:table-row table:style-name="ro1">
          <table:table-cell table:number-columns-repeated="6"/>
          <table:table-cell office:value-type="float" office:value="-4.5853">
            <text:p>-4,59</text:p>
          </table:table-cell>
          <table:table-cell table:number-columns-repeated="2" office:value-type="float" office:value="1">
            <text:p>1,000000000</text:p>
          </table:table-cell>
        </table:table-row>
        <table:table-row table:style-name="ro1">
          <table:table-cell table:number-columns-repeated="6"/>
          <table:table-cell office:value-type="float" office:value="-3.5853">
            <text:p>-3,59</text:p>
          </table:table-cell>
          <table:table-cell office:value-type="float" office:value="0.99982">
            <text:p>0,999820000</text:p>
          </table:table-cell>
          <table:table-cell office:value-type="float" office:value="0.99983">
            <text:p>0,999830000</text:p>
          </table:table-cell>
        </table:table-row>
        <table:table-row table:style-name="ro1">
          <table:table-cell table:number-columns-repeated="6"/>
          <table:table-cell office:value-type="float" office:value="-2.5853">
            <text:p>-2,59</text:p>
          </table:table-cell>
          <table:table-cell office:value-type="float" office:value="0.99471">
            <text:p>0,994710000</text:p>
          </table:table-cell>
          <table:table-cell office:value-type="float" office:value="0.99514">
            <text:p>0,995140000</text:p>
          </table:table-cell>
        </table:table-row>
        <table:table-row table:style-name="ro1">
          <table:table-cell table:number-columns-repeated="6"/>
          <table:table-cell office:value-type="float" office:value="-1.5853">
            <text:p>-1,59</text:p>
          </table:table-cell>
          <table:table-cell office:value-type="float" office:value="0.93944">
            <text:p>0,939440000</text:p>
          </table:table-cell>
          <table:table-cell office:value-type="float" office:value="0.94355">
            <text:p>0,943550000</text:p>
          </table:table-cell>
        </table:table-row>
        <table:table-row table:style-name="ro1">
          <table:table-cell table:number-columns-repeated="6"/>
          <table:table-cell office:value-type="float" office:value="-0.5853">
            <text:p>-0,59</text:p>
          </table:table-cell>
          <table:table-cell office:value-type="float" office:value="0.70862">
            <text:p>0,708620000</text:p>
          </table:table-cell>
          <table:table-cell office:value-type="float" office:value="0.72082">
            <text:p>0,720820000</text:p>
          </table:table-cell>
        </table:table-row>
        <table:table-row table:style-name="ro1">
          <table:table-cell table:number-columns-repeated="6"/>
          <table:table-cell office:value-type="float" office:value="0.4147">
            <text:p>0,41</text:p>
          </table:table-cell>
          <table:table-cell office:value-type="float" office:value="0.32655">
            <text:p>0,326550000</text:p>
          </table:table-cell>
          <table:table-cell office:value-type="float" office:value="0.33917">
            <text:p>0,339170000</text:p>
          </table:table-cell>
        </table:table-row>
        <table:table-row table:style-name="ro1">
          <table:table-cell table:number-columns-repeated="6"/>
          <table:table-cell office:value-type="float" office:value="1.4147">
            <text:p>1,41</text:p>
          </table:table-cell>
          <table:table-cell office:value-type="float" office:value="0.073552">
            <text:p>0,073552000</text:p>
          </table:table-cell>
          <table:table-cell office:value-type="float" office:value="0.078576">
            <text:p>0,078576000</text:p>
          </table:table-cell>
        </table:table-row>
        <table:table-row table:style-name="ro1">
          <table:table-cell table:number-columns-repeated="6"/>
          <table:table-cell office:value-type="float" office:value="2.4147">
            <text:p>2,41</text:p>
          </table:table-cell>
          <table:table-cell office:value-type="float" office:value="0.0070367">
            <text:p>0,007036700</text:p>
          </table:table-cell>
          <table:table-cell office:value-type="float" office:value="0.0078737">
            <text:p>0,007873700</text:p>
          </table:table-cell>
        </table:table-row>
        <table:table-row table:style-name="ro1">
          <table:table-cell table:number-columns-repeated="6"/>
          <table:table-cell office:value-type="float" office:value="3.4147">
            <text:p>3,41</text:p>
          </table:table-cell>
          <table:table-cell office:value-type="float" office:value="0.0002603">
            <text:p>0,000260300</text:p>
          </table:table-cell>
          <table:table-cell office:value-type="float" office:value="0.00031924">
            <text:p>0,000319240</text:p>
          </table:table-cell>
        </table:table-row>
        <table:table-row table:style-name="ro1">
          <table:table-cell table:number-columns-repeated="6"/>
          <table:table-cell office:value-type="float" office:value="4.4147">
            <text:p>4,41</text:p>
          </table:table-cell>
          <table:table-cell office:value-type="float" office:value="0.0000034331">
            <text:p>0,000003433</text:p>
          </table:table-cell>
          <table:table-cell office:value-type="float" office:value="0.0000050571">
            <text:p>0,000005057</text:p>
          </table:table-cell>
        </table:table-row>
        <table:table-row table:style-name="ro1">
          <table:table-cell table:number-columns-repeated="6"/>
          <table:table-cell office:value-type="float" office:value="5.4147">
            <text:p>5,41</text:p>
          </table:table-cell>
          <table:table-cell office:value-type="float" office:value="0.000000014771">
            <text:p>0,000000015</text:p>
          </table:table-cell>
          <table:table-cell office:value-type="float" office:value="0.000000030693">
            <text:p>0,000000031</text:p>
          </table:table-cell>
        </table:table-row>
        <table:table-row table:style-name="ro1">
          <table:table-cell table:number-columns-repeated="6"/>
          <table:table-cell office:value-type="float" office:value="6.4147">
            <text:p>6,41</text:p>
          </table:table-cell>
          <table:table-cell office:value-type="float" office:value="0.000000000018535">
            <text:p>0,000000000</text:p>
          </table:table-cell>
          <table:table-cell office:value-type="float" office:value="0.000000000070542">
            <text:p>0,000000000</text:p>
          </table:table-cell>
        </table:table-row>
        <table:table-row table:style-name="ro1">
          <table:table-cell table:number-columns-repeated="6"/>
          <table:table-cell office:value-type="float" office:value="7.4147">
            <text:p>7,41</text:p>
          </table:table-cell>
          <table:table-cell office:value-type="float" office:value="5.8192E-015">
            <text:p>0,000000000</text:p>
          </table:table-cell>
          <table:table-cell office:value-type="float" office:value="0.000000000000060942">
            <text:p>0,000000000</text:p>
          </table:table-cell>
        </table:table-row>
        <table:table-row table:style-name="ro1">
          <table:table-cell table:number-columns-repeated="6"/>
          <table:table-cell office:value-type="float" office:value="8.4147">
            <text:p>8,41</text:p>
          </table:table-cell>
          <table:table-cell office:value-type="float" office:value="0">
            <text:p>0,000000000</text:p>
          </table:table-cell>
          <table:table-cell office:value-type="float" office:value="1.9692E-017">
            <text:p>0,000000000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8" number:min-integer-digits="1"/>
    </number:number-style>
    <number:number-style style:name="N140">
      <number:number number:decimal-places="9" number:min-integer-digits="1"/>
    </number:number-style>
    <number:number-style style:name="N141">
      <number:number number:decimal-places="6" number:min-integer-digits="1"/>
    </number:number-style>
    <number:number-style style:name="N142">
      <number:number number:decimal-places="10" number:min-integer-digits="1"/>
    </number:number-style>
    <number:number-style style:name="N144P0" style:volatile="true">
      <number:text>Tak</number:text>
    </number:number-style>
    <number:number-style style:name="N144P1" style:volatile="true">
      <number:text>Tak</number:text>
    </number:number-style>
    <number:number-style style:name="N144">
      <number:text>Ni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Prawda</number:text>
    </number:number-style>
    <number:number-style style:name="N146P1" style:volatile="true">
      <number:text>Prawda</number:text>
    </number:number-style>
    <number:number-style style:name="N146">
      <number:text>Fałsz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Włączone</number:text>
    </number:number-style>
    <number:number-style style:name="N148P1" style:volatile="true">
      <number:text>Włączone</number:text>
    </number:number-style>
    <number:number-style style:name="N148">
      <number:text>Wyłączone</number:text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0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3">23.02.2010</text:date>, <text:time>06:34:3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60">
      <number:scientific-number number:decimal-places="2" number:min-integer-digits="1" number:min-exponent-digits="3"/>
    </number:number-style>
    <number:number-style style:name="N108">
      <number:number number:decimal-places="6" number:min-integer-digits="1"/>
    </number:number-style>
    <style:style style:name="ch1" style:family="chart">
      <style:graphic-properties draw:stroke="solid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Arial" fo:font-size="15.75pt" fo:font-style="normal" fo:text-shadow="none" style:text-underline-style="none" fo:font-weight="bold" style:font-size-asian="15.75pt" style:font-style-asian="normal" style:font-weight-asian="bold" style:font-family-complex="Arial" style:font-size-complex="15.75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Arial" fo:font-size="12pt" fo:font-style="normal" fo:text-shadow="none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ch4" style:family="chart">
      <style:chart-properties chart:interpolation="cubic-spline" chart:symbol-type="automatic" chart:connect-bars="false" chart:auto-position="true" chart:auto-size="true" chart:treat-empty-cells="ignore" chart:spline-order="3" chart:sort-by-x-values="false"/>
    </style:style>
    <style:style style:name="ch5" style:family="chart" style:data-style-name="N108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link-data-style-to-source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Arial" fo:font-size="12pt" fo:font-style="normal" fo:text-shadow="none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ch6" style:family="chart">
      <style:chart-properties chart:auto-position="true" style:rotation-angle="0" style:direction="ltr"/>
      <style:text-properties fo:color="#000000" style:text-outline="false" style:text-line-through-style="none" fo:font-family="Arial" fo:font-size="12pt" fo:font-style="normal" fo:text-shadow="none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ch7" style:family="chart" style:data-style-name="N60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link-data-style-to-source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Arial" fo:font-size="12pt" fo:font-style="normal" fo:text-shadow="none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ch8" style:family="chart">
      <style:graphic-properties draw:stroke="solid" svg:stroke-width="0cm" svg:stroke-opacity="100%"/>
    </style:style>
    <style:style style:name="ch9" style:family="chart">
      <style:chart-properties chart:symbol-type="automatic" chart:symbol-width="0.176cm" chart:symbol-height="0.176cm"/>
      <style:graphic-properties draw:stroke="none" svg:stroke-width="0.07cm" svg:stroke-color="#00ae00" svg:stroke-opacity="100%" draw:fill-color="#00ae00" draw:opacity="100%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7cm" svg:stroke-color="#dc2300" svg:stroke-opacity="100%" draw:fill-color="#dc2300" draw:opacity="100%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000000" svg:stroke-opacity="100%" draw:fill="solid" draw:fill-color="#ffffff" draw:opacity="100%" draw:opacity-name=""/>
    </style:style>
    <style:style style:name="ch12" style:family="chart">
      <style:graphic-properties draw:fill-color="#d9d9d9"/>
    </style:style>
  </office:automatic-styles>
  <office:body>
    <office:chart>
      <chart:chart svg:width="20.102cm" svg:height="11.457cm" chart:class="chart:scatter" chart:style-name="ch1">
        <chart:title svg:x="9.482cm" svg:y="0.23cm" chart:style-name="ch2">
          <text:p>t = 1</text:p>
        </chart:title>
        <chart:legend chart:legend-position="end" svg:x="15.022cm" svg:y="5.026cm" chart:style-name="ch3"/>
        <chart:plot-area chart:style-name="ch4" chart:data-source-has-labels="both" svg:x="0.402cm" svg:y="1.094cm" svg:width="14.219cm" svg:height="9.877cm">
          <chart:axis chart:dimension="x" chart:name="primary-x" chart:style-name="ch5">
            <chart:title svg:x="7.392cm" svg:y="10.496cm" chart:style-name="ch6">
              <text:p>=</text:p>
            </chart:title>
            <chart:categories table:cell-range-address="local-table.$A$2:.$A$17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C$2:.$C$172" chart:label-cell-address="local-table.$C$1" chart:class="chart:scatter">
            <chart:domain table:cell-range-address="local-table.$B$2:.$B$172"/>
            <chart:data-point chart:repeated="171"/>
          </chart:series>
          <chart:series chart:style-name="ch10" chart:values-cell-range-address="local-table.$D$2:.$D$172" chart:label-cell-address="local-table.$D$1" chart:class="chart:scatter">
            <chart:data-point chart:repeated="1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og10(r.numeryczne)</text:p>
              </table:table-cell>
              <table:table-cell office:value-type="string">
                <text:p>log10(r.analityczne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.4853">
                <text:p>-8.4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.3853">
                <text:p>-8.3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2853">
                <text:p>-8.2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1853">
                <text:p>-8.1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0853">
                <text:p>-8.0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9853">
                <text:p>-7.9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.8853">
                <text:p>-7.8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.7853">
                <text:p>-7.7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6853">
                <text:p>-7.6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5853">
                <text:p>-7.5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4853">
                <text:p>-7.4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3853">
                <text:p>-7.3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.2853">
                <text:p>-7.2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.1853">
                <text:p>-7.1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.0853">
                <text:p>-7.0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9853">
                <text:p>-6.9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8853">
                <text:p>-6.8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.7853">
                <text:p>-6.7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.6853">
                <text:p>-6.6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.5853">
                <text:p>-6.5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.4853">
                <text:p>-6.4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.3853">
                <text:p>-6.3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.2853">
                <text:p>-6.2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.1853">
                <text:p>-6.1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.0853">
                <text:p>-6.0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.9853">
                <text:p>-5.9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.8853">
                <text:p>-5.8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.7853">
                <text:p>-5.7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.6853">
                <text:p>-5.6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.5853">
                <text:p>-5.5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.4853">
                <text:p>-5.4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5.3853">
                <text:p>-5.3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.2853">
                <text:p>-5.2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.1853">
                <text:p>-5.1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.0853">
                <text:p>-5.0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.9853">
                <text:p>-4.9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.8853">
                <text:p>-4.8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.7853">
                <text:p>-4.7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.6853">
                <text:p>-4.6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.5853">
                <text:p>-4.5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.4853">
                <text:p>-4.4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.3853">
                <text:p>-4.3853</text:p>
              </table:table-cell>
              <table:table-cell office:value-type="float" office:value="0.99999">
                <text:p>0.99999</text:p>
              </table:table-cell>
              <table:table-cell office:value-type="float" office:value="0.99999">
                <text:p>0.99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.2853">
                <text:p>-4.2853</text:p>
              </table:table-cell>
              <table:table-cell office:value-type="float" office:value="0.99999">
                <text:p>0.99999</text:p>
              </table:table-cell>
              <table:table-cell office:value-type="float" office:value="0.99999">
                <text:p>0.99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1853">
                <text:p>-4.1853</text:p>
              </table:table-cell>
              <table:table-cell office:value-type="float" office:value="0.99999">
                <text:p>0.99999</text:p>
              </table:table-cell>
              <table:table-cell office:value-type="float" office:value="0.99999">
                <text:p>0.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.0853">
                <text:p>-4.0853</text:p>
              </table:table-cell>
              <table:table-cell office:value-type="float" office:value="0.99998">
                <text:p>0.99998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9853">
                <text:p>-3.9853</text:p>
              </table:table-cell>
              <table:table-cell office:value-type="float" office:value="0.99997">
                <text:p>0.99997</text:p>
              </table:table-cell>
              <table:table-cell office:value-type="float" office:value="0.99997">
                <text:p>0.999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8853">
                <text:p>-3.8853</text:p>
              </table:table-cell>
              <table:table-cell office:value-type="float" office:value="0.99995">
                <text:p>0.99995</text:p>
              </table:table-cell>
              <table:table-cell office:value-type="float" office:value="0.99995">
                <text:p>0.999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7853">
                <text:p>-3.7853</text:p>
              </table:table-cell>
              <table:table-cell office:value-type="float" office:value="0.99992">
                <text:p>0.99992</text:p>
              </table:table-cell>
              <table:table-cell office:value-type="float" office:value="0.99992">
                <text:p>0.999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6853">
                <text:p>-3.6853</text:p>
              </table:table-cell>
              <table:table-cell office:value-type="float" office:value="0.99988">
                <text:p>0.99988</text:p>
              </table:table-cell>
              <table:table-cell office:value-type="float" office:value="0.99989">
                <text:p>0.999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5853">
                <text:p>-3.5853</text:p>
              </table:table-cell>
              <table:table-cell office:value-type="float" office:value="0.99982">
                <text:p>0.99982</text:p>
              </table:table-cell>
              <table:table-cell office:value-type="float" office:value="0.99983">
                <text:p>0.999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4853">
                <text:p>-3.4853</text:p>
              </table:table-cell>
              <table:table-cell office:value-type="float" office:value="0.99974">
                <text:p>0.99974</text:p>
              </table:table-cell>
              <table:table-cell office:value-type="float" office:value="0.99975">
                <text:p>0.999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.3853">
                <text:p>-3.3853</text:p>
              </table:table-cell>
              <table:table-cell office:value-type="float" office:value="0.99962">
                <text:p>0.99962</text:p>
              </table:table-cell>
              <table:table-cell office:value-type="float" office:value="0.99964">
                <text:p>0.999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2853">
                <text:p>-3.2853</text:p>
              </table:table-cell>
              <table:table-cell office:value-type="float" office:value="0.99945">
                <text:p>0.99945</text:p>
              </table:table-cell>
              <table:table-cell office:value-type="float" office:value="0.99949">
                <text:p>0.999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.1853">
                <text:p>-3.1853</text:p>
              </table:table-cell>
              <table:table-cell office:value-type="float" office:value="0.99922">
                <text:p>0.99922</text:p>
              </table:table-cell>
              <table:table-cell office:value-type="float" office:value="0.99928">
                <text:p>0.999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.0853">
                <text:p>-3.0853</text:p>
              </table:table-cell>
              <table:table-cell office:value-type="float" office:value="0.9989">
                <text:p>0.9989</text:p>
              </table:table-cell>
              <table:table-cell office:value-type="float" office:value="0.99898">
                <text:p>0.998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.9853">
                <text:p>-2.9853</text:p>
              </table:table-cell>
              <table:table-cell office:value-type="float" office:value="0.99847">
                <text:p>0.99847</text:p>
              </table:table-cell>
              <table:table-cell office:value-type="float" office:value="0.99858">
                <text:p>0.998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8853">
                <text:p>-2.8853</text:p>
              </table:table-cell>
              <table:table-cell office:value-type="float" office:value="0.99788">
                <text:p>0.99788</text:p>
              </table:table-cell>
              <table:table-cell office:value-type="float" office:value="0.99804">
                <text:p>0.998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7853">
                <text:p>-2.7853</text:p>
              </table:table-cell>
              <table:table-cell office:value-type="float" office:value="0.9971">
                <text:p>0.9971</text:p>
              </table:table-cell>
              <table:table-cell office:value-type="float" office:value="0.99733">
                <text:p>0.997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6853">
                <text:p>-2.6853</text:p>
              </table:table-cell>
              <table:table-cell office:value-type="float" office:value="0.99606">
                <text:p>0.99606</text:p>
              </table:table-cell>
              <table:table-cell office:value-type="float" office:value="0.99638">
                <text:p>0.996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.5853">
                <text:p>-2.5853</text:p>
              </table:table-cell>
              <table:table-cell office:value-type="float" office:value="0.99471">
                <text:p>0.99471</text:p>
              </table:table-cell>
              <table:table-cell office:value-type="float" office:value="0.99514">
                <text:p>0.995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.4853">
                <text:p>-2.4853</text:p>
              </table:table-cell>
              <table:table-cell office:value-type="float" office:value="0.99296">
                <text:p>0.99296</text:p>
              </table:table-cell>
              <table:table-cell office:value-type="float" office:value="0.99353">
                <text:p>0.993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.3853">
                <text:p>-2.3853</text:p>
              </table:table-cell>
              <table:table-cell office:value-type="float" office:value="0.99073">
                <text:p>0.99073</text:p>
              </table:table-cell>
              <table:table-cell office:value-type="float" office:value="0.99147">
                <text:p>0.991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.2853">
                <text:p>-2.2853</text:p>
              </table:table-cell>
              <table:table-cell office:value-type="float" office:value="0.98789">
                <text:p>0.98789</text:p>
              </table:table-cell>
              <table:table-cell office:value-type="float" office:value="0.98885">
                <text:p>0.988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.1853">
                <text:p>-2.1853</text:p>
              </table:table-cell>
              <table:table-cell office:value-type="float" office:value="0.98434">
                <text:p>0.98434</text:p>
              </table:table-cell>
              <table:table-cell office:value-type="float" office:value="0.98557">
                <text:p>0.985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.0853">
                <text:p>-2.0853</text:p>
              </table:table-cell>
              <table:table-cell office:value-type="float" office:value="0.97993">
                <text:p>0.97993</text:p>
              </table:table-cell>
              <table:table-cell office:value-type="float" office:value="0.98148">
                <text:p>0.981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9853">
                <text:p>-1.9853</text:p>
              </table:table-cell>
              <table:table-cell office:value-type="float" office:value="0.97452">
                <text:p>0.97452</text:p>
              </table:table-cell>
              <table:table-cell office:value-type="float" office:value="0.97644">
                <text:p>0.976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8853">
                <text:p>-1.8853</text:p>
              </table:table-cell>
              <table:table-cell office:value-type="float" office:value="0.96793">
                <text:p>0.96793</text:p>
              </table:table-cell>
              <table:table-cell office:value-type="float" office:value="0.9703">
                <text:p>0.97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7853">
                <text:p>-1.7853</text:p>
              </table:table-cell>
              <table:table-cell office:value-type="float" office:value="0.96001">
                <text:p>0.96001</text:p>
              </table:table-cell>
              <table:table-cell office:value-type="float" office:value="0.96289">
                <text:p>0.962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6853">
                <text:p>-1.6853</text:p>
              </table:table-cell>
              <table:table-cell office:value-type="float" office:value="0.95057">
                <text:p>0.95057</text:p>
              </table:table-cell>
              <table:table-cell office:value-type="float" office:value="0.95403">
                <text:p>0.954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5853">
                <text:p>-1.5853</text:p>
              </table:table-cell>
              <table:table-cell office:value-type="float" office:value="0.93944">
                <text:p>0.93944</text:p>
              </table:table-cell>
              <table:table-cell office:value-type="float" office:value="0.94355">
                <text:p>0.943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4853">
                <text:p>-1.4853</text:p>
              </table:table-cell>
              <table:table-cell office:value-type="float" office:value="0.92645">
                <text:p>0.92645</text:p>
              </table:table-cell>
              <table:table-cell office:value-type="float" office:value="0.93127">
                <text:p>0.931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3853">
                <text:p>-1.3853</text:p>
              </table:table-cell>
              <table:table-cell office:value-type="float" office:value="0.91143">
                <text:p>0.91143</text:p>
              </table:table-cell>
              <table:table-cell office:value-type="float" office:value="0.91702">
                <text:p>0.917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2853">
                <text:p>-1.2853</text:p>
              </table:table-cell>
              <table:table-cell office:value-type="float" office:value="0.89425">
                <text:p>0.89425</text:p>
              </table:table-cell>
              <table:table-cell office:value-type="float" office:value="0.90065">
                <text:p>0.900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1853">
                <text:p>-1.1853</text:p>
              </table:table-cell>
              <table:table-cell office:value-type="float" office:value="0.87479">
                <text:p>0.87479</text:p>
              </table:table-cell>
              <table:table-cell office:value-type="float" office:value="0.88205">
                <text:p>0.882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0853">
                <text:p>-1.0853</text:p>
              </table:table-cell>
              <table:table-cell office:value-type="float" office:value="0.85297">
                <text:p>0.85297</text:p>
              </table:table-cell>
              <table:table-cell office:value-type="float" office:value="0.8611">
                <text:p>0.86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9853">
                <text:p>-0.9853</text:p>
              </table:table-cell>
              <table:table-cell office:value-type="float" office:value="0.82875">
                <text:p>0.82875</text:p>
              </table:table-cell>
              <table:table-cell office:value-type="float" office:value="0.83776">
                <text:p>0.837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8853">
                <text:p>-0.8853</text:p>
              </table:table-cell>
              <table:table-cell office:value-type="float" office:value="0.80212">
                <text:p>0.80212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7853">
                <text:p>-0.7853</text:p>
              </table:table-cell>
              <table:table-cell office:value-type="float" office:value="0.77314">
                <text:p>0.77314</text:p>
              </table:table-cell>
              <table:table-cell office:value-type="float" office:value="0.78386">
                <text:p>0.783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6853">
                <text:p>-0.6853</text:p>
              </table:table-cell>
              <table:table-cell office:value-type="float" office:value="0.74192">
                <text:p>0.74192</text:p>
              </table:table-cell>
              <table:table-cell office:value-type="float" office:value="0.75342">
                <text:p>0.753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5853">
                <text:p>-0.5853</text:p>
              </table:table-cell>
              <table:table-cell office:value-type="float" office:value="0.70862">
                <text:p>0.70862</text:p>
              </table:table-cell>
              <table:table-cell office:value-type="float" office:value="0.72082">
                <text:p>0.720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4853">
                <text:p>-0.4853</text:p>
              </table:table-cell>
              <table:table-cell office:value-type="float" office:value="0.67345">
                <text:p>0.67345</text:p>
              </table:table-cell>
              <table:table-cell office:value-type="float" office:value="0.68626">
                <text:p>0.686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3853">
                <text:p>-0.3853</text:p>
              </table:table-cell>
              <table:table-cell office:value-type="float" office:value="0.63666">
                <text:p>0.63666</text:p>
              </table:table-cell>
              <table:table-cell office:value-type="float" office:value="0.64999">
                <text:p>0.64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2853">
                <text:p>-0.2853</text:p>
              </table:table-cell>
              <table:table-cell office:value-type="float" office:value="0.59858">
                <text:p>0.59858</text:p>
              </table:table-cell>
              <table:table-cell office:value-type="float" office:value="0.61229">
                <text:p>0.612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853">
                <text:p>-0.1853</text:p>
              </table:table-cell>
              <table:table-cell office:value-type="float" office:value="0.55954">
                <text:p>0.55954</text:p>
              </table:table-cell>
              <table:table-cell office:value-type="float" office:value="0.5735">
                <text:p>0.57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853">
                <text:p>-0.0853</text:p>
              </table:table-cell>
              <table:table-cell office:value-type="float" office:value="0.51991">
                <text:p>0.51991</text:p>
              </table:table-cell>
              <table:table-cell office:value-type="float" office:value="0.53398">
                <text:p>0.533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47">
                <text:p>0.0147</text:p>
              </table:table-cell>
              <table:table-cell office:value-type="float" office:value="0.48009">
                <text:p>0.48009</text:p>
              </table:table-cell>
              <table:table-cell office:value-type="float" office:value="0.49413">
                <text:p>0.494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47">
                <text:p>0.1147</text:p>
              </table:table-cell>
              <table:table-cell office:value-type="float" office:value="0.44046">
                <text:p>0.44046</text:p>
              </table:table-cell>
              <table:table-cell office:value-type="float" office:value="0.45433">
                <text:p>0.454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147">
                <text:p>0.2147</text:p>
              </table:table-cell>
              <table:table-cell office:value-type="float" office:value="0.40142">
                <text:p>0.40142</text:p>
              </table:table-cell>
              <table:table-cell office:value-type="float" office:value="0.41499">
                <text:p>0.414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147">
                <text:p>0.3147</text:p>
              </table:table-cell>
              <table:table-cell office:value-type="float" office:value="0.36334">
                <text:p>0.36334</text:p>
              </table:table-cell>
              <table:table-cell office:value-type="float" office:value="0.37649">
                <text:p>0.376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147">
                <text:p>0.4147</text:p>
              </table:table-cell>
              <table:table-cell office:value-type="float" office:value="0.32655">
                <text:p>0.32655</text:p>
              </table:table-cell>
              <table:table-cell office:value-type="float" office:value="0.33917">
                <text:p>0.339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147">
                <text:p>0.5147</text:p>
              </table:table-cell>
              <table:table-cell office:value-type="float" office:value="0.29138">
                <text:p>0.29138</text:p>
              </table:table-cell>
              <table:table-cell office:value-type="float" office:value="0.30337">
                <text:p>0.303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147">
                <text:p>0.6147</text:p>
              </table:table-cell>
              <table:table-cell office:value-type="float" office:value="0.25808">
                <text:p>0.25808</text:p>
              </table:table-cell>
              <table:table-cell office:value-type="float" office:value="0.26937">
                <text:p>0.269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147">
                <text:p>0.7147</text:p>
              </table:table-cell>
              <table:table-cell office:value-type="float" office:value="0.22686">
                <text:p>0.22686</text:p>
              </table:table-cell>
              <table:table-cell office:value-type="float" office:value="0.23739">
                <text:p>0.237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147">
                <text:p>0.8147</text:p>
              </table:table-cell>
              <table:table-cell office:value-type="float" office:value="0.19788">
                <text:p>0.19788</text:p>
              </table:table-cell>
              <table:table-cell office:value-type="float" office:value="0.20762">
                <text:p>0.207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147">
                <text:p>0.9147</text:p>
              </table:table-cell>
              <table:table-cell office:value-type="float" office:value="0.17125">
                <text:p>0.17125</text:p>
              </table:table-cell>
              <table:table-cell office:value-type="float" office:value="0.18017">
                <text:p>0.180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147">
                <text:p>1.0147</text:p>
              </table:table-cell>
              <table:table-cell office:value-type="float" office:value="0.14703">
                <text:p>0.14703</text:p>
              </table:table-cell>
              <table:table-cell office:value-type="float" office:value="0.15512">
                <text:p>0.155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147">
                <text:p>1.1147</text:p>
              </table:table-cell>
              <table:table-cell office:value-type="float" office:value="0.12521">
                <text:p>0.12521</text:p>
              </table:table-cell>
              <table:table-cell office:value-type="float" office:value="0.13249">
                <text:p>0.132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2147">
                <text:p>1.2147</text:p>
              </table:table-cell>
              <table:table-cell office:value-type="float" office:value="0.10575">
                <text:p>0.10575</text:p>
              </table:table-cell>
              <table:table-cell office:value-type="float" office:value="0.11224">
                <text:p>0.112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147">
                <text:p>1.3147</text:p>
              </table:table-cell>
              <table:table-cell office:value-type="float" office:value="0.088567">
                <text:p>0.088567</text:p>
              </table:table-cell>
              <table:table-cell office:value-type="float" office:value="0.094302">
                <text:p>0.0943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4147">
                <text:p>1.4147</text:p>
              </table:table-cell>
              <table:table-cell office:value-type="float" office:value="0.073552">
                <text:p>0.073552</text:p>
              </table:table-cell>
              <table:table-cell office:value-type="float" office:value="0.078576">
                <text:p>0.0785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147">
                <text:p>1.5147</text:p>
              </table:table-cell>
              <table:table-cell office:value-type="float" office:value="0.060559">
                <text:p>0.060559</text:p>
              </table:table-cell>
              <table:table-cell office:value-type="float" office:value="0.064922">
                <text:p>0.0649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147">
                <text:p>1.6147</text:p>
              </table:table-cell>
              <table:table-cell office:value-type="float" office:value="0.049429">
                <text:p>0.049429</text:p>
              </table:table-cell>
              <table:table-cell office:value-type="float" office:value="0.053186">
                <text:p>0.0531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7147">
                <text:p>1.7147</text:p>
              </table:table-cell>
              <table:table-cell office:value-type="float" office:value="0.039991">
                <text:p>0.039991</text:p>
              </table:table-cell>
              <table:table-cell office:value-type="float" office:value="0.043198">
                <text:p>0.0431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8147">
                <text:p>1.8147</text:p>
              </table:table-cell>
              <table:table-cell office:value-type="float" office:value="0.032068">
                <text:p>0.032068</text:p>
              </table:table-cell>
              <table:table-cell office:value-type="float" office:value="0.034784">
                <text:p>0.0347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9147">
                <text:p>1.9147</text:p>
              </table:table-cell>
              <table:table-cell office:value-type="float" office:value="0.025485">
                <text:p>0.025485</text:p>
              </table:table-cell>
              <table:table-cell office:value-type="float" office:value="0.027764">
                <text:p>0.0277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0147">
                <text:p>2.0147</text:p>
              </table:table-cell>
              <table:table-cell office:value-type="float" office:value="0.02007">
                <text:p>0.02007</text:p>
              </table:table-cell>
              <table:table-cell office:value-type="float" office:value="0.021967">
                <text:p>0.0219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147">
                <text:p>2.1147</text:p>
              </table:table-cell>
              <table:table-cell office:value-type="float" office:value="0.015661">
                <text:p>0.015661</text:p>
              </table:table-cell>
              <table:table-cell office:value-type="float" office:value="0.017227">
                <text:p>0.0172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2147">
                <text:p>2.2147</text:p>
              </table:table-cell>
              <table:table-cell office:value-type="float" office:value="0.012108">
                <text:p>0.012108</text:p>
              </table:table-cell>
              <table:table-cell office:value-type="float" office:value="0.01339">
                <text:p>0.013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3147">
                <text:p>2.3147</text:p>
              </table:table-cell>
              <table:table-cell office:value-type="float" office:value="0.0092741">
                <text:p>0.0092741</text:p>
              </table:table-cell>
              <table:table-cell office:value-type="float" office:value="0.010314">
                <text:p>0.0103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4147">
                <text:p>2.4147</text:p>
              </table:table-cell>
              <table:table-cell office:value-type="float" office:value="0.0070367">
                <text:p>0.0070367</text:p>
              </table:table-cell>
              <table:table-cell office:value-type="float" office:value="0.0078737">
                <text:p>0.00787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5147">
                <text:p>2.5147</text:p>
              </table:table-cell>
              <table:table-cell office:value-type="float" office:value="0.0052886">
                <text:p>0.0052886</text:p>
              </table:table-cell>
              <table:table-cell office:value-type="float" office:value="0.0059564">
                <text:p>0.00595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6147">
                <text:p>2.6147</text:p>
              </table:table-cell>
              <table:table-cell office:value-type="float" office:value="0.0039368">
                <text:p>0.0039368</text:p>
              </table:table-cell>
              <table:table-cell office:value-type="float" office:value="0.004465">
                <text:p>0.0044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7147">
                <text:p>2.7147</text:p>
              </table:table-cell>
              <table:table-cell office:value-type="float" office:value="0.0029023">
                <text:p>0.0029023</text:p>
              </table:table-cell>
              <table:table-cell office:value-type="float" office:value="0.0033166">
                <text:p>0.00331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8147">
                <text:p>2.8147</text:p>
              </table:table-cell>
              <table:table-cell office:value-type="float" office:value="0.0021189">
                <text:p>0.0021189</text:p>
              </table:table-cell>
              <table:table-cell office:value-type="float" office:value="0.002441">
                <text:p>0.0024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9147">
                <text:p>2.9147</text:p>
              </table:table-cell>
              <table:table-cell office:value-type="float" office:value="0.0015319">
                <text:p>0.0015319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0147">
                <text:p>3.0147</text:p>
              </table:table-cell>
              <table:table-cell office:value-type="float" office:value="0.0010965">
                <text:p>0.0010965</text:p>
              </table:table-cell>
              <table:table-cell office:value-type="float" office:value="0.0012861">
                <text:p>0.00128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1147">
                <text:p>3.1147</text:p>
              </table:table-cell>
              <table:table-cell office:value-type="float" office:value="0.00077709">
                <text:p>0.00077709</text:p>
              </table:table-cell>
              <table:table-cell office:value-type="float" office:value="0.0009206">
                <text:p>0.00092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2147">
                <text:p>3.2147</text:p>
              </table:table-cell>
              <table:table-cell office:value-type="float" office:value="0.0005452">
                <text:p>0.0005452</text:p>
              </table:table-cell>
              <table:table-cell office:value-type="float" office:value="0.00065286">
                <text:p>0.000652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3147">
                <text:p>3.3147</text:p>
              </table:table-cell>
              <table:table-cell office:value-type="float" office:value="0.00037865">
                <text:p>0.00037865</text:p>
              </table:table-cell>
              <table:table-cell office:value-type="float" office:value="0.00045868">
                <text:p>0.000458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4147">
                <text:p>3.4147</text:p>
              </table:table-cell>
              <table:table-cell office:value-type="float" office:value="0.0002603">
                <text:p>0.0002603</text:p>
              </table:table-cell>
              <table:table-cell office:value-type="float" office:value="0.00031924">
                <text:p>0.000319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5147">
                <text:p>3.5147</text:p>
              </table:table-cell>
              <table:table-cell office:value-type="float" office:value="0.00017711">
                <text:p>0.00017711</text:p>
              </table:table-cell>
              <table:table-cell office:value-type="float" office:value="0.00022011">
                <text:p>0.000220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6147">
                <text:p>3.6147</text:p>
              </table:table-cell>
              <table:table-cell office:value-type="float" office:value="0.00011926">
                <text:p>0.00011926</text:p>
              </table:table-cell>
              <table:table-cell office:value-type="float" office:value="0.00015034">
                <text:p>0.000150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7147">
                <text:p>3.7147</text:p>
              </table:table-cell>
              <table:table-cell office:value-type="float" office:value="0.00007947">
                <text:p>0.00007947</text:p>
              </table:table-cell>
              <table:table-cell office:value-type="float" office:value="0.00010171">
                <text:p>0.000101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8147">
                <text:p>3.8147</text:p>
              </table:table-cell>
              <table:table-cell office:value-type="float" office:value="0.000052399">
                <text:p>0.000052399</text:p>
              </table:table-cell>
              <table:table-cell office:value-type="float" office:value="0.000068169">
                <text:p>0.0000681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9147">
                <text:p>3.9147</text:p>
              </table:table-cell>
              <table:table-cell office:value-type="float" office:value="0.000034184">
                <text:p>0.000034184</text:p>
              </table:table-cell>
              <table:table-cell office:value-type="float" office:value="0.000045255">
                <text:p>0.0000452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0147">
                <text:p>4.0147</text:p>
              </table:table-cell>
              <table:table-cell office:value-type="float" office:value="0.000022063">
                <text:p>0.000022063</text:p>
              </table:table-cell>
              <table:table-cell office:value-type="float" office:value="0.000029758">
                <text:p>0.0000297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1147">
                <text:p>4.1147</text:p>
              </table:table-cell>
              <table:table-cell office:value-type="float" office:value="0.000014087">
                <text:p>0.000014087</text:p>
              </table:table-cell>
              <table:table-cell office:value-type="float" office:value="0.000019383">
                <text:p>0.0000193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2147">
                <text:p>4.2147</text:p>
              </table:table-cell>
              <table:table-cell office:value-type="float" office:value="0.0000088967">
                <text:p>0.0000088967</text:p>
              </table:table-cell>
              <table:table-cell office:value-type="float" office:value="0.000012504">
                <text:p>0.0000125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3147">
                <text:p>4.3147</text:p>
              </table:table-cell>
              <table:table-cell office:value-type="float" office:value="0.0000055574">
                <text:p>0.0000055574</text:p>
              </table:table-cell>
              <table:table-cell office:value-type="float" office:value="0.0000079903">
                <text:p>0.00000799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4147">
                <text:p>4.4147</text:p>
              </table:table-cell>
              <table:table-cell office:value-type="float" office:value="0.0000034331">
                <text:p>0.0000034331</text:p>
              </table:table-cell>
              <table:table-cell office:value-type="float" office:value="0.0000050571">
                <text:p>0.00000505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5147">
                <text:p>4.5147</text:p>
              </table:table-cell>
              <table:table-cell office:value-type="float" office:value="0.0000020973">
                <text:p>0.0000020973</text:p>
              </table:table-cell>
              <table:table-cell office:value-type="float" office:value="0.00000317">
                <text:p>0.000003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6147">
                <text:p>4.6147</text:p>
              </table:table-cell>
              <table:table-cell office:value-type="float" office:value="0.0000012669">
                <text:p>0.0000012669</text:p>
              </table:table-cell>
              <table:table-cell office:value-type="float" office:value="0.0000019681">
                <text:p>0.00000196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7147">
                <text:p>4.7147</text:p>
              </table:table-cell>
              <table:table-cell office:value-type="float" office:value="0.00000075657">
                <text:p>0.00000075657</text:p>
              </table:table-cell>
              <table:table-cell office:value-type="float" office:value="0.0000012102">
                <text:p>0.00000121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8147">
                <text:p>4.8147</text:p>
              </table:table-cell>
              <table:table-cell office:value-type="float" office:value="0.00000044667">
                <text:p>0.00000044667</text:p>
              </table:table-cell>
              <table:table-cell office:value-type="float" office:value="0.00000073704">
                <text:p>0.000000737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9147">
                <text:p>4.9147</text:p>
              </table:table-cell>
              <table:table-cell office:value-type="float" office:value="0.00000026067">
                <text:p>0.00000026067</text:p>
              </table:table-cell>
              <table:table-cell office:value-type="float" office:value="0.00000044455">
                <text:p>0.000000444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0147">
                <text:p>5.0147</text:p>
              </table:table-cell>
              <table:table-cell office:value-type="float" office:value="0.00000015035">
                <text:p>0.00000015035</text:p>
              </table:table-cell>
              <table:table-cell office:value-type="float" office:value="0.00000026556">
                <text:p>0.000000265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1147">
                <text:p>5.1147</text:p>
              </table:table-cell>
              <table:table-cell office:value-type="float" office:value="0.000000085706">
                <text:p>0.000000085706</text:p>
              </table:table-cell>
              <table:table-cell office:value-type="float" office:value="0.0000001571">
                <text:p>0.00000015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2147">
                <text:p>5.2147</text:p>
              </table:table-cell>
              <table:table-cell office:value-type="float" office:value="0.000000048276">
                <text:p>0.000000048276</text:p>
              </table:table-cell>
              <table:table-cell office:value-type="float" office:value="0.000000092048">
                <text:p>0.0000000920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3147">
                <text:p>5.3147</text:p>
              </table:table-cell>
              <table:table-cell office:value-type="float" office:value="0.000000026867">
                <text:p>0.000000026867</text:p>
              </table:table-cell>
              <table:table-cell office:value-type="float" office:value="0.000000053411">
                <text:p>0.0000000534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4147">
                <text:p>5.4147</text:p>
              </table:table-cell>
              <table:table-cell office:value-type="float" office:value="0.000000014771">
                <text:p>0.000000014771</text:p>
              </table:table-cell>
              <table:table-cell office:value-type="float" office:value="0.000000030693">
                <text:p>0.0000000306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5147">
                <text:p>5.5147</text:p>
              </table:table-cell>
              <table:table-cell office:value-type="float" office:value="0.0000000080221">
                <text:p>0.0000000080221</text:p>
              </table:table-cell>
              <table:table-cell office:value-type="float" office:value="0.000000017467">
                <text:p>0.0000000174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6147">
                <text:p>5.6147</text:p>
              </table:table-cell>
              <table:table-cell office:value-type="float" office:value="0.0000000043029">
                <text:p>0.0000000043029</text:p>
              </table:table-cell>
              <table:table-cell office:value-type="float" office:value="0.0000000098441">
                <text:p>0.00000000984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7147">
                <text:p>5.7147</text:p>
              </table:table-cell>
              <table:table-cell office:value-type="float" office:value="0.0000000022792">
                <text:p>0.0000000022792</text:p>
              </table:table-cell>
              <table:table-cell office:value-type="float" office:value="0.0000000054943">
                <text:p>0.00000000549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8147">
                <text:p>5.8147</text:p>
              </table:table-cell>
              <table:table-cell office:value-type="float" office:value="0.000000001192">
                <text:p>0.000000001192</text:p>
              </table:table-cell>
              <table:table-cell office:value-type="float" office:value="0.0000000030368">
                <text:p>0.00000000303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9147">
                <text:p>5.9147</text:p>
              </table:table-cell>
              <table:table-cell office:value-type="float" office:value="0.0000000006155">
                <text:p>0.0000000006155</text:p>
              </table:table-cell>
              <table:table-cell office:value-type="float" office:value="0.0000000016622">
                <text:p>0.00000000166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0147">
                <text:p>6.0147</text:p>
              </table:table-cell>
              <table:table-cell office:value-type="float" office:value="0.00000000031371">
                <text:p>0.00000000031371</text:p>
              </table:table-cell>
              <table:table-cell office:value-type="float" office:value="0.000000000901">
                <text:p>0.0000000009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1147">
                <text:p>6.1147</text:p>
              </table:table-cell>
              <table:table-cell office:value-type="float" office:value="0.00000000015781">
                <text:p>0.00000000015781</text:p>
              </table:table-cell>
              <table:table-cell office:value-type="float" office:value="0.00000000048364">
                <text:p>0.000000000483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2147">
                <text:p>6.2147</text:p>
              </table:table-cell>
              <table:table-cell office:value-type="float" office:value="0.000000000078333">
                <text:p>0.000000000078333</text:p>
              </table:table-cell>
              <table:table-cell office:value-type="float" office:value="0.00000000025708">
                <text:p>0.000000000257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3147">
                <text:p>6.3147</text:p>
              </table:table-cell>
              <table:table-cell office:value-type="float" office:value="0.000000000038364">
                <text:p>0.000000000038364</text:p>
              </table:table-cell>
              <table:table-cell office:value-type="float" office:value="0.00000000013533">
                <text:p>0.000000000135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4147">
                <text:p>6.4147</text:p>
              </table:table-cell>
              <table:table-cell office:value-type="float" office:value="0.000000000018535">
                <text:p>0.000000000018535</text:p>
              </table:table-cell>
              <table:table-cell office:value-type="float" office:value="0.000000000070542">
                <text:p>0.0000000000705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5147">
                <text:p>6.5147</text:p>
              </table:table-cell>
              <table:table-cell office:value-type="float" office:value="0.000000000008832">
                <text:p>0.000000000008832</text:p>
              </table:table-cell>
              <table:table-cell office:value-type="float" office:value="0.000000000036413">
                <text:p>0.0000000000364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6147">
                <text:p>6.6147</text:p>
              </table:table-cell>
              <table:table-cell office:value-type="float" office:value="0.0000000000041501">
                <text:p>0.0000000000041501</text:p>
              </table:table-cell>
              <table:table-cell office:value-type="float" office:value="0.000000000018613">
                <text:p>0.0000000000186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7147">
                <text:p>6.7147</text:p>
              </table:table-cell>
              <table:table-cell office:value-type="float" office:value="0.0000000000019227">
                <text:p>0.0000000000019227</text:p>
              </table:table-cell>
              <table:table-cell office:value-type="float" office:value="0.0000000000094215">
                <text:p>0.00000000000942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8147">
                <text:p>6.8147</text:p>
              </table:table-cell>
              <table:table-cell office:value-type="float" office:value="0.00000000000087802">
                <text:p>0.00000000000087802</text:p>
              </table:table-cell>
              <table:table-cell office:value-type="float" office:value="0.0000000000047224">
                <text:p>0.00000000000472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9147">
                <text:p>6.9147</text:p>
              </table:table-cell>
              <table:table-cell office:value-type="float" office:value="0.00000000000039517">
                <text:p>0.00000000000039517</text:p>
              </table:table-cell>
              <table:table-cell office:value-type="float" office:value="0.000000000002344">
                <text:p>0.0000000000023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0147">
                <text:p>7.0147</text:p>
              </table:table-cell>
              <table:table-cell office:value-type="float" office:value="0.00000000000017524">
                <text:p>0.00000000000017524</text:p>
              </table:table-cell>
              <table:table-cell office:value-type="float" office:value="0.0000000000011521">
                <text:p>0.00000000000115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1147">
                <text:p>7.1147</text:p>
              </table:table-cell>
              <table:table-cell office:value-type="float" office:value="0.000000000000076555">
                <text:p>0.000000000000076555</text:p>
              </table:table-cell>
              <table:table-cell office:value-type="float" office:value="0.00000000000056071">
                <text:p>0.000000000000560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2147">
                <text:p>7.2147</text:p>
              </table:table-cell>
              <table:table-cell office:value-type="float" office:value="0.000000000000032938">
                <text:p>0.000000000000032938</text:p>
              </table:table-cell>
              <table:table-cell office:value-type="float" office:value="0.00000000000027023">
                <text:p>0.000000000000270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3147">
                <text:p>7.3147</text:p>
              </table:table-cell>
              <table:table-cell office:value-type="float" office:value="0.000000000000013954">
                <text:p>0.000000000000013954</text:p>
              </table:table-cell>
              <table:table-cell office:value-type="float" office:value="0.00000000000012896">
                <text:p>0.000000000000128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4147">
                <text:p>7.4147</text:p>
              </table:table-cell>
              <table:table-cell office:value-type="float" office:value="5.8192E-015">
                <text:p>5.8192E-015</text:p>
              </table:table-cell>
              <table:table-cell office:value-type="float" office:value="0.000000000000060942">
                <text:p>0.0000000000000609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5147">
                <text:p>7.5147</text:p>
              </table:table-cell>
              <table:table-cell office:value-type="float" office:value="2.3883E-015">
                <text:p>2.3883E-015</text:p>
              </table:table-cell>
              <table:table-cell office:value-type="float" office:value="0.000000000000028517">
                <text:p>0.0000000000000285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6147">
                <text:p>7.6147</text:p>
              </table:table-cell>
              <table:table-cell office:value-type="float" office:value="9.644E-016">
                <text:p>9.644E-016</text:p>
              </table:table-cell>
              <table:table-cell office:value-type="float" office:value="0.000000000000013213">
                <text:p>0.0000000000000132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7147">
                <text:p>7.7147</text:p>
              </table:table-cell>
              <table:table-cell office:value-type="float" office:value="3.8304E-016">
                <text:p>3.8304E-016</text:p>
              </table:table-cell>
              <table:table-cell office:value-type="float" office:value="6.0625E-015">
                <text:p>6.0625E-0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8147">
                <text:p>7.8147</text:p>
              </table:table-cell>
              <table:table-cell office:value-type="float" office:value="1.4959E-016">
                <text:p>1.4959E-016</text:p>
              </table:table-cell>
              <table:table-cell office:value-type="float" office:value="2.7543E-015">
                <text:p>2.7543E-0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9147">
                <text:p>7.9147</text:p>
              </table:table-cell>
              <table:table-cell office:value-type="float" office:value="5.7426E-017">
                <text:p>5.7426E-017</text:p>
              </table:table-cell>
              <table:table-cell office:value-type="float" office:value="1.2391E-015">
                <text:p>1.2391E-0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0147">
                <text:p>8.0147</text:p>
              </table:table-cell>
              <table:table-cell office:value-type="float" office:value="2.1659E-017">
                <text:p>2.1659E-017</text:p>
              </table:table-cell>
              <table:table-cell office:value-type="float" office:value="5.5195E-016">
                <text:p>5.5195E-0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1147">
                <text:p>8.1147</text:p>
              </table:table-cell>
              <table:table-cell office:value-type="float" office:value="8.0142E-018">
                <text:p>8.0142E-018</text:p>
              </table:table-cell>
              <table:table-cell office:value-type="float" office:value="2.4346E-016">
                <text:p>2.4346E-0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2147">
                <text:p>8.2147</text:p>
              </table:table-cell>
              <table:table-cell office:value-type="float" office:value="2.8791E-018">
                <text:p>2.8791E-018</text:p>
              </table:table-cell>
              <table:table-cell office:value-type="float" office:value="1.0633E-016">
                <text:p>1.0633E-0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3147">
                <text:p>8.3147</text:p>
              </table:table-cell>
              <table:table-cell office:value-type="float" office:value="9.1781E-019">
                <text:p>9.1781E-019</text:p>
              </table:table-cell>
              <table:table-cell office:value-type="float" office:value="4.5985E-017">
                <text:p>4.5985E-0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147">
                <text:p>8.4147</text:p>
              </table:table-cell>
              <table:table-cell office:value-type="float" office:value="0">
                <text:p>0</text:p>
              </table:table-cell>
              <table:table-cell office:value-type="float" office:value="1.9692E-017">
                <text:p>1.9692E-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25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order="0.035cm solid #000000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order="0.002cm solid #000000"/>
    </style:style>
    <style:style style:name="ce3" style:family="table-cell" style:parent-style-name="Default" style:data-style-name="N140">
      <style:table-cell-properties fo:border="0.035cm solid #000000"/>
      <style:text-properties fo:font-weight="bold" style:font-weight-asian="bold" style:font-weight-complex="bold"/>
    </style:style>
    <style:style style:name="ce4" style:family="table-cell" style:parent-style-name="Default" style:data-style-name="N140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t 1" table:style-name="ta1" table:print="false">
        <table:table-column table:style-name="co1" table:number-columns-repeated="6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row table:style-name="ro1" table:number-rows-repeated="3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ce1" office:value-type="string">
            <text:p>krok h</text:p>
          </table:table-cell>
          <table:table-cell table:style-name="ce3" office:value-type="string">
            <text:p>log10(r.num)</text:p>
          </table:table-cell>
          <table:table-cell table:style-name="ce3" office:value-type="string">
            <text:p>log10(r.analityczne)</text:p>
          </table:table-cell>
        </table:table-row>
        <table:table-row table:style-name="ro1">
          <table:table-cell table:number-columns-repeated="6"/>
          <table:table-cell office:value-type="float" office:value="-8.4853">
            <text:p>-8,49</text:p>
          </table:table-cell>
          <table:table-cell table:number-columns-repeated="2" office:value-type="float" office:value="1">
            <text:p>1,000000000</text:p>
          </table:table-cell>
        </table:table-row>
        <table:table-row table:style-name="ro1">
          <table:table-cell table:number-columns-repeated="6"/>
          <table:table-cell office:value-type="float" office:value="-7.5853">
            <text:p>-7,59</text:p>
          </table:table-cell>
          <table:table-cell table:number-columns-repeated="2" office:value-type="float" office:value="1">
            <text:p>1,000000000</text:p>
          </table:table-cell>
        </table:table-row>
        <table:table-row table:style-name="ro1">
          <table:table-cell table:number-columns-repeated="6"/>
          <table:table-cell office:value-type="float" office:value="-6.5853">
            <text:p>-6,59</text:p>
          </table:table-cell>
          <table:table-cell table:number-columns-repeated="2" office:value-type="float" office:value="1">
            <text:p>1,000000000</text:p>
          </table:table-cell>
        </table:table-row>
        <table:table-row table:style-name="ro1">
          <table:table-cell table:number-columns-repeated="6"/>
          <table:table-cell office:value-type="float" office:value="-5.5853">
            <text:p>-5,59</text:p>
          </table:table-cell>
          <table:table-cell table:number-columns-repeated="2" office:value-type="float" office:value="0.99996">
            <text:p>0,999960000</text:p>
          </table:table-cell>
        </table:table-row>
        <table:table-row table:style-name="ro1">
          <table:table-cell table:number-columns-repeated="6"/>
          <table:table-cell office:value-type="float" office:value="-4.5853">
            <text:p>-4,59</text:p>
          </table:table-cell>
          <table:table-cell office:value-type="float" office:value="0.99937">
            <text:p>0,999370000</text:p>
          </table:table-cell>
          <table:table-cell office:value-type="float" office:value="0.99941">
            <text:p>0,999410000</text:p>
          </table:table-cell>
        </table:table-row>
        <table:table-row table:style-name="ro1">
          <table:table-cell table:number-columns-repeated="6"/>
          <table:table-cell office:value-type="float" office:value="-3.5853">
            <text:p>-3,59</text:p>
          </table:table-cell>
          <table:table-cell office:value-type="float" office:value="0.99402">
            <text:p>0,994020000</text:p>
          </table:table-cell>
          <table:table-cell office:value-type="float" office:value="0.99438">
            <text:p>0,994380000</text:p>
          </table:table-cell>
        </table:table-row>
        <table:table-row table:style-name="ro1">
          <table:table-cell table:number-columns-repeated="6"/>
          <table:table-cell office:value-type="float" office:value="-2.5853">
            <text:p>-2,59</text:p>
          </table:table-cell>
          <table:table-cell office:value-type="float" office:value="0.96436">
            <text:p>0,964360000</text:p>
          </table:table-cell>
          <table:table-cell office:value-type="float" office:value="0.96623">
            <text:p>0,966230000</text:p>
          </table:table-cell>
        </table:table-row>
        <table:table-row table:style-name="ro1">
          <table:table-cell table:number-columns-repeated="6"/>
          <table:table-cell office:value-type="float" office:value="-1.5853">
            <text:p>-1,59</text:p>
          </table:table-cell>
          <table:table-cell office:value-type="float" office:value="0.86339">
            <text:p>0,863390000</text:p>
          </table:table-cell>
          <table:table-cell office:value-type="float" office:value="0.86885">
            <text:p>0,868850000</text:p>
          </table:table-cell>
        </table:table-row>
        <table:table-row table:style-name="ro1">
          <table:table-cell table:number-columns-repeated="6"/>
          <table:table-cell office:value-type="float" office:value="-0.5853">
            <text:p>-0,59</text:p>
          </table:table-cell>
          <table:table-cell office:value-type="float" office:value="0.65124">
            <text:p>0,651240000</text:p>
          </table:table-cell>
          <table:table-cell office:value-type="float" office:value="0.66051">
            <text:p>0,660510000</text:p>
          </table:table-cell>
        </table:table-row>
        <table:table-row table:style-name="ro1">
          <table:table-cell table:number-columns-repeated="6"/>
          <table:table-cell office:value-type="float" office:value="0.4147">
            <text:p>0,41</text:p>
          </table:table-cell>
          <table:table-cell office:value-type="float" office:value="0.37524">
            <text:p>0,375240000</text:p>
          </table:table-cell>
          <table:table-cell office:value-type="float" office:value="0.38467">
            <text:p>0,384670000</text:p>
          </table:table-cell>
        </table:table-row>
        <table:table-row table:style-name="ro1">
          <table:table-cell table:number-columns-repeated="6"/>
          <table:table-cell office:value-type="float" office:value="1.4147">
            <text:p>1,41</text:p>
          </table:table-cell>
          <table:table-cell office:value-type="float" office:value="0.1527">
            <text:p>0,152700000</text:p>
          </table:table-cell>
          <table:table-cell office:value-type="float" office:value="0.15857">
            <text:p>0,158570000</text:p>
          </table:table-cell>
        </table:table-row>
        <table:table-row table:style-name="ro1">
          <table:table-cell table:number-columns-repeated="6"/>
          <table:table-cell office:value-type="float" office:value="2.4147">
            <text:p>2,41</text:p>
          </table:table-cell>
          <table:table-cell office:value-type="float" office:value="0.041568">
            <text:p>0,041568000</text:p>
          </table:table-cell>
          <table:table-cell office:value-type="float" office:value="0.043868">
            <text:p>0,043868000</text:p>
          </table:table-cell>
        </table:table-row>
        <table:table-row table:style-name="ro1">
          <table:table-cell table:number-columns-repeated="6"/>
          <table:table-cell office:value-type="float" office:value="3.4147">
            <text:p>3,41</text:p>
          </table:table-cell>
          <table:table-cell office:value-type="float" office:value="0.0073002">
            <text:p>0,007300200</text:p>
          </table:table-cell>
          <table:table-cell office:value-type="float" office:value="0.0078769">
            <text:p>0,007876900</text:p>
          </table:table-cell>
        </table:table-row>
        <table:table-row table:style-name="ro1">
          <table:table-cell table:number-columns-repeated="6"/>
          <table:table-cell office:value-type="float" office:value="4.4147">
            <text:p>4,41</text:p>
          </table:table-cell>
          <table:table-cell office:value-type="float" office:value="0.00080608">
            <text:p>0,000806080</text:p>
          </table:table-cell>
          <table:table-cell office:value-type="float" office:value="0.00089912">
            <text:p>0,000899120</text:p>
          </table:table-cell>
        </table:table-row>
        <table:table-row table:style-name="ro1">
          <table:table-cell table:number-columns-repeated="6"/>
          <table:table-cell office:value-type="float" office:value="5.4147">
            <text:p>5,41</text:p>
          </table:table-cell>
          <table:table-cell office:value-type="float" office:value="0.00005484">
            <text:p>0,000054840</text:p>
          </table:table-cell>
          <table:table-cell office:value-type="float" office:value="0.000064389">
            <text:p>0,000064389</text:p>
          </table:table-cell>
        </table:table-row>
        <table:table-row table:style-name="ro1">
          <table:table-cell table:number-columns-repeated="6"/>
          <table:table-cell office:value-type="float" office:value="6.4147">
            <text:p>6,41</text:p>
          </table:table-cell>
          <table:table-cell office:value-type="float" office:value="0.0000022579">
            <text:p>0,000002258</text:p>
          </table:table-cell>
          <table:table-cell office:value-type="float" office:value="0.000002868">
            <text:p>0,000002868</text:p>
          </table:table-cell>
        </table:table-row>
        <table:table-row table:style-name="ro1">
          <table:table-cell table:number-columns-repeated="6"/>
          <table:table-cell office:value-type="float" office:value="7.4147">
            <text:p>7,41</text:p>
          </table:table-cell>
          <table:table-cell office:value-type="float" office:value="0.000000055275">
            <text:p>0,000000055</text:p>
          </table:table-cell>
          <table:table-cell office:value-type="float" office:value="0.000000078994">
            <text:p>0,000000079</text:p>
          </table:table-cell>
        </table:table-row>
        <table:table-row table:style-name="ro1">
          <table:table-cell table:number-columns-repeated="6"/>
          <table:table-cell office:value-type="float" office:value="8.4147">
            <text:p>8,41</text:p>
          </table:table-cell>
          <table:table-cell office:value-type="float" office:value="0">
            <text:p>0,000000000</text:p>
          </table:table-cell>
          <table:table-cell office:value-type="float" office:value="0.0000000013399">
            <text:p>0,000000001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8" number:min-integer-digits="1"/>
    </number:number-style>
    <number:number-style style:name="N140">
      <number:number number:decimal-places="9" number:min-integer-digits="1"/>
    </number:number-style>
    <number:number-style style:name="N141">
      <number:number number:decimal-places="6" number:min-integer-digits="1"/>
    </number:number-style>
    <number:number-style style:name="N142">
      <number:number number:decimal-places="10" number:min-integer-digits="1"/>
    </number:number-style>
    <number:number-style style:name="N144P0" style:volatile="true">
      <number:text>Tak</number:text>
    </number:number-style>
    <number:number-style style:name="N144P1" style:volatile="true">
      <number:text>Tak</number:text>
    </number:number-style>
    <number:number-style style:name="N144">
      <number:text>Ni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Prawda</number:text>
    </number:number-style>
    <number:number-style style:name="N146P1" style:volatile="true">
      <number:text>Prawda</number:text>
    </number:number-style>
    <number:number-style style:name="N146">
      <number:text>Fałsz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Włączone</number:text>
    </number:number-style>
    <number:number-style style:name="N148P1" style:volatile="true">
      <number:text>Włączone</number:text>
    </number:number-style>
    <number:number-style style:name="N148">
      <number:text>Wyłączone</number:text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0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3">23.02.2010</text:date>, <text:time>06:35:1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60">
      <number:scientific-number number:decimal-places="2" number:min-integer-digits="1" number:min-exponent-digits="3"/>
    </number:number-style>
    <number:number-style style:name="N108">
      <number:number number:decimal-places="6" number:min-integer-digits="1"/>
    </number:number-style>
    <style:style style:name="ch1" style:family="chart">
      <style:graphic-properties draw:stroke="solid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Arial" fo:font-size="15.75pt" fo:font-style="normal" fo:text-shadow="none" style:text-underline-style="none" fo:font-weight="bold" style:font-size-asian="15.75pt" style:font-style-asian="normal" style:font-weight-asian="bold" style:font-family-complex="Arial" style:font-size-complex="15.75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Arial" fo:font-size="12pt" fo:font-style="normal" fo:text-shadow="none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ch4" style:family="chart">
      <style:chart-properties chart:interpolation="cubic-spline" chart:symbol-type="automatic" chart:connect-bars="false" chart:auto-position="true" chart:auto-size="true" chart:treat-empty-cells="ignore" chart:spline-order="3" chart:sort-by-x-values="false"/>
    </style:style>
    <style:style style:name="ch5" style:family="chart" style:data-style-name="N108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link-data-style-to-source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Arial" fo:font-size="12pt" fo:font-style="normal" fo:text-shadow="none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ch6" style:family="chart">
      <style:chart-properties chart:auto-position="true" style:rotation-angle="0" style:direction="ltr"/>
      <style:text-properties fo:color="#000000" style:text-outline="false" style:text-line-through-style="none" fo:font-family="Arial" fo:font-size="12pt" fo:font-style="normal" fo:text-shadow="none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ch7" style:family="chart" style:data-style-name="N60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link-data-style-to-source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Arial" fo:font-size="12pt" fo:font-style="normal" fo:text-shadow="none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ch8" style:family="chart">
      <style:graphic-properties draw:stroke="solid" svg:stroke-width="0cm" svg:stroke-opacity="100%"/>
    </style:style>
    <style:style style:name="ch9" style:family="chart">
      <style:chart-properties chart:symbol-type="automatic" chart:symbol-width="0.176cm" chart:symbol-height="0.176cm"/>
      <style:graphic-properties draw:stroke="none" svg:stroke-width="0.07cm" svg:stroke-color="#00ae00" svg:stroke-opacity="100%" draw:fill-color="#00ae00" draw:opacity="100%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7cm" svg:stroke-color="#dc2300" svg:stroke-opacity="100%" draw:fill-color="#dc2300" draw:opacity="100%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000000" svg:stroke-opacity="100%" draw:fill="solid" draw:fill-color="#ffffff" draw:opacity="100%" draw:opacity-name=""/>
    </style:style>
    <style:style style:name="ch12" style:family="chart">
      <style:graphic-properties draw:fill-color="#d9d9d9"/>
    </style:style>
  </office:automatic-styles>
  <office:body>
    <office:chart>
      <chart:chart svg:width="20.039cm" svg:height="11.775cm" chart:class="chart:scatter" chart:style-name="ch1">
        <chart:title svg:x="9.212cm" svg:y="0.236cm" chart:style-name="ch2">
          <text:p>t = 1,5</text:p>
        </chart:title>
        <chart:legend chart:legend-position="end" svg:x="14.961cm" svg:y="5.185cm" chart:style-name="ch3"/>
        <chart:plot-area chart:style-name="ch4" chart:data-source-has-labels="both" svg:x="0.4cm" svg:y="1.106cm" svg:width="14.162cm" svg:height="10.165cm">
          <chart:axis chart:dimension="x" chart:name="primary-x" chart:style-name="ch5">
            <chart:title svg:x="7.362cm" svg:y="10.802cm" chart:style-name="ch6">
              <text:p>=</text:p>
            </chart:title>
            <chart:categories table:cell-range-address="local-table.$A$2:.$A$17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C$2:.$C$172" chart:label-cell-address="local-table.$C$1" chart:class="chart:scatter">
            <chart:domain table:cell-range-address="local-table.$B$2:.$B$172"/>
            <chart:data-point chart:repeated="171"/>
          </chart:series>
          <chart:series chart:style-name="ch10" chart:values-cell-range-address="local-table.$D$2:.$D$172" chart:label-cell-address="local-table.$D$1" chart:class="chart:scatter">
            <chart:data-point chart:repeated="1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og10(r.numeryczne)</text:p>
              </table:table-cell>
              <table:table-cell office:value-type="string">
                <text:p>log10(r.analityczne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.4853">
                <text:p>-8.4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.3853">
                <text:p>-8.3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2853">
                <text:p>-8.2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1853">
                <text:p>-8.1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0853">
                <text:p>-8.0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9853">
                <text:p>-7.9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.8853">
                <text:p>-7.8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.7853">
                <text:p>-7.7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6853">
                <text:p>-7.6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5853">
                <text:p>-7.5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4853">
                <text:p>-7.4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3853">
                <text:p>-7.3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.2853">
                <text:p>-7.2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.1853">
                <text:p>-7.1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.0853">
                <text:p>-7.0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9853">
                <text:p>-6.9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8853">
                <text:p>-6.8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.7853">
                <text:p>-6.7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.6853">
                <text:p>-6.6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.5853">
                <text:p>-6.5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.4853">
                <text:p>-6.4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.3853">
                <text:p>-6.3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.2853">
                <text:p>-6.2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.1853">
                <text:p>-6.1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.0853">
                <text:p>-6.0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.9853">
                <text:p>-5.9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.8853">
                <text:p>-5.8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.7853">
                <text:p>-5.7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.6853">
                <text:p>-5.6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.5853">
                <text:p>-5.5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.4853">
                <text:p>-5.4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5.3853">
                <text:p>-5.3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.2853">
                <text:p>-5.2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.1853">
                <text:p>-5.1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.0853">
                <text:p>-5.0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.9853">
                <text:p>-4.9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.8853">
                <text:p>-4.8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.7853">
                <text:p>-4.7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.6853">
                <text:p>-4.6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.5853">
                <text:p>-4.5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.4853">
                <text:p>-4.48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.3853">
                <text:p>-4.3853</text:p>
              </table:table-cell>
              <table:table-cell office:value-type="float" office:value="0.99999">
                <text:p>0.99999</text:p>
              </table:table-cell>
              <table:table-cell office:value-type="float" office:value="0.99999">
                <text:p>0.99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.2853">
                <text:p>-4.2853</text:p>
              </table:table-cell>
              <table:table-cell office:value-type="float" office:value="0.99999">
                <text:p>0.99999</text:p>
              </table:table-cell>
              <table:table-cell office:value-type="float" office:value="0.99999">
                <text:p>0.99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1853">
                <text:p>-4.1853</text:p>
              </table:table-cell>
              <table:table-cell office:value-type="float" office:value="0.99999">
                <text:p>0.99999</text:p>
              </table:table-cell>
              <table:table-cell office:value-type="float" office:value="0.99999">
                <text:p>0.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.0853">
                <text:p>-4.0853</text:p>
              </table:table-cell>
              <table:table-cell office:value-type="float" office:value="0.99998">
                <text:p>0.99998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9853">
                <text:p>-3.9853</text:p>
              </table:table-cell>
              <table:table-cell office:value-type="float" office:value="0.99997">
                <text:p>0.99997</text:p>
              </table:table-cell>
              <table:table-cell office:value-type="float" office:value="0.99997">
                <text:p>0.999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8853">
                <text:p>-3.8853</text:p>
              </table:table-cell>
              <table:table-cell office:value-type="float" office:value="0.99995">
                <text:p>0.99995</text:p>
              </table:table-cell>
              <table:table-cell office:value-type="float" office:value="0.99995">
                <text:p>0.999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7853">
                <text:p>-3.7853</text:p>
              </table:table-cell>
              <table:table-cell office:value-type="float" office:value="0.99992">
                <text:p>0.99992</text:p>
              </table:table-cell>
              <table:table-cell office:value-type="float" office:value="0.99992">
                <text:p>0.999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6853">
                <text:p>-3.6853</text:p>
              </table:table-cell>
              <table:table-cell office:value-type="float" office:value="0.99988">
                <text:p>0.99988</text:p>
              </table:table-cell>
              <table:table-cell office:value-type="float" office:value="0.99989">
                <text:p>0.999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5853">
                <text:p>-3.5853</text:p>
              </table:table-cell>
              <table:table-cell office:value-type="float" office:value="0.99982">
                <text:p>0.99982</text:p>
              </table:table-cell>
              <table:table-cell office:value-type="float" office:value="0.99983">
                <text:p>0.999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4853">
                <text:p>-3.4853</text:p>
              </table:table-cell>
              <table:table-cell office:value-type="float" office:value="0.99974">
                <text:p>0.99974</text:p>
              </table:table-cell>
              <table:table-cell office:value-type="float" office:value="0.99975">
                <text:p>0.999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.3853">
                <text:p>-3.3853</text:p>
              </table:table-cell>
              <table:table-cell office:value-type="float" office:value="0.99962">
                <text:p>0.99962</text:p>
              </table:table-cell>
              <table:table-cell office:value-type="float" office:value="0.99964">
                <text:p>0.999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2853">
                <text:p>-3.2853</text:p>
              </table:table-cell>
              <table:table-cell office:value-type="float" office:value="0.99945">
                <text:p>0.99945</text:p>
              </table:table-cell>
              <table:table-cell office:value-type="float" office:value="0.99949">
                <text:p>0.999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.1853">
                <text:p>-3.1853</text:p>
              </table:table-cell>
              <table:table-cell office:value-type="float" office:value="0.99922">
                <text:p>0.99922</text:p>
              </table:table-cell>
              <table:table-cell office:value-type="float" office:value="0.99928">
                <text:p>0.999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.0853">
                <text:p>-3.0853</text:p>
              </table:table-cell>
              <table:table-cell office:value-type="float" office:value="0.9989">
                <text:p>0.9989</text:p>
              </table:table-cell>
              <table:table-cell office:value-type="float" office:value="0.99898">
                <text:p>0.998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.9853">
                <text:p>-2.9853</text:p>
              </table:table-cell>
              <table:table-cell office:value-type="float" office:value="0.99847">
                <text:p>0.99847</text:p>
              </table:table-cell>
              <table:table-cell office:value-type="float" office:value="0.99858">
                <text:p>0.998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8853">
                <text:p>-2.8853</text:p>
              </table:table-cell>
              <table:table-cell office:value-type="float" office:value="0.99788">
                <text:p>0.99788</text:p>
              </table:table-cell>
              <table:table-cell office:value-type="float" office:value="0.99804">
                <text:p>0.998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7853">
                <text:p>-2.7853</text:p>
              </table:table-cell>
              <table:table-cell office:value-type="float" office:value="0.9971">
                <text:p>0.9971</text:p>
              </table:table-cell>
              <table:table-cell office:value-type="float" office:value="0.99733">
                <text:p>0.997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6853">
                <text:p>-2.6853</text:p>
              </table:table-cell>
              <table:table-cell office:value-type="float" office:value="0.99606">
                <text:p>0.99606</text:p>
              </table:table-cell>
              <table:table-cell office:value-type="float" office:value="0.99638">
                <text:p>0.996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.5853">
                <text:p>-2.5853</text:p>
              </table:table-cell>
              <table:table-cell office:value-type="float" office:value="0.99471">
                <text:p>0.99471</text:p>
              </table:table-cell>
              <table:table-cell office:value-type="float" office:value="0.99514">
                <text:p>0.995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.4853">
                <text:p>-2.4853</text:p>
              </table:table-cell>
              <table:table-cell office:value-type="float" office:value="0.99296">
                <text:p>0.99296</text:p>
              </table:table-cell>
              <table:table-cell office:value-type="float" office:value="0.99353">
                <text:p>0.993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.3853">
                <text:p>-2.3853</text:p>
              </table:table-cell>
              <table:table-cell office:value-type="float" office:value="0.99073">
                <text:p>0.99073</text:p>
              </table:table-cell>
              <table:table-cell office:value-type="float" office:value="0.99147">
                <text:p>0.991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.2853">
                <text:p>-2.2853</text:p>
              </table:table-cell>
              <table:table-cell office:value-type="float" office:value="0.98789">
                <text:p>0.98789</text:p>
              </table:table-cell>
              <table:table-cell office:value-type="float" office:value="0.98885">
                <text:p>0.988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.1853">
                <text:p>-2.1853</text:p>
              </table:table-cell>
              <table:table-cell office:value-type="float" office:value="0.98434">
                <text:p>0.98434</text:p>
              </table:table-cell>
              <table:table-cell office:value-type="float" office:value="0.98557">
                <text:p>0.985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.0853">
                <text:p>-2.0853</text:p>
              </table:table-cell>
              <table:table-cell office:value-type="float" office:value="0.97993">
                <text:p>0.97993</text:p>
              </table:table-cell>
              <table:table-cell office:value-type="float" office:value="0.98148">
                <text:p>0.981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9853">
                <text:p>-1.9853</text:p>
              </table:table-cell>
              <table:table-cell office:value-type="float" office:value="0.97452">
                <text:p>0.97452</text:p>
              </table:table-cell>
              <table:table-cell office:value-type="float" office:value="0.97644">
                <text:p>0.976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8853">
                <text:p>-1.8853</text:p>
              </table:table-cell>
              <table:table-cell office:value-type="float" office:value="0.96793">
                <text:p>0.96793</text:p>
              </table:table-cell>
              <table:table-cell office:value-type="float" office:value="0.9703">
                <text:p>0.97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7853">
                <text:p>-1.7853</text:p>
              </table:table-cell>
              <table:table-cell office:value-type="float" office:value="0.96001">
                <text:p>0.96001</text:p>
              </table:table-cell>
              <table:table-cell office:value-type="float" office:value="0.96289">
                <text:p>0.962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6853">
                <text:p>-1.6853</text:p>
              </table:table-cell>
              <table:table-cell office:value-type="float" office:value="0.95057">
                <text:p>0.95057</text:p>
              </table:table-cell>
              <table:table-cell office:value-type="float" office:value="0.95403">
                <text:p>0.954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5853">
                <text:p>-1.5853</text:p>
              </table:table-cell>
              <table:table-cell office:value-type="float" office:value="0.93944">
                <text:p>0.93944</text:p>
              </table:table-cell>
              <table:table-cell office:value-type="float" office:value="0.94355">
                <text:p>0.943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4853">
                <text:p>-1.4853</text:p>
              </table:table-cell>
              <table:table-cell office:value-type="float" office:value="0.92645">
                <text:p>0.92645</text:p>
              </table:table-cell>
              <table:table-cell office:value-type="float" office:value="0.93127">
                <text:p>0.931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3853">
                <text:p>-1.3853</text:p>
              </table:table-cell>
              <table:table-cell office:value-type="float" office:value="0.91143">
                <text:p>0.91143</text:p>
              </table:table-cell>
              <table:table-cell office:value-type="float" office:value="0.91702">
                <text:p>0.917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2853">
                <text:p>-1.2853</text:p>
              </table:table-cell>
              <table:table-cell office:value-type="float" office:value="0.89425">
                <text:p>0.89425</text:p>
              </table:table-cell>
              <table:table-cell office:value-type="float" office:value="0.90065">
                <text:p>0.900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1853">
                <text:p>-1.1853</text:p>
              </table:table-cell>
              <table:table-cell office:value-type="float" office:value="0.87479">
                <text:p>0.87479</text:p>
              </table:table-cell>
              <table:table-cell office:value-type="float" office:value="0.88205">
                <text:p>0.882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0853">
                <text:p>-1.0853</text:p>
              </table:table-cell>
              <table:table-cell office:value-type="float" office:value="0.85297">
                <text:p>0.85297</text:p>
              </table:table-cell>
              <table:table-cell office:value-type="float" office:value="0.8611">
                <text:p>0.86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9853">
                <text:p>-0.9853</text:p>
              </table:table-cell>
              <table:table-cell office:value-type="float" office:value="0.82875">
                <text:p>0.82875</text:p>
              </table:table-cell>
              <table:table-cell office:value-type="float" office:value="0.83776">
                <text:p>0.837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8853">
                <text:p>-0.8853</text:p>
              </table:table-cell>
              <table:table-cell office:value-type="float" office:value="0.80212">
                <text:p>0.80212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7853">
                <text:p>-0.7853</text:p>
              </table:table-cell>
              <table:table-cell office:value-type="float" office:value="0.77314">
                <text:p>0.77314</text:p>
              </table:table-cell>
              <table:table-cell office:value-type="float" office:value="0.78386">
                <text:p>0.783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6853">
                <text:p>-0.6853</text:p>
              </table:table-cell>
              <table:table-cell office:value-type="float" office:value="0.74192">
                <text:p>0.74192</text:p>
              </table:table-cell>
              <table:table-cell office:value-type="float" office:value="0.75342">
                <text:p>0.753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5853">
                <text:p>-0.5853</text:p>
              </table:table-cell>
              <table:table-cell office:value-type="float" office:value="0.70862">
                <text:p>0.70862</text:p>
              </table:table-cell>
              <table:table-cell office:value-type="float" office:value="0.72082">
                <text:p>0.720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4853">
                <text:p>-0.4853</text:p>
              </table:table-cell>
              <table:table-cell office:value-type="float" office:value="0.67345">
                <text:p>0.67345</text:p>
              </table:table-cell>
              <table:table-cell office:value-type="float" office:value="0.68626">
                <text:p>0.686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3853">
                <text:p>-0.3853</text:p>
              </table:table-cell>
              <table:table-cell office:value-type="float" office:value="0.63666">
                <text:p>0.63666</text:p>
              </table:table-cell>
              <table:table-cell office:value-type="float" office:value="0.64999">
                <text:p>0.64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2853">
                <text:p>-0.2853</text:p>
              </table:table-cell>
              <table:table-cell office:value-type="float" office:value="0.59858">
                <text:p>0.59858</text:p>
              </table:table-cell>
              <table:table-cell office:value-type="float" office:value="0.61229">
                <text:p>0.612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853">
                <text:p>-0.1853</text:p>
              </table:table-cell>
              <table:table-cell office:value-type="float" office:value="0.55954">
                <text:p>0.55954</text:p>
              </table:table-cell>
              <table:table-cell office:value-type="float" office:value="0.5735">
                <text:p>0.57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853">
                <text:p>-0.0853</text:p>
              </table:table-cell>
              <table:table-cell office:value-type="float" office:value="0.51991">
                <text:p>0.51991</text:p>
              </table:table-cell>
              <table:table-cell office:value-type="float" office:value="0.53398">
                <text:p>0.533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47">
                <text:p>0.0147</text:p>
              </table:table-cell>
              <table:table-cell office:value-type="float" office:value="0.48009">
                <text:p>0.48009</text:p>
              </table:table-cell>
              <table:table-cell office:value-type="float" office:value="0.49413">
                <text:p>0.494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47">
                <text:p>0.1147</text:p>
              </table:table-cell>
              <table:table-cell office:value-type="float" office:value="0.44046">
                <text:p>0.44046</text:p>
              </table:table-cell>
              <table:table-cell office:value-type="float" office:value="0.45433">
                <text:p>0.454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147">
                <text:p>0.2147</text:p>
              </table:table-cell>
              <table:table-cell office:value-type="float" office:value="0.40142">
                <text:p>0.40142</text:p>
              </table:table-cell>
              <table:table-cell office:value-type="float" office:value="0.41499">
                <text:p>0.414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147">
                <text:p>0.3147</text:p>
              </table:table-cell>
              <table:table-cell office:value-type="float" office:value="0.36334">
                <text:p>0.36334</text:p>
              </table:table-cell>
              <table:table-cell office:value-type="float" office:value="0.37649">
                <text:p>0.376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147">
                <text:p>0.4147</text:p>
              </table:table-cell>
              <table:table-cell office:value-type="float" office:value="0.32655">
                <text:p>0.32655</text:p>
              </table:table-cell>
              <table:table-cell office:value-type="float" office:value="0.33917">
                <text:p>0.339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147">
                <text:p>0.5147</text:p>
              </table:table-cell>
              <table:table-cell office:value-type="float" office:value="0.29138">
                <text:p>0.29138</text:p>
              </table:table-cell>
              <table:table-cell office:value-type="float" office:value="0.30337">
                <text:p>0.303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147">
                <text:p>0.6147</text:p>
              </table:table-cell>
              <table:table-cell office:value-type="float" office:value="0.25808">
                <text:p>0.25808</text:p>
              </table:table-cell>
              <table:table-cell office:value-type="float" office:value="0.26937">
                <text:p>0.269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147">
                <text:p>0.7147</text:p>
              </table:table-cell>
              <table:table-cell office:value-type="float" office:value="0.22686">
                <text:p>0.22686</text:p>
              </table:table-cell>
              <table:table-cell office:value-type="float" office:value="0.23739">
                <text:p>0.237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147">
                <text:p>0.8147</text:p>
              </table:table-cell>
              <table:table-cell office:value-type="float" office:value="0.19788">
                <text:p>0.19788</text:p>
              </table:table-cell>
              <table:table-cell office:value-type="float" office:value="0.20762">
                <text:p>0.207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147">
                <text:p>0.9147</text:p>
              </table:table-cell>
              <table:table-cell office:value-type="float" office:value="0.17125">
                <text:p>0.17125</text:p>
              </table:table-cell>
              <table:table-cell office:value-type="float" office:value="0.18017">
                <text:p>0.180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147">
                <text:p>1.0147</text:p>
              </table:table-cell>
              <table:table-cell office:value-type="float" office:value="0.14703">
                <text:p>0.14703</text:p>
              </table:table-cell>
              <table:table-cell office:value-type="float" office:value="0.15512">
                <text:p>0.155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147">
                <text:p>1.1147</text:p>
              </table:table-cell>
              <table:table-cell office:value-type="float" office:value="0.12521">
                <text:p>0.12521</text:p>
              </table:table-cell>
              <table:table-cell office:value-type="float" office:value="0.13249">
                <text:p>0.132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2147">
                <text:p>1.2147</text:p>
              </table:table-cell>
              <table:table-cell office:value-type="float" office:value="0.10575">
                <text:p>0.10575</text:p>
              </table:table-cell>
              <table:table-cell office:value-type="float" office:value="0.11224">
                <text:p>0.112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147">
                <text:p>1.3147</text:p>
              </table:table-cell>
              <table:table-cell office:value-type="float" office:value="0.088567">
                <text:p>0.088567</text:p>
              </table:table-cell>
              <table:table-cell office:value-type="float" office:value="0.094302">
                <text:p>0.0943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4147">
                <text:p>1.4147</text:p>
              </table:table-cell>
              <table:table-cell office:value-type="float" office:value="0.073552">
                <text:p>0.073552</text:p>
              </table:table-cell>
              <table:table-cell office:value-type="float" office:value="0.078576">
                <text:p>0.0785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147">
                <text:p>1.5147</text:p>
              </table:table-cell>
              <table:table-cell office:value-type="float" office:value="0.060559">
                <text:p>0.060559</text:p>
              </table:table-cell>
              <table:table-cell office:value-type="float" office:value="0.064922">
                <text:p>0.0649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147">
                <text:p>1.6147</text:p>
              </table:table-cell>
              <table:table-cell office:value-type="float" office:value="0.049429">
                <text:p>0.049429</text:p>
              </table:table-cell>
              <table:table-cell office:value-type="float" office:value="0.053186">
                <text:p>0.0531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7147">
                <text:p>1.7147</text:p>
              </table:table-cell>
              <table:table-cell office:value-type="float" office:value="0.039991">
                <text:p>0.039991</text:p>
              </table:table-cell>
              <table:table-cell office:value-type="float" office:value="0.043198">
                <text:p>0.0431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8147">
                <text:p>1.8147</text:p>
              </table:table-cell>
              <table:table-cell office:value-type="float" office:value="0.032068">
                <text:p>0.032068</text:p>
              </table:table-cell>
              <table:table-cell office:value-type="float" office:value="0.034784">
                <text:p>0.0347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9147">
                <text:p>1.9147</text:p>
              </table:table-cell>
              <table:table-cell office:value-type="float" office:value="0.025485">
                <text:p>0.025485</text:p>
              </table:table-cell>
              <table:table-cell office:value-type="float" office:value="0.027764">
                <text:p>0.0277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0147">
                <text:p>2.0147</text:p>
              </table:table-cell>
              <table:table-cell office:value-type="float" office:value="0.02007">
                <text:p>0.02007</text:p>
              </table:table-cell>
              <table:table-cell office:value-type="float" office:value="0.021967">
                <text:p>0.0219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147">
                <text:p>2.1147</text:p>
              </table:table-cell>
              <table:table-cell office:value-type="float" office:value="0.015661">
                <text:p>0.015661</text:p>
              </table:table-cell>
              <table:table-cell office:value-type="float" office:value="0.017227">
                <text:p>0.0172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2147">
                <text:p>2.2147</text:p>
              </table:table-cell>
              <table:table-cell office:value-type="float" office:value="0.012108">
                <text:p>0.012108</text:p>
              </table:table-cell>
              <table:table-cell office:value-type="float" office:value="0.01339">
                <text:p>0.013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3147">
                <text:p>2.3147</text:p>
              </table:table-cell>
              <table:table-cell office:value-type="float" office:value="0.0092741">
                <text:p>0.0092741</text:p>
              </table:table-cell>
              <table:table-cell office:value-type="float" office:value="0.010314">
                <text:p>0.0103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4147">
                <text:p>2.4147</text:p>
              </table:table-cell>
              <table:table-cell office:value-type="float" office:value="0.0070367">
                <text:p>0.0070367</text:p>
              </table:table-cell>
              <table:table-cell office:value-type="float" office:value="0.0078737">
                <text:p>0.00787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5147">
                <text:p>2.5147</text:p>
              </table:table-cell>
              <table:table-cell office:value-type="float" office:value="0.0052886">
                <text:p>0.0052886</text:p>
              </table:table-cell>
              <table:table-cell office:value-type="float" office:value="0.0059564">
                <text:p>0.00595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6147">
                <text:p>2.6147</text:p>
              </table:table-cell>
              <table:table-cell office:value-type="float" office:value="0.0039368">
                <text:p>0.0039368</text:p>
              </table:table-cell>
              <table:table-cell office:value-type="float" office:value="0.004465">
                <text:p>0.0044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7147">
                <text:p>2.7147</text:p>
              </table:table-cell>
              <table:table-cell office:value-type="float" office:value="0.0029023">
                <text:p>0.0029023</text:p>
              </table:table-cell>
              <table:table-cell office:value-type="float" office:value="0.0033166">
                <text:p>0.00331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8147">
                <text:p>2.8147</text:p>
              </table:table-cell>
              <table:table-cell office:value-type="float" office:value="0.0021189">
                <text:p>0.0021189</text:p>
              </table:table-cell>
              <table:table-cell office:value-type="float" office:value="0.002441">
                <text:p>0.0024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9147">
                <text:p>2.9147</text:p>
              </table:table-cell>
              <table:table-cell office:value-type="float" office:value="0.0015319">
                <text:p>0.0015319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0147">
                <text:p>3.0147</text:p>
              </table:table-cell>
              <table:table-cell office:value-type="float" office:value="0.0010965">
                <text:p>0.0010965</text:p>
              </table:table-cell>
              <table:table-cell office:value-type="float" office:value="0.0012861">
                <text:p>0.00128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1147">
                <text:p>3.1147</text:p>
              </table:table-cell>
              <table:table-cell office:value-type="float" office:value="0.00077709">
                <text:p>0.00077709</text:p>
              </table:table-cell>
              <table:table-cell office:value-type="float" office:value="0.0009206">
                <text:p>0.00092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2147">
                <text:p>3.2147</text:p>
              </table:table-cell>
              <table:table-cell office:value-type="float" office:value="0.0005452">
                <text:p>0.0005452</text:p>
              </table:table-cell>
              <table:table-cell office:value-type="float" office:value="0.00065286">
                <text:p>0.000652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3147">
                <text:p>3.3147</text:p>
              </table:table-cell>
              <table:table-cell office:value-type="float" office:value="0.00037865">
                <text:p>0.00037865</text:p>
              </table:table-cell>
              <table:table-cell office:value-type="float" office:value="0.00045868">
                <text:p>0.000458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4147">
                <text:p>3.4147</text:p>
              </table:table-cell>
              <table:table-cell office:value-type="float" office:value="0.0002603">
                <text:p>0.0002603</text:p>
              </table:table-cell>
              <table:table-cell office:value-type="float" office:value="0.00031924">
                <text:p>0.000319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5147">
                <text:p>3.5147</text:p>
              </table:table-cell>
              <table:table-cell office:value-type="float" office:value="0.00017711">
                <text:p>0.00017711</text:p>
              </table:table-cell>
              <table:table-cell office:value-type="float" office:value="0.00022011">
                <text:p>0.000220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6147">
                <text:p>3.6147</text:p>
              </table:table-cell>
              <table:table-cell office:value-type="float" office:value="0.00011926">
                <text:p>0.00011926</text:p>
              </table:table-cell>
              <table:table-cell office:value-type="float" office:value="0.00015034">
                <text:p>0.000150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7147">
                <text:p>3.7147</text:p>
              </table:table-cell>
              <table:table-cell office:value-type="float" office:value="0.00007947">
                <text:p>0.00007947</text:p>
              </table:table-cell>
              <table:table-cell office:value-type="float" office:value="0.00010171">
                <text:p>0.000101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8147">
                <text:p>3.8147</text:p>
              </table:table-cell>
              <table:table-cell office:value-type="float" office:value="0.000052399">
                <text:p>0.000052399</text:p>
              </table:table-cell>
              <table:table-cell office:value-type="float" office:value="0.000068169">
                <text:p>0.0000681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9147">
                <text:p>3.9147</text:p>
              </table:table-cell>
              <table:table-cell office:value-type="float" office:value="0.000034184">
                <text:p>0.000034184</text:p>
              </table:table-cell>
              <table:table-cell office:value-type="float" office:value="0.000045255">
                <text:p>0.0000452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0147">
                <text:p>4.0147</text:p>
              </table:table-cell>
              <table:table-cell office:value-type="float" office:value="0.000022063">
                <text:p>0.000022063</text:p>
              </table:table-cell>
              <table:table-cell office:value-type="float" office:value="0.000029758">
                <text:p>0.0000297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1147">
                <text:p>4.1147</text:p>
              </table:table-cell>
              <table:table-cell office:value-type="float" office:value="0.000014087">
                <text:p>0.000014087</text:p>
              </table:table-cell>
              <table:table-cell office:value-type="float" office:value="0.000019383">
                <text:p>0.0000193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2147">
                <text:p>4.2147</text:p>
              </table:table-cell>
              <table:table-cell office:value-type="float" office:value="0.0000088967">
                <text:p>0.0000088967</text:p>
              </table:table-cell>
              <table:table-cell office:value-type="float" office:value="0.000012504">
                <text:p>0.0000125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3147">
                <text:p>4.3147</text:p>
              </table:table-cell>
              <table:table-cell office:value-type="float" office:value="0.0000055574">
                <text:p>0.0000055574</text:p>
              </table:table-cell>
              <table:table-cell office:value-type="float" office:value="0.0000079903">
                <text:p>0.00000799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4147">
                <text:p>4.4147</text:p>
              </table:table-cell>
              <table:table-cell office:value-type="float" office:value="0.0000034331">
                <text:p>0.0000034331</text:p>
              </table:table-cell>
              <table:table-cell office:value-type="float" office:value="0.0000050571">
                <text:p>0.00000505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5147">
                <text:p>4.5147</text:p>
              </table:table-cell>
              <table:table-cell office:value-type="float" office:value="0.0000020973">
                <text:p>0.0000020973</text:p>
              </table:table-cell>
              <table:table-cell office:value-type="float" office:value="0.00000317">
                <text:p>0.000003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6147">
                <text:p>4.6147</text:p>
              </table:table-cell>
              <table:table-cell office:value-type="float" office:value="0.0000012669">
                <text:p>0.0000012669</text:p>
              </table:table-cell>
              <table:table-cell office:value-type="float" office:value="0.0000019681">
                <text:p>0.00000196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7147">
                <text:p>4.7147</text:p>
              </table:table-cell>
              <table:table-cell office:value-type="float" office:value="0.00000075657">
                <text:p>0.00000075657</text:p>
              </table:table-cell>
              <table:table-cell office:value-type="float" office:value="0.0000012102">
                <text:p>0.00000121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8147">
                <text:p>4.8147</text:p>
              </table:table-cell>
              <table:table-cell office:value-type="float" office:value="0.00000044667">
                <text:p>0.00000044667</text:p>
              </table:table-cell>
              <table:table-cell office:value-type="float" office:value="0.00000073704">
                <text:p>0.000000737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9147">
                <text:p>4.9147</text:p>
              </table:table-cell>
              <table:table-cell office:value-type="float" office:value="0.00000026067">
                <text:p>0.00000026067</text:p>
              </table:table-cell>
              <table:table-cell office:value-type="float" office:value="0.00000044455">
                <text:p>0.000000444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0147">
                <text:p>5.0147</text:p>
              </table:table-cell>
              <table:table-cell office:value-type="float" office:value="0.00000015035">
                <text:p>0.00000015035</text:p>
              </table:table-cell>
              <table:table-cell office:value-type="float" office:value="0.00000026556">
                <text:p>0.000000265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1147">
                <text:p>5.1147</text:p>
              </table:table-cell>
              <table:table-cell office:value-type="float" office:value="0.000000085706">
                <text:p>0.000000085706</text:p>
              </table:table-cell>
              <table:table-cell office:value-type="float" office:value="0.0000001571">
                <text:p>0.00000015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2147">
                <text:p>5.2147</text:p>
              </table:table-cell>
              <table:table-cell office:value-type="float" office:value="0.000000048276">
                <text:p>0.000000048276</text:p>
              </table:table-cell>
              <table:table-cell office:value-type="float" office:value="0.000000092048">
                <text:p>0.0000000920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3147">
                <text:p>5.3147</text:p>
              </table:table-cell>
              <table:table-cell office:value-type="float" office:value="0.000000026867">
                <text:p>0.000000026867</text:p>
              </table:table-cell>
              <table:table-cell office:value-type="float" office:value="0.000000053411">
                <text:p>0.0000000534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4147">
                <text:p>5.4147</text:p>
              </table:table-cell>
              <table:table-cell office:value-type="float" office:value="0.000000014771">
                <text:p>0.000000014771</text:p>
              </table:table-cell>
              <table:table-cell office:value-type="float" office:value="0.000000030693">
                <text:p>0.0000000306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5147">
                <text:p>5.5147</text:p>
              </table:table-cell>
              <table:table-cell office:value-type="float" office:value="0.0000000080221">
                <text:p>0.0000000080221</text:p>
              </table:table-cell>
              <table:table-cell office:value-type="float" office:value="0.000000017467">
                <text:p>0.0000000174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6147">
                <text:p>5.6147</text:p>
              </table:table-cell>
              <table:table-cell office:value-type="float" office:value="0.0000000043029">
                <text:p>0.0000000043029</text:p>
              </table:table-cell>
              <table:table-cell office:value-type="float" office:value="0.0000000098441">
                <text:p>0.00000000984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7147">
                <text:p>5.7147</text:p>
              </table:table-cell>
              <table:table-cell office:value-type="float" office:value="0.0000000022792">
                <text:p>0.0000000022792</text:p>
              </table:table-cell>
              <table:table-cell office:value-type="float" office:value="0.0000000054943">
                <text:p>0.00000000549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8147">
                <text:p>5.8147</text:p>
              </table:table-cell>
              <table:table-cell office:value-type="float" office:value="0.000000001192">
                <text:p>0.000000001192</text:p>
              </table:table-cell>
              <table:table-cell office:value-type="float" office:value="0.0000000030368">
                <text:p>0.00000000303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9147">
                <text:p>5.9147</text:p>
              </table:table-cell>
              <table:table-cell office:value-type="float" office:value="0.0000000006155">
                <text:p>0.0000000006155</text:p>
              </table:table-cell>
              <table:table-cell office:value-type="float" office:value="0.0000000016622">
                <text:p>0.00000000166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0147">
                <text:p>6.0147</text:p>
              </table:table-cell>
              <table:table-cell office:value-type="float" office:value="0.00000000031371">
                <text:p>0.00000000031371</text:p>
              </table:table-cell>
              <table:table-cell office:value-type="float" office:value="0.000000000901">
                <text:p>0.0000000009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1147">
                <text:p>6.1147</text:p>
              </table:table-cell>
              <table:table-cell office:value-type="float" office:value="0.00000000015781">
                <text:p>0.00000000015781</text:p>
              </table:table-cell>
              <table:table-cell office:value-type="float" office:value="0.00000000048364">
                <text:p>0.000000000483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2147">
                <text:p>6.2147</text:p>
              </table:table-cell>
              <table:table-cell office:value-type="float" office:value="0.000000000078333">
                <text:p>0.000000000078333</text:p>
              </table:table-cell>
              <table:table-cell office:value-type="float" office:value="0.00000000025708">
                <text:p>0.000000000257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3147">
                <text:p>6.3147</text:p>
              </table:table-cell>
              <table:table-cell office:value-type="float" office:value="0.000000000038364">
                <text:p>0.000000000038364</text:p>
              </table:table-cell>
              <table:table-cell office:value-type="float" office:value="0.00000000013533">
                <text:p>0.000000000135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4147">
                <text:p>6.4147</text:p>
              </table:table-cell>
              <table:table-cell office:value-type="float" office:value="0.000000000018535">
                <text:p>0.000000000018535</text:p>
              </table:table-cell>
              <table:table-cell office:value-type="float" office:value="0.000000000070542">
                <text:p>0.0000000000705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5147">
                <text:p>6.5147</text:p>
              </table:table-cell>
              <table:table-cell office:value-type="float" office:value="0.000000000008832">
                <text:p>0.000000000008832</text:p>
              </table:table-cell>
              <table:table-cell office:value-type="float" office:value="0.000000000036413">
                <text:p>0.0000000000364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6147">
                <text:p>6.6147</text:p>
              </table:table-cell>
              <table:table-cell office:value-type="float" office:value="0.0000000000041501">
                <text:p>0.0000000000041501</text:p>
              </table:table-cell>
              <table:table-cell office:value-type="float" office:value="0.000000000018613">
                <text:p>0.0000000000186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7147">
                <text:p>6.7147</text:p>
              </table:table-cell>
              <table:table-cell office:value-type="float" office:value="0.0000000000019227">
                <text:p>0.0000000000019227</text:p>
              </table:table-cell>
              <table:table-cell office:value-type="float" office:value="0.0000000000094215">
                <text:p>0.00000000000942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8147">
                <text:p>6.8147</text:p>
              </table:table-cell>
              <table:table-cell office:value-type="float" office:value="0.00000000000087802">
                <text:p>0.00000000000087802</text:p>
              </table:table-cell>
              <table:table-cell office:value-type="float" office:value="0.0000000000047224">
                <text:p>0.00000000000472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9147">
                <text:p>6.9147</text:p>
              </table:table-cell>
              <table:table-cell office:value-type="float" office:value="0.00000000000039517">
                <text:p>0.00000000000039517</text:p>
              </table:table-cell>
              <table:table-cell office:value-type="float" office:value="0.000000000002344">
                <text:p>0.0000000000023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0147">
                <text:p>7.0147</text:p>
              </table:table-cell>
              <table:table-cell office:value-type="float" office:value="0.00000000000017524">
                <text:p>0.00000000000017524</text:p>
              </table:table-cell>
              <table:table-cell office:value-type="float" office:value="0.0000000000011521">
                <text:p>0.00000000000115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1147">
                <text:p>7.1147</text:p>
              </table:table-cell>
              <table:table-cell office:value-type="float" office:value="0.000000000000076555">
                <text:p>0.000000000000076555</text:p>
              </table:table-cell>
              <table:table-cell office:value-type="float" office:value="0.00000000000056071">
                <text:p>0.000000000000560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2147">
                <text:p>7.2147</text:p>
              </table:table-cell>
              <table:table-cell office:value-type="float" office:value="0.000000000000032938">
                <text:p>0.000000000000032938</text:p>
              </table:table-cell>
              <table:table-cell office:value-type="float" office:value="0.00000000000027023">
                <text:p>0.000000000000270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3147">
                <text:p>7.3147</text:p>
              </table:table-cell>
              <table:table-cell office:value-type="float" office:value="0.000000000000013954">
                <text:p>0.000000000000013954</text:p>
              </table:table-cell>
              <table:table-cell office:value-type="float" office:value="0.00000000000012896">
                <text:p>0.000000000000128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4147">
                <text:p>7.4147</text:p>
              </table:table-cell>
              <table:table-cell office:value-type="float" office:value="5.8192E-015">
                <text:p>5.8192E-015</text:p>
              </table:table-cell>
              <table:table-cell office:value-type="float" office:value="0.000000000000060942">
                <text:p>0.0000000000000609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5147">
                <text:p>7.5147</text:p>
              </table:table-cell>
              <table:table-cell office:value-type="float" office:value="2.3883E-015">
                <text:p>2.3883E-015</text:p>
              </table:table-cell>
              <table:table-cell office:value-type="float" office:value="0.000000000000028517">
                <text:p>0.0000000000000285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6147">
                <text:p>7.6147</text:p>
              </table:table-cell>
              <table:table-cell office:value-type="float" office:value="9.644E-016">
                <text:p>9.644E-016</text:p>
              </table:table-cell>
              <table:table-cell office:value-type="float" office:value="0.000000000000013213">
                <text:p>0.0000000000000132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7147">
                <text:p>7.7147</text:p>
              </table:table-cell>
              <table:table-cell office:value-type="float" office:value="3.8304E-016">
                <text:p>3.8304E-016</text:p>
              </table:table-cell>
              <table:table-cell office:value-type="float" office:value="6.0625E-015">
                <text:p>6.0625E-0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8147">
                <text:p>7.8147</text:p>
              </table:table-cell>
              <table:table-cell office:value-type="float" office:value="1.4959E-016">
                <text:p>1.4959E-016</text:p>
              </table:table-cell>
              <table:table-cell office:value-type="float" office:value="2.7543E-015">
                <text:p>2.7543E-0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9147">
                <text:p>7.9147</text:p>
              </table:table-cell>
              <table:table-cell office:value-type="float" office:value="5.7426E-017">
                <text:p>5.7426E-017</text:p>
              </table:table-cell>
              <table:table-cell office:value-type="float" office:value="1.2391E-015">
                <text:p>1.2391E-0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0147">
                <text:p>8.0147</text:p>
              </table:table-cell>
              <table:table-cell office:value-type="float" office:value="2.1659E-017">
                <text:p>2.1659E-017</text:p>
              </table:table-cell>
              <table:table-cell office:value-type="float" office:value="5.5195E-016">
                <text:p>5.5195E-0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1147">
                <text:p>8.1147</text:p>
              </table:table-cell>
              <table:table-cell office:value-type="float" office:value="8.0142E-018">
                <text:p>8.0142E-018</text:p>
              </table:table-cell>
              <table:table-cell office:value-type="float" office:value="2.4346E-016">
                <text:p>2.4346E-0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2147">
                <text:p>8.2147</text:p>
              </table:table-cell>
              <table:table-cell office:value-type="float" office:value="2.8791E-018">
                <text:p>2.8791E-018</text:p>
              </table:table-cell>
              <table:table-cell office:value-type="float" office:value="1.0633E-016">
                <text:p>1.0633E-0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3147">
                <text:p>8.3147</text:p>
              </table:table-cell>
              <table:table-cell office:value-type="float" office:value="9.1781E-019">
                <text:p>9.1781E-019</text:p>
              </table:table-cell>
              <table:table-cell office:value-type="float" office:value="4.5985E-017">
                <text:p>4.5985E-0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147">
                <text:p>8.4147</text:p>
              </table:table-cell>
              <table:table-cell office:value-type="float" office:value="0">
                <text:p>0</text:p>
              </table:table-cell>
              <table:table-cell office:value-type="float" office:value="1.9692E-017">
                <text:p>1.9692E-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